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4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>
            <draw:frame draw:z-index="0" draw:style-name="gr1" draw:text-style-name="P1" svg:width="6.2969in" svg:height="3.5469in" svg:x="0in" svg:y="0.0004in">
              <draw:object draw:notify-on-update-of-ranges="data.A25:data.A530 data.B25:data.B530 data.C25:data.C5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-6.69180639269406" calcext:value-type="float">
            <text:p>-6.69180639269406</text:p>
          </table:table-cell>
          <table:table-cell table:formula="of:=AVERAGE([.C25:.C9999])" office:value-type="float" office:value="-0.50879118347032" calcext:value-type="float">
            <text:p>-0.5087911834703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-2.09094204565574" calcext:value-type="float">
            <text:p>-2.09094204565574</text:p>
          </table:table-cell>
          <table:table-cell table:formula="of:=AVERAGE([.G25:.G9999])" office:value-type="float" office:value="-8.93632930327869" calcext:value-type="float">
            <text:p>-8.9363293032786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1.43021102112179" calcext:value-type="float">
            <text:p>1.43021102112179</text:p>
          </table:table-cell>
          <table:table-cell table:formula="of:=AVERAGE([.K25:.K9999])" office:value-type="float" office:value="7.38621717948718" calcext:value-type="float">
            <text:p>7.38621717948718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-9.31659564356436" calcext:value-type="float">
            <text:p>-9.31659564356436</text:p>
          </table:table-cell>
          <table:table-cell table:formula="of:=AVERAGE([.O25:.O9999])" office:value-type="float" office:value="-7.22800742574257" calcext:value-type="float">
            <text:p>-7.2280074257425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3717" calcext:value-type="float">
            <text:p>-9.33717</text:p>
          </table:table-cell>
          <table:table-cell office:value-type="float" office:value="-1.47976" calcext:value-type="float">
            <text:p>-1.47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43009" calcext:value-type="float">
            <text:p>-1.43009</text:p>
          </table:table-cell>
          <table:table-cell office:value-type="float" office:value="-9.48008" calcext:value-type="float">
            <text:p>-9.48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2742" calcext:value-type="float">
            <text:p>-1.32742</text:p>
          </table:table-cell>
          <table:table-cell office:value-type="float" office:value="10.4138" calcext:value-type="float">
            <text:p>10.4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607" calcext:value-type="float">
            <text:p>-9.41607</text:p>
          </table:table-cell>
          <table:table-cell office:value-type="float" office:value="-7.11147" calcext:value-type="float">
            <text:p>-7.11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46281" calcext:value-type="float">
            <text:p>-4.46281</text:p>
          </table:table-cell>
          <table:table-cell office:value-type="float" office:value="-0.157614" calcext:value-type="float">
            <text:p>-0.1576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964" calcext:value-type="float">
            <text:p>-1.2964</text:p>
          </table:table-cell>
          <table:table-cell office:value-type="float" office:value="-7.20614" calcext:value-type="float">
            <text:p>-7.206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75936" calcext:value-type="float">
            <text:p>0.575936</text:p>
          </table:table-cell>
          <table:table-cell office:value-type="float" office:value="7.13762" calcext:value-type="float">
            <text:p>7.137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0295" calcext:value-type="float">
            <text:p>-9.20295</text:p>
          </table:table-cell>
          <table:table-cell office:value-type="float" office:value="-7.04055" calcext:value-type="float">
            <text:p>-7.04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48281" calcext:value-type="float">
            <text:p>-5.48281</text:p>
          </table:table-cell>
          <table:table-cell office:value-type="float" office:value="-1.33823" calcext:value-type="float">
            <text:p>-1.338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0288" calcext:value-type="float">
            <text:p>-5.80288</text:p>
          </table:table-cell>
          <table:table-cell office:value-type="float" office:value="-8.80913" calcext:value-type="float">
            <text:p>-8.80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98" calcext:value-type="float">
            <text:p>2.3798</text:p>
          </table:table-cell>
          <table:table-cell office:value-type="float" office:value="4.64827" calcext:value-type="float">
            <text:p>4.648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0626" calcext:value-type="float">
            <text:p>-9.30626</text:p>
          </table:table-cell>
          <table:table-cell office:value-type="float" office:value="-7.09314" calcext:value-type="float">
            <text:p>-7.09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2805" calcext:value-type="float">
            <text:p>-9.82805</text:p>
          </table:table-cell>
          <table:table-cell office:value-type="float" office:value="-0.335942" calcext:value-type="float">
            <text:p>-0.335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6001" calcext:value-type="float">
            <text:p>-6.36001</text:p>
          </table:table-cell>
          <table:table-cell office:value-type="float" office:value="-9.64601" calcext:value-type="float">
            <text:p>-9.646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02" calcext:value-type="float">
            <text:p>3.002</text:p>
          </table:table-cell>
          <table:table-cell office:value-type="float" office:value="4.91342" calcext:value-type="float">
            <text:p>4.913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0504" calcext:value-type="float">
            <text:p>-9.40504</text:p>
          </table:table-cell>
          <table:table-cell office:value-type="float" office:value="-7.24042" calcext:value-type="float">
            <text:p>-7.24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98464" calcext:value-type="float">
            <text:p>-3.98464</text:p>
          </table:table-cell>
          <table:table-cell office:value-type="float" office:value="0.756735" calcext:value-type="float">
            <text:p>0.756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46051" calcext:value-type="float">
            <text:p>-5.46051</text:p>
          </table:table-cell>
          <table:table-cell office:value-type="float" office:value="-9.07558" calcext:value-type="float">
            <text:p>-9.075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0472" calcext:value-type="float">
            <text:p>1.10472</text:p>
          </table:table-cell>
          <table:table-cell office:value-type="float" office:value="6.08506" calcext:value-type="float">
            <text:p>6.085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272" calcext:value-type="float">
            <text:p>-9.42272</text:p>
          </table:table-cell>
          <table:table-cell office:value-type="float" office:value="-7.16221" calcext:value-type="float">
            <text:p>-7.16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99783" calcext:value-type="float">
            <text:p>-9.99783</text:p>
          </table:table-cell>
          <table:table-cell office:value-type="float" office:value="0.806095" calcext:value-type="float">
            <text:p>0.8060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3373" calcext:value-type="float">
            <text:p>-1.23373</text:p>
          </table:table-cell>
          <table:table-cell office:value-type="float" office:value="-10.4391" calcext:value-type="float">
            <text:p>-10.43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472" calcext:value-type="float">
            <text:p>1.75472</text:p>
          </table:table-cell>
          <table:table-cell office:value-type="float" office:value="8.24927" calcext:value-type="float">
            <text:p>8.249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3744" calcext:value-type="float">
            <text:p>-9.23744</text:p>
          </table:table-cell>
          <table:table-cell office:value-type="float" office:value="-6.96663" calcext:value-type="float">
            <text:p>-6.96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3309" calcext:value-type="float">
            <text:p>-10.3309</text:p>
          </table:table-cell>
          <table:table-cell office:value-type="float" office:value="0.528824" calcext:value-type="float">
            <text:p>0.528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43216" calcext:value-type="float">
            <text:p>-2.43216</text:p>
          </table:table-cell>
          <table:table-cell office:value-type="float" office:value="-8.65191" calcext:value-type="float">
            <text:p>-8.651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4425" calcext:value-type="float">
            <text:p>1.24425</text:p>
          </table:table-cell>
          <table:table-cell office:value-type="float" office:value="6.87137" calcext:value-type="float">
            <text:p>6.871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2929" calcext:value-type="float">
            <text:p>-9.32929</text:p>
          </table:table-cell>
          <table:table-cell office:value-type="float" office:value="-7.0509" calcext:value-type="float">
            <text:p>-7.0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58873" calcext:value-type="float">
            <text:p>-5.58873</text:p>
          </table:table-cell>
          <table:table-cell office:value-type="float" office:value="-0.579749" calcext:value-type="float">
            <text:p>-0.5797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9931" calcext:value-type="float">
            <text:p>-6.9931</text:p>
          </table:table-cell>
          <table:table-cell office:value-type="float" office:value="-9.99273" calcext:value-type="float">
            <text:p>-9.99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3778" calcext:value-type="float">
            <text:p>2.83778</text:p>
          </table:table-cell>
          <table:table-cell office:value-type="float" office:value="7.09653" calcext:value-type="float">
            <text:p>7.096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8358" calcext:value-type="float">
            <text:p>-9.28358</text:p>
          </table:table-cell>
          <table:table-cell office:value-type="float" office:value="-7.28186" calcext:value-type="float">
            <text:p>-7.28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6338" calcext:value-type="float">
            <text:p>-11.6338</text:p>
          </table:table-cell>
          <table:table-cell office:value-type="float" office:value="-1.23736" calcext:value-type="float">
            <text:p>-1.23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821389" calcext:value-type="float">
            <text:p>-0.0821389</text:p>
          </table:table-cell>
          <table:table-cell office:value-type="float" office:value="-8.27876" calcext:value-type="float">
            <text:p>-8.278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24327" calcext:value-type="float">
            <text:p>-4.24327</text:p>
          </table:table-cell>
          <table:table-cell office:value-type="float" office:value="10.7726" calcext:value-type="float">
            <text:p>10.77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5947" calcext:value-type="float">
            <text:p>-9.35947</text:p>
          </table:table-cell>
          <table:table-cell office:value-type="float" office:value="-7.20923" calcext:value-type="float">
            <text:p>-7.20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5034" calcext:value-type="float">
            <text:p>-5.15034</text:p>
          </table:table-cell>
          <table:table-cell office:value-type="float" office:value="0.691411" calcext:value-type="float">
            <text:p>0.6914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56927" calcext:value-type="float">
            <text:p>-3.56927</text:p>
          </table:table-cell>
          <table:table-cell office:value-type="float" office:value="-9.31871" calcext:value-type="float">
            <text:p>-9.318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11588" calcext:value-type="float">
            <text:p>0.911588</text:p>
          </table:table-cell>
          <table:table-cell office:value-type="float" office:value="7.80952" calcext:value-type="float">
            <text:p>7.809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969" calcext:value-type="float">
            <text:p>-9.2969</text:p>
          </table:table-cell>
          <table:table-cell office:value-type="float" office:value="-7.30094" calcext:value-type="float">
            <text:p>-7.30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96595" calcext:value-type="float">
            <text:p>-5.96595</text:p>
          </table:table-cell>
          <table:table-cell office:value-type="float" office:value="0.74648" calcext:value-type="float">
            <text:p>0.746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55564" calcext:value-type="float">
            <text:p>-5.55564</text:p>
          </table:table-cell>
          <table:table-cell office:value-type="float" office:value="-9.93159" calcext:value-type="float">
            <text:p>-9.93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4689" calcext:value-type="float">
            <text:p>2.64689</text:p>
          </table:table-cell>
          <table:table-cell office:value-type="float" office:value="8.65576" calcext:value-type="float">
            <text:p>8.655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4375" calcext:value-type="float">
            <text:p>-9.44375</text:p>
          </table:table-cell>
          <table:table-cell office:value-type="float" office:value="-7.25158" calcext:value-type="float">
            <text:p>-7.25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9879" calcext:value-type="float">
            <text:p>-6.99879</text:p>
          </table:table-cell>
          <table:table-cell office:value-type="float" office:value="0.674803" calcext:value-type="float">
            <text:p>0.6748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9606" calcext:value-type="float">
            <text:p>-2.79606</text:p>
          </table:table-cell>
          <table:table-cell office:value-type="float" office:value="-8.92043" calcext:value-type="float">
            <text:p>-8.920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6887" calcext:value-type="float">
            <text:p>-1.86887</text:p>
          </table:table-cell>
          <table:table-cell office:value-type="float" office:value="6.6015" calcext:value-type="float">
            <text:p>6.6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473" calcext:value-type="float">
            <text:p>-9.41473</text:p>
          </table:table-cell>
          <table:table-cell office:value-type="float" office:value="-7.21169" calcext:value-type="float">
            <text:p>-7.21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.0809" calcext:value-type="float">
            <text:p>-12.0809</text:p>
          </table:table-cell>
          <table:table-cell office:value-type="float" office:value="-0.192616" calcext:value-type="float">
            <text:p>-0.1926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25071" calcext:value-type="float">
            <text:p>-8.25071</text:p>
          </table:table-cell>
          <table:table-cell office:value-type="float" office:value="-8.11974" calcext:value-type="float">
            <text:p>-8.119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006" calcext:value-type="float">
            <text:p>2.00006</text:p>
          </table:table-cell>
          <table:table-cell office:value-type="float" office:value="6.3015" calcext:value-type="float">
            <text:p>6.3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3709" calcext:value-type="float">
            <text:p>-9.33709</text:p>
          </table:table-cell>
          <table:table-cell office:value-type="float" office:value="-7.37395" calcext:value-type="float">
            <text:p>-7.37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70154" calcext:value-type="float">
            <text:p>-3.70154</text:p>
          </table:table-cell>
          <table:table-cell office:value-type="float" office:value="0.829949" calcext:value-type="float">
            <text:p>0.8299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9415" calcext:value-type="float">
            <text:p>3.09415</text:p>
          </table:table-cell>
          <table:table-cell office:value-type="float" office:value="-8.81443" calcext:value-type="float">
            <text:p>-8.814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40267" calcext:value-type="float">
            <text:p>-0.740267</text:p>
          </table:table-cell>
          <table:table-cell office:value-type="float" office:value="5.26008" calcext:value-type="float">
            <text:p>5.260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6939" calcext:value-type="float">
            <text:p>-9.56939</text:p>
          </table:table-cell>
          <table:table-cell office:value-type="float" office:value="-7.01958" calcext:value-type="float">
            <text:p>-7.01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9983" calcext:value-type="float">
            <text:p>-8.39983</text:p>
          </table:table-cell>
          <table:table-cell office:value-type="float" office:value="0.460985" calcext:value-type="float">
            <text:p>0.460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2526" calcext:value-type="float">
            <text:p>3.52526</text:p>
          </table:table-cell>
          <table:table-cell office:value-type="float" office:value="-6.48025" calcext:value-type="float">
            <text:p>-6.480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5504" calcext:value-type="float">
            <text:p>-1.85504</text:p>
          </table:table-cell>
          <table:table-cell office:value-type="float" office:value="12.293" calcext:value-type="float">
            <text:p>12.2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9304" calcext:value-type="float">
            <text:p>-9.19304</text:p>
          </table:table-cell>
          <table:table-cell office:value-type="float" office:value="-7.29816" calcext:value-type="float">
            <text:p>-7.29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397" calcext:value-type="float">
            <text:p>-8.0397</text:p>
          </table:table-cell>
          <table:table-cell office:value-type="float" office:value="1.11431" calcext:value-type="float">
            <text:p>1.11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73716" calcext:value-type="float">
            <text:p>-8.73716</text:p>
          </table:table-cell>
          <table:table-cell office:value-type="float" office:value="-11.9898" calcext:value-type="float">
            <text:p>-11.9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1936" calcext:value-type="float">
            <text:p>2.31936</text:p>
          </table:table-cell>
          <table:table-cell office:value-type="float" office:value="6.02372" calcext:value-type="float">
            <text:p>6.023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329" calcext:value-type="float">
            <text:p>-9.42329</text:p>
          </table:table-cell>
          <table:table-cell office:value-type="float" office:value="-7.21734" calcext:value-type="float">
            <text:p>-7.21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7442" calcext:value-type="float">
            <text:p>-2.27442</text:p>
          </table:table-cell>
          <table:table-cell office:value-type="float" office:value="0.747368" calcext:value-type="float">
            <text:p>0.7473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83544" calcext:value-type="float">
            <text:p>-2.83544</text:p>
          </table:table-cell>
          <table:table-cell office:value-type="float" office:value="-8.78389" calcext:value-type="float">
            <text:p>-8.78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3778" calcext:value-type="float">
            <text:p>1.93778</text:p>
          </table:table-cell>
          <table:table-cell office:value-type="float" office:value="6.31446" calcext:value-type="float">
            <text:p>6.314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00764" calcext:value-type="float">
            <text:p>-9.00764</text:p>
          </table:table-cell>
          <table:table-cell office:value-type="float" office:value="-7.40439" calcext:value-type="float">
            <text:p>-7.40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4743" calcext:value-type="float">
            <text:p>-11.4743</text:p>
          </table:table-cell>
          <table:table-cell office:value-type="float" office:value="-1.34989" calcext:value-type="float">
            <text:p>-1.349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24995" calcext:value-type="float">
            <text:p>-3.24995</text:p>
          </table:table-cell>
          <table:table-cell office:value-type="float" office:value="-8.51249" calcext:value-type="float">
            <text:p>-8.512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8953" calcext:value-type="float">
            <text:p>4.28953</text:p>
          </table:table-cell>
          <table:table-cell office:value-type="float" office:value="10.7862" calcext:value-type="float">
            <text:p>10.78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5921" calcext:value-type="float">
            <text:p>-9.35921</text:p>
          </table:table-cell>
          <table:table-cell office:value-type="float" office:value="-7.27383" calcext:value-type="float">
            <text:p>-7.27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8902" calcext:value-type="float">
            <text:p>-11.8902</text:p>
          </table:table-cell>
          <table:table-cell office:value-type="float" office:value="-1.25718" calcext:value-type="float">
            <text:p>-1.257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95532" calcext:value-type="float">
            <text:p>-2.95532</text:p>
          </table:table-cell>
          <table:table-cell office:value-type="float" office:value="-11.9145" calcext:value-type="float">
            <text:p>-11.91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0062" calcext:value-type="float">
            <text:p>3.10062</text:p>
          </table:table-cell>
          <table:table-cell office:value-type="float" office:value="4.27853" calcext:value-type="float">
            <text:p>4.278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278" calcext:value-type="float">
            <text:p>-9.26278</text:p>
          </table:table-cell>
          <table:table-cell office:value-type="float" office:value="-7.31876" calcext:value-type="float">
            <text:p>-7.31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72325" calcext:value-type="float">
            <text:p>-3.72325</text:p>
          </table:table-cell>
          <table:table-cell office:value-type="float" office:value="-1.56156" calcext:value-type="float">
            <text:p>-1.56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2899" calcext:value-type="float">
            <text:p>0.702899</text:p>
          </table:table-cell>
          <table:table-cell office:value-type="float" office:value="-7.8333" calcext:value-type="float">
            <text:p>-7.8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66303" calcext:value-type="float">
            <text:p>-0.966303</text:p>
          </table:table-cell>
          <table:table-cell office:value-type="float" office:value="4.8957" calcext:value-type="float">
            <text:p>4.89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524" calcext:value-type="float">
            <text:p>-9.4524</text:p>
          </table:table-cell>
          <table:table-cell office:value-type="float" office:value="-7.2368" calcext:value-type="float">
            <text:p>-7.2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1756" calcext:value-type="float">
            <text:p>-10.1756</text:p>
          </table:table-cell>
          <table:table-cell office:value-type="float" office:value="1.57619" calcext:value-type="float">
            <text:p>1.576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16021" calcext:value-type="float">
            <text:p>-6.16021</text:p>
          </table:table-cell>
          <table:table-cell office:value-type="float" office:value="-8.34441" calcext:value-type="float">
            <text:p>-8.344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988" calcext:value-type="float">
            <text:p>0.89988</text:p>
          </table:table-cell>
          <table:table-cell office:value-type="float" office:value="8.37384" calcext:value-type="float">
            <text:p>8.373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5743" calcext:value-type="float">
            <text:p>-9.25743</text:p>
          </table:table-cell>
          <table:table-cell office:value-type="float" office:value="-7.23958" calcext:value-type="float">
            <text:p>-7.23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03203" calcext:value-type="float">
            <text:p>-6.03203</text:p>
          </table:table-cell>
          <table:table-cell office:value-type="float" office:value="-0.11842" calcext:value-type="float">
            <text:p>-0.118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75241" calcext:value-type="float">
            <text:p>-3.75241</text:p>
          </table:table-cell>
          <table:table-cell office:value-type="float" office:value="-10.3751" calcext:value-type="float">
            <text:p>-10.37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9091" calcext:value-type="float">
            <text:p>1.49091</text:p>
          </table:table-cell>
          <table:table-cell office:value-type="float" office:value="7.18046" calcext:value-type="float">
            <text:p>7.180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085" calcext:value-type="float">
            <text:p>-9.085</text:p>
          </table:table-cell>
          <table:table-cell office:value-type="float" office:value="-7.46379" calcext:value-type="float">
            <text:p>-7.46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5019" calcext:value-type="float">
            <text:p>-2.85019</text:p>
          </table:table-cell>
          <table:table-cell office:value-type="float" office:value="-1.3911" calcext:value-type="float">
            <text:p>-1.3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3879" calcext:value-type="float">
            <text:p>0.133879</text:p>
          </table:table-cell>
          <table:table-cell office:value-type="float" office:value="-7.9177" calcext:value-type="float">
            <text:p>-7.91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8822" calcext:value-type="float">
            <text:p>-2.58822</text:p>
          </table:table-cell>
          <table:table-cell office:value-type="float" office:value="9.71564" calcext:value-type="float">
            <text:p>9.71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7715" calcext:value-type="float">
            <text:p>-9.27715</text:p>
          </table:table-cell>
          <table:table-cell office:value-type="float" office:value="-7.37645" calcext:value-type="float">
            <text:p>-7.37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693" calcext:value-type="float">
            <text:p>-0.55693</text:p>
          </table:table-cell>
          <table:table-cell office:value-type="float" office:value="-0.769474" calcext:value-type="float">
            <text:p>-0.7694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0108" calcext:value-type="float">
            <text:p>0.530108</text:p>
          </table:table-cell>
          <table:table-cell office:value-type="float" office:value="-8.60073" calcext:value-type="float">
            <text:p>-8.600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4764" calcext:value-type="float">
            <text:p>1.94764</text:p>
          </table:table-cell>
          <table:table-cell office:value-type="float" office:value="10.6282" calcext:value-type="float">
            <text:p>10.62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848" calcext:value-type="float">
            <text:p>-9.3848</text:p>
          </table:table-cell>
          <table:table-cell office:value-type="float" office:value="-7.14376" calcext:value-type="float">
            <text:p>-7.14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5374" calcext:value-type="float">
            <text:p>-7.85374</text:p>
          </table:table-cell>
          <table:table-cell office:value-type="float" office:value="-0.677771" calcext:value-type="float">
            <text:p>-0.677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4324" calcext:value-type="float">
            <text:p>-6.24324</text:p>
          </table:table-cell>
          <table:table-cell office:value-type="float" office:value="-7.05516" calcext:value-type="float">
            <text:p>-7.05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75188" calcext:value-type="float">
            <text:p>4.75188</text:p>
          </table:table-cell>
          <table:table-cell office:value-type="float" office:value="9.31078" calcext:value-type="float">
            <text:p>9.310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4869" calcext:value-type="float">
            <text:p>-9.34869</text:p>
          </table:table-cell>
          <table:table-cell office:value-type="float" office:value="-7.01495" calcext:value-type="float">
            <text:p>-7.01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6068" calcext:value-type="float">
            <text:p>-7.56068</text:p>
          </table:table-cell>
          <table:table-cell office:value-type="float" office:value="-1.01453" calcext:value-type="float">
            <text:p>-1.014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2203" calcext:value-type="float">
            <text:p>-3.12203</text:p>
          </table:table-cell>
          <table:table-cell office:value-type="float" office:value="-9.11001" calcext:value-type="float">
            <text:p>-9.11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4626" calcext:value-type="float">
            <text:p>3.04626</text:p>
          </table:table-cell>
          <table:table-cell office:value-type="float" office:value="7.39649" calcext:value-type="float">
            <text:p>7.396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098" calcext:value-type="float">
            <text:p>-9.2098</text:p>
          </table:table-cell>
          <table:table-cell office:value-type="float" office:value="-7.2124" calcext:value-type="float">
            <text:p>-7.2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2701" calcext:value-type="float">
            <text:p>-8.02701</text:p>
          </table:table-cell>
          <table:table-cell office:value-type="float" office:value="-2.72431" calcext:value-type="float">
            <text:p>-2.72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79034" calcext:value-type="float">
            <text:p>-3.79034</text:p>
          </table:table-cell>
          <table:table-cell office:value-type="float" office:value="-9.11781" calcext:value-type="float">
            <text:p>-9.11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8177" calcext:value-type="float">
            <text:p>1.78177</text:p>
          </table:table-cell>
          <table:table-cell office:value-type="float" office:value="6.90053" calcext:value-type="float">
            <text:p>6.900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0758" calcext:value-type="float">
            <text:p>-9.40758</text:p>
          </table:table-cell>
          <table:table-cell office:value-type="float" office:value="-7.067" calcext:value-type="float">
            <text:p>-7.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5269" calcext:value-type="float">
            <text:p>-4.95269</text:p>
          </table:table-cell>
          <table:table-cell office:value-type="float" office:value="-0.905943" calcext:value-type="float">
            <text:p>-0.905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2002" calcext:value-type="float">
            <text:p>-4.12002</text:p>
          </table:table-cell>
          <table:table-cell office:value-type="float" office:value="-6.94987" calcext:value-type="float">
            <text:p>-6.949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745" calcext:value-type="float">
            <text:p>2.2745</text:p>
          </table:table-cell>
          <table:table-cell office:value-type="float" office:value="7.09254" calcext:value-type="float">
            <text:p>7.092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3333" calcext:value-type="float">
            <text:p>-9.33333</text:p>
          </table:table-cell>
          <table:table-cell office:value-type="float" office:value="-7.14209" calcext:value-type="float">
            <text:p>-7.14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.5304" calcext:value-type="float">
            <text:p>-15.5304</text:p>
          </table:table-cell>
          <table:table-cell office:value-type="float" office:value="-0.892675" calcext:value-type="float">
            <text:p>-0.892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87552" calcext:value-type="float">
            <text:p>-1.87552</text:p>
          </table:table-cell>
          <table:table-cell office:value-type="float" office:value="-8.46539" calcext:value-type="float">
            <text:p>-8.465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6739" calcext:value-type="float">
            <text:p>3.06739</text:p>
          </table:table-cell>
          <table:table-cell office:value-type="float" office:value="5.82452" calcext:value-type="float">
            <text:p>5.824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2499" calcext:value-type="float">
            <text:p>-9.22499</text:p>
          </table:table-cell>
          <table:table-cell office:value-type="float" office:value="-7.16836" calcext:value-type="float">
            <text:p>-7.16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09205" calcext:value-type="float">
            <text:p>-4.09205</text:p>
          </table:table-cell>
          <table:table-cell office:value-type="float" office:value="-0.967917" calcext:value-type="float">
            <text:p>-0.9679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2157" calcext:value-type="float">
            <text:p>-1.92157</text:p>
          </table:table-cell>
          <table:table-cell office:value-type="float" office:value="-8.46282" calcext:value-type="float">
            <text:p>-8.462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2831" calcext:value-type="float">
            <text:p>3.12831</text:p>
          </table:table-cell>
          <table:table-cell office:value-type="float" office:value="8.33638" calcext:value-type="float">
            <text:p>8.336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6077" calcext:value-type="float">
            <text:p>-9.36077</text:p>
          </table:table-cell>
          <table:table-cell office:value-type="float" office:value="-7.09047" calcext:value-type="float">
            <text:p>-7.09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7113" calcext:value-type="float">
            <text:p>-5.17113</text:p>
          </table:table-cell>
          <table:table-cell office:value-type="float" office:value="0.326012" calcext:value-type="float">
            <text:p>0.326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3894" calcext:value-type="float">
            <text:p>2.93894</text:p>
          </table:table-cell>
          <table:table-cell office:value-type="float" office:value="-7.6899" calcext:value-type="float">
            <text:p>-7.68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03132" calcext:value-type="float">
            <text:p>0.103132</text:p>
          </table:table-cell>
          <table:table-cell office:value-type="float" office:value="8.04028" calcext:value-type="float">
            <text:p>8.040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5341" calcext:value-type="float">
            <text:p>-9.25341</text:p>
          </table:table-cell>
          <table:table-cell office:value-type="float" office:value="-7.23465" calcext:value-type="float">
            <text:p>-7.23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62024" calcext:value-type="float">
            <text:p>-9.62024</text:p>
          </table:table-cell>
          <table:table-cell office:value-type="float" office:value="0.0751524" calcext:value-type="float">
            <text:p>0.07515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12655" calcext:value-type="float">
            <text:p>-1.12655</text:p>
          </table:table-cell>
          <table:table-cell office:value-type="float" office:value="-8.49915" calcext:value-type="float">
            <text:p>-8.499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03959" calcext:value-type="float">
            <text:p>-0.203959</text:p>
          </table:table-cell>
          <table:table-cell office:value-type="float" office:value="9.28822" calcext:value-type="float">
            <text:p>9.288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3661" calcext:value-type="float">
            <text:p>-9.23661</text:p>
          </table:table-cell>
          <table:table-cell office:value-type="float" office:value="-7.13711" calcext:value-type="float">
            <text:p>-7.13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40419" calcext:value-type="float">
            <text:p>-0.740419</text:p>
          </table:table-cell>
          <table:table-cell office:value-type="float" office:value="-1.86362" calcext:value-type="float">
            <text:p>-1.86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5825" calcext:value-type="float">
            <text:p>5.55825</text:p>
          </table:table-cell>
          <table:table-cell office:value-type="float" office:value="-6.70466" calcext:value-type="float">
            <text:p>-6.704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70956" calcext:value-type="float">
            <text:p>0.470956</text:p>
          </table:table-cell>
          <table:table-cell office:value-type="float" office:value="8.38659" calcext:value-type="float">
            <text:p>8.38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7148" calcext:value-type="float">
            <text:p>-9.27148</text:p>
          </table:table-cell>
          <table:table-cell office:value-type="float" office:value="-7.21863" calcext:value-type="float">
            <text:p>-7.21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7926" calcext:value-type="float">
            <text:p>-8.47926</text:p>
          </table:table-cell>
          <table:table-cell office:value-type="float" office:value="-2.21862" calcext:value-type="float">
            <text:p>-2.218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273" calcext:value-type="float">
            <text:p>-1.7273</text:p>
          </table:table-cell>
          <table:table-cell office:value-type="float" office:value="-9.67314" calcext:value-type="float">
            <text:p>-9.673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6859" calcext:value-type="float">
            <text:p>2.66859</text:p>
          </table:table-cell>
          <table:table-cell office:value-type="float" office:value="8.43337" calcext:value-type="float">
            <text:p>8.433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4048" calcext:value-type="float">
            <text:p>-9.24048</text:p>
          </table:table-cell>
          <table:table-cell office:value-type="float" office:value="-7.41101" calcext:value-type="float">
            <text:p>-7.41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37991" calcext:value-type="float">
            <text:p>-6.37991</text:p>
          </table:table-cell>
          <table:table-cell office:value-type="float" office:value="-1.04761" calcext:value-type="float">
            <text:p>-1.04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9037" calcext:value-type="float">
            <text:p>2.59037</text:p>
          </table:table-cell>
          <table:table-cell office:value-type="float" office:value="-9.75204" calcext:value-type="float">
            <text:p>-9.752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49657" calcext:value-type="float">
            <text:p>0.249657</text:p>
          </table:table-cell>
          <table:table-cell office:value-type="float" office:value="3.72676" calcext:value-type="float">
            <text:p>3.726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661" calcext:value-type="float">
            <text:p>-9.1661</text:p>
          </table:table-cell>
          <table:table-cell office:value-type="float" office:value="-7.38579" calcext:value-type="float">
            <text:p>-7.38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.7962" calcext:value-type="float">
            <text:p>-12.7962</text:p>
          </table:table-cell>
          <table:table-cell office:value-type="float" office:value="-1.01293" calcext:value-type="float">
            <text:p>-1.012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40907" calcext:value-type="float">
            <text:p>-4.40907</text:p>
          </table:table-cell>
          <table:table-cell office:value-type="float" office:value="-9.87979" calcext:value-type="float">
            <text:p>-9.879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3959" calcext:value-type="float">
            <text:p>1.43959</text:p>
          </table:table-cell>
          <table:table-cell office:value-type="float" office:value="8.51095" calcext:value-type="float">
            <text:p>8.51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8658" calcext:value-type="float">
            <text:p>-9.18658</text:p>
          </table:table-cell>
          <table:table-cell office:value-type="float" office:value="-7.44829" calcext:value-type="float">
            <text:p>-7.44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8629" calcext:value-type="float">
            <text:p>-7.48629</text:p>
          </table:table-cell>
          <table:table-cell office:value-type="float" office:value="-0.167766" calcext:value-type="float">
            <text:p>-0.1677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3279" calcext:value-type="float">
            <text:p>4.63279</text:p>
          </table:table-cell>
          <table:table-cell office:value-type="float" office:value="-8.83743" calcext:value-type="float">
            <text:p>-8.837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6942" calcext:value-type="float">
            <text:p>0.366942</text:p>
          </table:table-cell>
          <table:table-cell office:value-type="float" office:value="4.69113" calcext:value-type="float">
            <text:p>4.69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9229" calcext:value-type="float">
            <text:p>-9.29229</text:p>
          </table:table-cell>
          <table:table-cell office:value-type="float" office:value="-7.16649" calcext:value-type="float">
            <text:p>-7.16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5817" calcext:value-type="float">
            <text:p>-5.5817</text:p>
          </table:table-cell>
          <table:table-cell office:value-type="float" office:value="-0.488916" calcext:value-type="float">
            <text:p>-0.4889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28959" calcext:value-type="float">
            <text:p>-4.28959</text:p>
          </table:table-cell>
          <table:table-cell office:value-type="float" office:value="-10.35" calcext:value-type="float">
            <text:p>-10.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7517" calcext:value-type="float">
            <text:p>-1.07517</text:p>
          </table:table-cell>
          <table:table-cell office:value-type="float" office:value="7.14068" calcext:value-type="float">
            <text:p>7.140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1297" calcext:value-type="float">
            <text:p>-9.21297</text:p>
          </table:table-cell>
          <table:table-cell office:value-type="float" office:value="-7.46804" calcext:value-type="float">
            <text:p>-7.46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2077" calcext:value-type="float">
            <text:p>-8.32077</text:p>
          </table:table-cell>
          <table:table-cell office:value-type="float" office:value="-0.19477" calcext:value-type="float">
            <text:p>-0.194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7885" calcext:value-type="float">
            <text:p>1.07885</text:p>
          </table:table-cell>
          <table:table-cell office:value-type="float" office:value="-7.45568" calcext:value-type="float">
            <text:p>-7.455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01617" calcext:value-type="float">
            <text:p>0.701617</text:p>
          </table:table-cell>
          <table:table-cell office:value-type="float" office:value="7.43127" calcext:value-type="float">
            <text:p>7.43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0163" calcext:value-type="float">
            <text:p>-9.30163</text:p>
          </table:table-cell>
          <table:table-cell office:value-type="float" office:value="-7.0518" calcext:value-type="float">
            <text:p>-7.0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66454" calcext:value-type="float">
            <text:p>-3.66454</text:p>
          </table:table-cell>
          <table:table-cell office:value-type="float" office:value="-1.61521" calcext:value-type="float">
            <text:p>-1.615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9283" calcext:value-type="float">
            <text:p>3.39283</text:p>
          </table:table-cell>
          <table:table-cell office:value-type="float" office:value="-9.37048" calcext:value-type="float">
            <text:p>-9.370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067" calcext:value-type="float">
            <text:p>1.35067</text:p>
          </table:table-cell>
          <table:table-cell office:value-type="float" office:value="6.78813" calcext:value-type="float">
            <text:p>6.788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4391" calcext:value-type="float">
            <text:p>-9.14391</text:p>
          </table:table-cell>
          <table:table-cell office:value-type="float" office:value="-7.44675" calcext:value-type="float">
            <text:p>-7.44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8874" calcext:value-type="float">
            <text:p>-10.8874</text:p>
          </table:table-cell>
          <table:table-cell office:value-type="float" office:value="0.64967" calcext:value-type="float">
            <text:p>0.649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1922" calcext:value-type="float">
            <text:p>-1.21922</text:p>
          </table:table-cell>
          <table:table-cell office:value-type="float" office:value="-8.53451" calcext:value-type="float">
            <text:p>-8.534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5946" calcext:value-type="float">
            <text:p>2.55946</text:p>
          </table:table-cell>
          <table:table-cell office:value-type="float" office:value="4.07563" calcext:value-type="float">
            <text:p>4.075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3036" calcext:value-type="float">
            <text:p>-9.33036</text:p>
          </table:table-cell>
          <table:table-cell office:value-type="float" office:value="-7.06164" calcext:value-type="float">
            <text:p>-7.06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7185" calcext:value-type="float">
            <text:p>-5.27185</text:p>
          </table:table-cell>
          <table:table-cell office:value-type="float" office:value="-2.31187" calcext:value-type="float">
            <text:p>-2.311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24486" calcext:value-type="float">
            <text:p>-5.24486</text:p>
          </table:table-cell>
          <table:table-cell office:value-type="float" office:value="-9.41903" calcext:value-type="float">
            <text:p>-9.419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56067" calcext:value-type="float">
            <text:p>0.356067</text:p>
          </table:table-cell>
          <table:table-cell office:value-type="float" office:value="7.92703" calcext:value-type="float">
            <text:p>7.927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319" calcext:value-type="float">
            <text:p>-9.41319</text:p>
          </table:table-cell>
          <table:table-cell office:value-type="float" office:value="-7.13187" calcext:value-type="float">
            <text:p>-7.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1248" calcext:value-type="float">
            <text:p>-7.21248</text:p>
          </table:table-cell>
          <table:table-cell office:value-type="float" office:value="-0.732954" calcext:value-type="float">
            <text:p>-0.7329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8732" calcext:value-type="float">
            <text:p>1.78732</text:p>
          </table:table-cell>
          <table:table-cell office:value-type="float" office:value="-7.54328" calcext:value-type="float">
            <text:p>-7.54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9949" calcext:value-type="float">
            <text:p>1.69949</text:p>
          </table:table-cell>
          <table:table-cell office:value-type="float" office:value="9.02939" calcext:value-type="float">
            <text:p>9.029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13" calcext:value-type="float">
            <text:p>-9.4113</text:p>
          </table:table-cell>
          <table:table-cell office:value-type="float" office:value="-7.32319" calcext:value-type="float">
            <text:p>-7.32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3236" calcext:value-type="float">
            <text:p>-5.13236</text:p>
          </table:table-cell>
          <table:table-cell office:value-type="float" office:value="-0.785634" calcext:value-type="float">
            <text:p>-0.785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8521" calcext:value-type="float">
            <text:p>-6.48521</text:p>
          </table:table-cell>
          <table:table-cell office:value-type="float" office:value="-10.5128" calcext:value-type="float">
            <text:p>-10.5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0225" calcext:value-type="float">
            <text:p>2.90225</text:p>
          </table:table-cell>
          <table:table-cell office:value-type="float" office:value="6.15818" calcext:value-type="float">
            <text:p>6.158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4437" calcext:value-type="float">
            <text:p>-9.24437</text:p>
          </table:table-cell>
          <table:table-cell office:value-type="float" office:value="-7.50367" calcext:value-type="float">
            <text:p>-7.50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8507" calcext:value-type="float">
            <text:p>-6.18507</text:p>
          </table:table-cell>
          <table:table-cell office:value-type="float" office:value="-0.627664" calcext:value-type="float">
            <text:p>-0.6276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4485" calcext:value-type="float">
            <text:p>3.24485</text:p>
          </table:table-cell>
          <table:table-cell office:value-type="float" office:value="-10.3318" calcext:value-type="float">
            <text:p>-10.33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686" calcext:value-type="float">
            <text:p>-1.75686</text:p>
          </table:table-cell>
          <table:table-cell office:value-type="float" office:value="8.19605" calcext:value-type="float">
            <text:p>8.196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0038" calcext:value-type="float">
            <text:p>-9.30038</text:p>
          </table:table-cell>
          <table:table-cell office:value-type="float" office:value="-7.13739" calcext:value-type="float">
            <text:p>-7.13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5874" calcext:value-type="float">
            <text:p>-7.75874</text:p>
          </table:table-cell>
          <table:table-cell office:value-type="float" office:value="0.241957" calcext:value-type="float">
            <text:p>0.2419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95712" calcext:value-type="float">
            <text:p>-0.595712</text:p>
          </table:table-cell>
          <table:table-cell office:value-type="float" office:value="-7.70371" calcext:value-type="float">
            <text:p>-7.703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59677" calcext:value-type="float">
            <text:p>-0.559677</text:p>
          </table:table-cell>
          <table:table-cell office:value-type="float" office:value="3.8594" calcext:value-type="float">
            <text:p>3.85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4564" calcext:value-type="float">
            <text:p>-9.24564</text:p>
          </table:table-cell>
          <table:table-cell office:value-type="float" office:value="-7.28148" calcext:value-type="float">
            <text:p>-7.2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8545" calcext:value-type="float">
            <text:p>-4.68545</text:p>
          </table:table-cell>
          <table:table-cell office:value-type="float" office:value="0.629869" calcext:value-type="float">
            <text:p>0.6298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785867" calcext:value-type="float">
            <text:p>-0.785867</text:p>
          </table:table-cell>
          <table:table-cell office:value-type="float" office:value="-9.40918" calcext:value-type="float">
            <text:p>-9.409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8859" calcext:value-type="float">
            <text:p>2.18859</text:p>
          </table:table-cell>
          <table:table-cell office:value-type="float" office:value="7.54189" calcext:value-type="float">
            <text:p>7.54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8384" calcext:value-type="float">
            <text:p>-9.28384</text:p>
          </table:table-cell>
          <table:table-cell office:value-type="float" office:value="-7.2559" calcext:value-type="float">
            <text:p>-7.2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3527" calcext:value-type="float">
            <text:p>-10.3527</text:p>
          </table:table-cell>
          <table:table-cell office:value-type="float" office:value="-2.11139" calcext:value-type="float">
            <text:p>-2.111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6806" calcext:value-type="float">
            <text:p>1.26806</text:p>
          </table:table-cell>
          <table:table-cell office:value-type="float" office:value="-8.83971" calcext:value-type="float">
            <text:p>-8.839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5039" calcext:value-type="float">
            <text:p>0.45039</text:p>
          </table:table-cell>
          <table:table-cell office:value-type="float" office:value="6.96939" calcext:value-type="float">
            <text:p>6.969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5233" calcext:value-type="float">
            <text:p>-9.15233</text:p>
          </table:table-cell>
          <table:table-cell office:value-type="float" office:value="-7.39681" calcext:value-type="float">
            <text:p>-7.3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56472" calcext:value-type="float">
            <text:p>-4.56472</text:p>
          </table:table-cell>
          <table:table-cell office:value-type="float" office:value="-1.07274" calcext:value-type="float">
            <text:p>-1.07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60098" calcext:value-type="float">
            <text:p>-9.60098</text:p>
          </table:table-cell>
          <table:table-cell office:value-type="float" office:value="-8.26751" calcext:value-type="float">
            <text:p>-8.267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0177" calcext:value-type="float">
            <text:p>3.70177</text:p>
          </table:table-cell>
          <table:table-cell office:value-type="float" office:value="6.37899" calcext:value-type="float">
            <text:p>6.378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577" calcext:value-type="float">
            <text:p>-9.26577</text:p>
          </table:table-cell>
          <table:table-cell office:value-type="float" office:value="-7.04919" calcext:value-type="float">
            <text:p>-7.04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0942" calcext:value-type="float">
            <text:p>-8.50942</text:p>
          </table:table-cell>
          <table:table-cell office:value-type="float" office:value="1.89247" calcext:value-type="float">
            <text:p>1.89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4287" calcext:value-type="float">
            <text:p>-3.4287</text:p>
          </table:table-cell>
          <table:table-cell office:value-type="float" office:value="-8.62987" calcext:value-type="float">
            <text:p>-8.629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0948" calcext:value-type="float">
            <text:p>3.30948</text:p>
          </table:table-cell>
          <table:table-cell office:value-type="float" office:value="6.81785" calcext:value-type="float">
            <text:p>6.817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127" calcext:value-type="float">
            <text:p>-9.5127</text:p>
          </table:table-cell>
          <table:table-cell office:value-type="float" office:value="-7.04294" calcext:value-type="float">
            <text:p>-7.04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79158" calcext:value-type="float">
            <text:p>-6.79158</text:p>
          </table:table-cell>
          <table:table-cell office:value-type="float" office:value="-0.160768" calcext:value-type="float">
            <text:p>-0.160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14556" calcext:value-type="float">
            <text:p>-8.14556</text:p>
          </table:table-cell>
          <table:table-cell office:value-type="float" office:value="-8.01981" calcext:value-type="float">
            <text:p>-8.01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1789" calcext:value-type="float">
            <text:p>1.81789</text:p>
          </table:table-cell>
          <table:table-cell office:value-type="float" office:value="8.318" calcext:value-type="float">
            <text:p>8.3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9208" calcext:value-type="float">
            <text:p>-9.49208</text:p>
          </table:table-cell>
          <table:table-cell office:value-type="float" office:value="-7.23969" calcext:value-type="float">
            <text:p>-7.23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2832" calcext:value-type="float">
            <text:p>-7.22832</text:p>
          </table:table-cell>
          <table:table-cell office:value-type="float" office:value="-0.0721055" calcext:value-type="float">
            <text:p>-0.07210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44776" calcext:value-type="float">
            <text:p>-3.44776</text:p>
          </table:table-cell>
          <table:table-cell office:value-type="float" office:value="-7.78609" calcext:value-type="float">
            <text:p>-7.786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3843" calcext:value-type="float">
            <text:p>3.13843</text:p>
          </table:table-cell>
          <table:table-cell office:value-type="float" office:value="9.95271" calcext:value-type="float">
            <text:p>9.952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8822" calcext:value-type="float">
            <text:p>-9.38822</text:p>
          </table:table-cell>
          <table:table-cell office:value-type="float" office:value="-7.03848" calcext:value-type="float">
            <text:p>-7.03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5083" calcext:value-type="float">
            <text:p>-6.15083</text:p>
          </table:table-cell>
          <table:table-cell office:value-type="float" office:value="-1.18643" calcext:value-type="float">
            <text:p>-1.18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55579" calcext:value-type="float">
            <text:p>-2.55579</text:p>
          </table:table-cell>
          <table:table-cell office:value-type="float" office:value="-5.74485" calcext:value-type="float">
            <text:p>-5.744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185829" calcext:value-type="float">
            <text:p>-0.0185829</text:p>
          </table:table-cell>
          <table:table-cell office:value-type="float" office:value="9.14097" calcext:value-type="float">
            <text:p>9.140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4766" calcext:value-type="float">
            <text:p>-9.24766</text:p>
          </table:table-cell>
          <table:table-cell office:value-type="float" office:value="-7.55512" calcext:value-type="float">
            <text:p>-7.55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1747" calcext:value-type="float">
            <text:p>-8.01747</text:p>
          </table:table-cell>
          <table:table-cell office:value-type="float" office:value="-0.977148" calcext:value-type="float">
            <text:p>-0.9771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07183" calcext:value-type="float">
            <text:p>-9.07183</text:p>
          </table:table-cell>
          <table:table-cell office:value-type="float" office:value="-7.84294" calcext:value-type="float">
            <text:p>-7.84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938" calcext:value-type="float">
            <text:p>1.0938</text:p>
          </table:table-cell>
          <table:table-cell office:value-type="float" office:value="7.1251" calcext:value-type="float">
            <text:p>7.12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0549" calcext:value-type="float">
            <text:p>-9.30549</text:p>
          </table:table-cell>
          <table:table-cell office:value-type="float" office:value="-7.05335" calcext:value-type="float">
            <text:p>-7.05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98416" calcext:value-type="float">
            <text:p>-3.98416</text:p>
          </table:table-cell>
          <table:table-cell office:value-type="float" office:value="-1.05669" calcext:value-type="float">
            <text:p>-1.056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6084" calcext:value-type="float">
            <text:p>-0.146084</text:p>
          </table:table-cell>
          <table:table-cell office:value-type="float" office:value="-7.50744" calcext:value-type="float">
            <text:p>-7.507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3741" calcext:value-type="float">
            <text:p>0.643741</text:p>
          </table:table-cell>
          <table:table-cell office:value-type="float" office:value="7.50655" calcext:value-type="float">
            <text:p>7.50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319" calcext:value-type="float">
            <text:p>-9.26319</text:p>
          </table:table-cell>
          <table:table-cell office:value-type="float" office:value="-7.22475" calcext:value-type="float">
            <text:p>-7.22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6995" calcext:value-type="float">
            <text:p>-8.56995</text:p>
          </table:table-cell>
          <table:table-cell office:value-type="float" office:value="-0.189708" calcext:value-type="float">
            <text:p>-0.1897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0.8543" calcext:value-type="float">
            <text:p>-10.8543</text:p>
          </table:table-cell>
          <table:table-cell office:value-type="float" office:value="-8.79076" calcext:value-type="float">
            <text:p>-8.790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0083" calcext:value-type="float">
            <text:p>1.70083</text:p>
          </table:table-cell>
          <table:table-cell office:value-type="float" office:value="8.29768" calcext:value-type="float">
            <text:p>8.297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2051" calcext:value-type="float">
            <text:p>-9.12051</text:p>
          </table:table-cell>
          <table:table-cell office:value-type="float" office:value="-7.29205" calcext:value-type="float">
            <text:p>-7.29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2198" calcext:value-type="float">
            <text:p>-9.02198</text:p>
          </table:table-cell>
          <table:table-cell office:value-type="float" office:value="0.413663" calcext:value-type="float">
            <text:p>0.4136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755574" calcext:value-type="float">
            <text:p>-0.755574</text:p>
          </table:table-cell>
          <table:table-cell office:value-type="float" office:value="-6.74811" calcext:value-type="float">
            <text:p>-6.748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012" calcext:value-type="float">
            <text:p>1.75012</text:p>
          </table:table-cell>
          <table:table-cell office:value-type="float" office:value="8.75989" calcext:value-type="float">
            <text:p>8.759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608" calcext:value-type="float">
            <text:p>-9.41608</text:p>
          </table:table-cell>
          <table:table-cell office:value-type="float" office:value="-7.28598" calcext:value-type="float">
            <text:p>-7.28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44746" calcext:value-type="float">
            <text:p>-5.44746</text:p>
          </table:table-cell>
          <table:table-cell office:value-type="float" office:value="-1.47304" calcext:value-type="float">
            <text:p>-1.47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0998" calcext:value-type="float">
            <text:p>0.590998</text:p>
          </table:table-cell>
          <table:table-cell office:value-type="float" office:value="-10.2292" calcext:value-type="float">
            <text:p>-10.2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5914" calcext:value-type="float">
            <text:p>2.35914</text:p>
          </table:table-cell>
          <table:table-cell office:value-type="float" office:value="5.3886" calcext:value-type="float">
            <text:p>5.38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883" calcext:value-type="float">
            <text:p>-9.26883</text:p>
          </table:table-cell>
          <table:table-cell office:value-type="float" office:value="-7.27327" calcext:value-type="float">
            <text:p>-7.27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03913" calcext:value-type="float">
            <text:p>-5.03913</text:p>
          </table:table-cell>
          <table:table-cell office:value-type="float" office:value="-0.652624" calcext:value-type="float">
            <text:p>-0.652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4803" calcext:value-type="float">
            <text:p>5.84803</text:p>
          </table:table-cell>
          <table:table-cell office:value-type="float" office:value="-8.00556" calcext:value-type="float">
            <text:p>-8.00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964" calcext:value-type="float">
            <text:p>3.2964</text:p>
          </table:table-cell>
          <table:table-cell office:value-type="float" office:value="9.0214" calcext:value-type="float">
            <text:p>9.02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2099" calcext:value-type="float">
            <text:p>-9.32099</text:p>
          </table:table-cell>
          <table:table-cell office:value-type="float" office:value="-7.51045" calcext:value-type="float">
            <text:p>-7.51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55371" calcext:value-type="float">
            <text:p>-0.855371</text:p>
          </table:table-cell>
          <table:table-cell office:value-type="float" office:value="-0.976072" calcext:value-type="float">
            <text:p>-0.976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95516" calcext:value-type="float">
            <text:p>-2.95516</text:p>
          </table:table-cell>
          <table:table-cell office:value-type="float" office:value="-9.80153" calcext:value-type="float">
            <text:p>-9.801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86926" calcext:value-type="float">
            <text:p>0.486926</text:p>
          </table:table-cell>
          <table:table-cell office:value-type="float" office:value="7.02931" calcext:value-type="float">
            <text:p>7.029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1615" calcext:value-type="float">
            <text:p>-9.31615</text:p>
          </table:table-cell>
          <table:table-cell office:value-type="float" office:value="-7.18519" calcext:value-type="float">
            <text:p>-7.18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75298" calcext:value-type="float">
            <text:p>-5.75298</text:p>
          </table:table-cell>
          <table:table-cell office:value-type="float" office:value="-0.92226" calcext:value-type="float">
            <text:p>-0.92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5937" calcext:value-type="float">
            <text:p>3.65937</text:p>
          </table:table-cell>
          <table:table-cell office:value-type="float" office:value="-8.09823" calcext:value-type="float">
            <text:p>-8.09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81878" calcext:value-type="float">
            <text:p>0.481878</text:p>
          </table:table-cell>
          <table:table-cell office:value-type="float" office:value="7.89805" calcext:value-type="float">
            <text:p>7.898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8688" calcext:value-type="float">
            <text:p>-9.18688</text:p>
          </table:table-cell>
          <table:table-cell office:value-type="float" office:value="-7.34386" calcext:value-type="float">
            <text:p>-7.34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3383" calcext:value-type="float">
            <text:p>-7.13383</text:p>
          </table:table-cell>
          <table:table-cell office:value-type="float" office:value="0.121307" calcext:value-type="float">
            <text:p>0.1213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624" calcext:value-type="float">
            <text:p>-3.1624</text:p>
          </table:table-cell>
          <table:table-cell office:value-type="float" office:value="-8.3435" calcext:value-type="float">
            <text:p>-8.34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8362" calcext:value-type="float">
            <text:p>2.78362</text:p>
          </table:table-cell>
          <table:table-cell office:value-type="float" office:value="9.40806" calcext:value-type="float">
            <text:p>9.408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5005" calcext:value-type="float">
            <text:p>-9.15005</text:p>
          </table:table-cell>
          <table:table-cell office:value-type="float" office:value="-7.14557" calcext:value-type="float">
            <text:p>-7.14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72824" calcext:value-type="float">
            <text:p>-6.72824</text:p>
          </table:table-cell>
          <table:table-cell office:value-type="float" office:value="-0.628739" calcext:value-type="float">
            <text:p>-0.628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68161" calcext:value-type="float">
            <text:p>-2.68161</text:p>
          </table:table-cell>
          <table:table-cell office:value-type="float" office:value="-9.52782" calcext:value-type="float">
            <text:p>-9.527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02592" calcext:value-type="float">
            <text:p>4.02592</text:p>
          </table:table-cell>
          <table:table-cell office:value-type="float" office:value="5.50813" calcext:value-type="float">
            <text:p>5.508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902" calcext:value-type="float">
            <text:p>-9.41902</text:p>
          </table:table-cell>
          <table:table-cell office:value-type="float" office:value="-7.29888" calcext:value-type="float">
            <text:p>-7.29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731" calcext:value-type="float">
            <text:p>-6.5731</text:p>
          </table:table-cell>
          <table:table-cell office:value-type="float" office:value="-0.967647" calcext:value-type="float">
            <text:p>-0.9676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74185" calcext:value-type="float">
            <text:p>-3.74185</text:p>
          </table:table-cell>
          <table:table-cell office:value-type="float" office:value="-7.64074" calcext:value-type="float">
            <text:p>-7.640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6603" calcext:value-type="float">
            <text:p>3.66603</text:p>
          </table:table-cell>
          <table:table-cell office:value-type="float" office:value="8.92326" calcext:value-type="float">
            <text:p>8.92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2852" calcext:value-type="float">
            <text:p>-9.22852</text:p>
          </table:table-cell>
          <table:table-cell office:value-type="float" office:value="-7.10814" calcext:value-type="float">
            <text:p>-7.10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40253" calcext:value-type="float">
            <text:p>-6.40253</text:p>
          </table:table-cell>
          <table:table-cell office:value-type="float" office:value="0.579542" calcext:value-type="float">
            <text:p>0.579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1418" calcext:value-type="float">
            <text:p>-3.11418</text:p>
          </table:table-cell>
          <table:table-cell office:value-type="float" office:value="-9.23263" calcext:value-type="float">
            <text:p>-9.23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6304" calcext:value-type="float">
            <text:p>5.26304</text:p>
          </table:table-cell>
          <table:table-cell office:value-type="float" office:value="5.88198" calcext:value-type="float">
            <text:p>5.881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0441" calcext:value-type="float">
            <text:p>-9.20441</text:p>
          </table:table-cell>
          <table:table-cell office:value-type="float" office:value="-7.12448" calcext:value-type="float">
            <text:p>-7.1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7727" calcext:value-type="float">
            <text:p>-8.77727</text:p>
          </table:table-cell>
          <table:table-cell office:value-type="float" office:value="-0.198901" calcext:value-type="float">
            <text:p>-0.198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7432" calcext:value-type="float">
            <text:p>1.47432</text:p>
          </table:table-cell>
          <table:table-cell office:value-type="float" office:value="-10.2202" calcext:value-type="float">
            <text:p>-10.2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5451" calcext:value-type="float">
            <text:p>5.05451</text:p>
          </table:table-cell>
          <table:table-cell office:value-type="float" office:value="8.53756" calcext:value-type="float">
            <text:p>8.53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6241" calcext:value-type="float">
            <text:p>-9.26241</text:p>
          </table:table-cell>
          <table:table-cell office:value-type="float" office:value="-7.33746" calcext:value-type="float">
            <text:p>-7.33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2766" calcext:value-type="float">
            <text:p>-7.82766</text:p>
          </table:table-cell>
          <table:table-cell office:value-type="float" office:value="-0.0531264" calcext:value-type="float">
            <text:p>-0.05312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54725" calcext:value-type="float">
            <text:p>-0.0254725</text:p>
          </table:table-cell>
          <table:table-cell office:value-type="float" office:value="-9.69347" calcext:value-type="float">
            <text:p>-9.69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0625" calcext:value-type="float">
            <text:p>2.30625</text:p>
          </table:table-cell>
          <table:table-cell office:value-type="float" office:value="6.96081" calcext:value-type="float">
            <text:p>6.960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5355" calcext:value-type="float">
            <text:p>-9.25355</text:p>
          </table:table-cell>
          <table:table-cell office:value-type="float" office:value="-7.34667" calcext:value-type="float">
            <text:p>-7.34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57511" calcext:value-type="float">
            <text:p>-5.57511</text:p>
          </table:table-cell>
          <table:table-cell office:value-type="float" office:value="-1.27065" calcext:value-type="float">
            <text:p>-1.27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66787" calcext:value-type="float">
            <text:p>-1.66787</text:p>
          </table:table-cell>
          <table:table-cell office:value-type="float" office:value="-8.54115" calcext:value-type="float">
            <text:p>-8.541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9933" calcext:value-type="float">
            <text:p>1.09933</text:p>
          </table:table-cell>
          <table:table-cell office:value-type="float" office:value="5.81451" calcext:value-type="float">
            <text:p>5.814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1104" calcext:value-type="float">
            <text:p>-9.11104</text:p>
          </table:table-cell>
          <table:table-cell office:value-type="float" office:value="-7.45983" calcext:value-type="float">
            <text:p>-7.45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5915" calcext:value-type="float">
            <text:p>-10.5915</text:p>
          </table:table-cell>
          <table:table-cell office:value-type="float" office:value="0.531997" calcext:value-type="float">
            <text:p>0.531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3394" calcext:value-type="float">
            <text:p>-6.53394</text:p>
          </table:table-cell>
          <table:table-cell office:value-type="float" office:value="-8.75372" calcext:value-type="float">
            <text:p>-8.75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7287" calcext:value-type="float">
            <text:p>3.67287</text:p>
          </table:table-cell>
          <table:table-cell office:value-type="float" office:value="9.54583" calcext:value-type="float">
            <text:p>9.545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915" calcext:value-type="float">
            <text:p>-9.42915</text:p>
          </table:table-cell>
          <table:table-cell office:value-type="float" office:value="-7.29612" calcext:value-type="float">
            <text:p>-7.29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3421" calcext:value-type="float">
            <text:p>-7.53421</text:p>
          </table:table-cell>
          <table:table-cell office:value-type="float" office:value="1.46597" calcext:value-type="float">
            <text:p>1.465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70699" calcext:value-type="float">
            <text:p>-7.70699</text:p>
          </table:table-cell>
          <table:table-cell office:value-type="float" office:value="-8.77551" calcext:value-type="float">
            <text:p>-8.775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858" calcext:value-type="float">
            <text:p>1.0858</text:p>
          </table:table-cell>
          <table:table-cell office:value-type="float" office:value="4.63113" calcext:value-type="float">
            <text:p>4.63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9209" calcext:value-type="float">
            <text:p>-9.19209</text:p>
          </table:table-cell>
          <table:table-cell office:value-type="float" office:value="-7.36492" calcext:value-type="float">
            <text:p>-7.36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7788" calcext:value-type="float">
            <text:p>-7.57788</text:p>
          </table:table-cell>
          <table:table-cell office:value-type="float" office:value="-0.350398" calcext:value-type="float">
            <text:p>-0.350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80754" calcext:value-type="float">
            <text:p>-9.80754</text:p>
          </table:table-cell>
          <table:table-cell office:value-type="float" office:value="-8.90722" calcext:value-type="float">
            <text:p>-8.907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5995" calcext:value-type="float">
            <text:p>-1.35995</text:p>
          </table:table-cell>
          <table:table-cell office:value-type="float" office:value="7.9412" calcext:value-type="float">
            <text:p>7.94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889" calcext:value-type="float">
            <text:p>-9.3889</text:p>
          </table:table-cell>
          <table:table-cell office:value-type="float" office:value="-6.94056" calcext:value-type="float">
            <text:p>-6.94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64498" calcext:value-type="float">
            <text:p>-3.64498</text:p>
          </table:table-cell>
          <table:table-cell office:value-type="float" office:value="-1.01936" calcext:value-type="float">
            <text:p>-1.019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55157" calcext:value-type="float">
            <text:p>-3.55157</text:p>
          </table:table-cell>
          <table:table-cell office:value-type="float" office:value="-8.21094" calcext:value-type="float">
            <text:p>-8.21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1771" calcext:value-type="float">
            <text:p>2.31771</text:p>
          </table:table-cell>
          <table:table-cell office:value-type="float" office:value="8.06847" calcext:value-type="float">
            <text:p>8.068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6334" calcext:value-type="float">
            <text:p>-9.46334</text:p>
          </table:table-cell>
          <table:table-cell office:value-type="float" office:value="-7.01901" calcext:value-type="float">
            <text:p>-7.01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4316" calcext:value-type="float">
            <text:p>-6.14316</text:p>
          </table:table-cell>
          <table:table-cell office:value-type="float" office:value="-1.22087" calcext:value-type="float">
            <text:p>-1.220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0725" calcext:value-type="float">
            <text:p>2.60725</text:p>
          </table:table-cell>
          <table:table-cell office:value-type="float" office:value="-8.14327" calcext:value-type="float">
            <text:p>-8.143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3505" calcext:value-type="float">
            <text:p>3.33505</text:p>
          </table:table-cell>
          <table:table-cell office:value-type="float" office:value="9.87352" calcext:value-type="float">
            <text:p>9.87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98" calcext:value-type="float">
            <text:p>-9.4198</text:p>
          </table:table-cell>
          <table:table-cell office:value-type="float" office:value="-7.17674" calcext:value-type="float">
            <text:p>-7.17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38" calcext:value-type="float">
            <text:p>-7.138</text:p>
          </table:table-cell>
          <table:table-cell office:value-type="float" office:value="0.3194" calcext:value-type="float">
            <text:p>0.31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970059" calcext:value-type="float">
            <text:p>-0.970059</text:p>
          </table:table-cell>
          <table:table-cell office:value-type="float" office:value="-8.249" calcext:value-type="float">
            <text:p>-8.2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1001" calcext:value-type="float">
            <text:p>1.81001</text:p>
          </table:table-cell>
          <table:table-cell office:value-type="float" office:value="7.24292" calcext:value-type="float">
            <text:p>7.242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9732" calcext:value-type="float">
            <text:p>-9.39732</text:p>
          </table:table-cell>
          <table:table-cell office:value-type="float" office:value="-7.08513" calcext:value-type="float">
            <text:p>-7.08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7948" calcext:value-type="float">
            <text:p>-9.07948</text:p>
          </table:table-cell>
          <table:table-cell office:value-type="float" office:value="-0.526767" calcext:value-type="float">
            <text:p>-0.526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8312" calcext:value-type="float">
            <text:p>1.58312</text:p>
          </table:table-cell>
          <table:table-cell office:value-type="float" office:value="-7.8956" calcext:value-type="float">
            <text:p>-7.8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71309" calcext:value-type="float">
            <text:p>4.71309</text:p>
          </table:table-cell>
          <table:table-cell office:value-type="float" office:value="7.76866" calcext:value-type="float">
            <text:p>7.768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9452" calcext:value-type="float">
            <text:p>-9.59452</text:p>
          </table:table-cell>
          <table:table-cell office:value-type="float" office:value="-7.06261" calcext:value-type="float">
            <text:p>-7.06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45" calcext:value-type="float">
            <text:p>-6.245</text:p>
          </table:table-cell>
          <table:table-cell office:value-type="float" office:value="0.799464" calcext:value-type="float">
            <text:p>0.799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98496" calcext:value-type="float">
            <text:p>-0.398496</text:p>
          </table:table-cell>
          <table:table-cell office:value-type="float" office:value="-9.29579" calcext:value-type="float">
            <text:p>-9.295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7463" calcext:value-type="float">
            <text:p>-2.57463</text:p>
          </table:table-cell>
          <table:table-cell office:value-type="float" office:value="7.03662" calcext:value-type="float">
            <text:p>7.036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8884" calcext:value-type="float">
            <text:p>-9.28884</text:p>
          </table:table-cell>
          <table:table-cell office:value-type="float" office:value="-7.4932" calcext:value-type="float">
            <text:p>-7.4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94396" calcext:value-type="float">
            <text:p>-9.94396</text:p>
          </table:table-cell>
          <table:table-cell office:value-type="float" office:value="-0.305495" calcext:value-type="float">
            <text:p>-0.305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6584" calcext:value-type="float">
            <text:p>3.26584</text:p>
          </table:table-cell>
          <table:table-cell office:value-type="float" office:value="-9.31113" calcext:value-type="float">
            <text:p>-9.311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7583" calcext:value-type="float">
            <text:p>1.67583</text:p>
          </table:table-cell>
          <table:table-cell office:value-type="float" office:value="9.86068" calcext:value-type="float">
            <text:p>9.860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6328" calcext:value-type="float">
            <text:p>-9.36328</text:p>
          </table:table-cell>
          <table:table-cell office:value-type="float" office:value="-7.23699" calcext:value-type="float">
            <text:p>-7.23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2942" calcext:value-type="float">
            <text:p>-8.82942</text:p>
          </table:table-cell>
          <table:table-cell office:value-type="float" office:value="-0.139461" calcext:value-type="float">
            <text:p>-0.139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3188" calcext:value-type="float">
            <text:p>-4.13188</text:p>
          </table:table-cell>
          <table:table-cell office:value-type="float" office:value="-8.48066" calcext:value-type="float">
            <text:p>-8.48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7987" calcext:value-type="float">
            <text:p>-1.67987</text:p>
          </table:table-cell>
          <table:table-cell office:value-type="float" office:value="5.49595" calcext:value-type="float">
            <text:p>5.495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5139" calcext:value-type="float">
            <text:p>-9.55139</text:p>
          </table:table-cell>
          <table:table-cell office:value-type="float" office:value="-7.20554" calcext:value-type="float">
            <text:p>-7.20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9826" calcext:value-type="float">
            <text:p>-6.99826</text:p>
          </table:table-cell>
          <table:table-cell office:value-type="float" office:value="-2.31374" calcext:value-type="float">
            <text:p>-2.313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5431" calcext:value-type="float">
            <text:p>-1.25431</text:p>
          </table:table-cell>
          <table:table-cell office:value-type="float" office:value="-8.90976" calcext:value-type="float">
            <text:p>-8.909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1347" calcext:value-type="float">
            <text:p>-0.281347</text:p>
          </table:table-cell>
          <table:table-cell office:value-type="float" office:value="6.08828" calcext:value-type="float">
            <text:p>6.088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1646" calcext:value-type="float">
            <text:p>-9.31646</text:p>
          </table:table-cell>
          <table:table-cell office:value-type="float" office:value="-7.57584" calcext:value-type="float">
            <text:p>-7.57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56" calcext:value-type="float">
            <text:p>-5.156</text:p>
          </table:table-cell>
          <table:table-cell office:value-type="float" office:value="-0.759205" calcext:value-type="float">
            <text:p>-0.759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91879" calcext:value-type="float">
            <text:p>-3.91879</text:p>
          </table:table-cell>
          <table:table-cell office:value-type="float" office:value="-10.2704" calcext:value-type="float">
            <text:p>-10.27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87614" calcext:value-type="float">
            <text:p>-0.187614</text:p>
          </table:table-cell>
          <table:table-cell office:value-type="float" office:value="6.95946" calcext:value-type="float">
            <text:p>6.959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03595" calcext:value-type="float">
            <text:p>-9.03595</text:p>
          </table:table-cell>
          <table:table-cell office:value-type="float" office:value="-7.47577" calcext:value-type="float">
            <text:p>-7.47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4279" calcext:value-type="float">
            <text:p>-9.34279</text:p>
          </table:table-cell>
          <table:table-cell office:value-type="float" office:value="-0.904955" calcext:value-type="float">
            <text:p>-0.9049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4267" calcext:value-type="float">
            <text:p>1.14267</text:p>
          </table:table-cell>
          <table:table-cell office:value-type="float" office:value="-8.2479" calcext:value-type="float">
            <text:p>-8.2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0849" calcext:value-type="float">
            <text:p>4.90849</text:p>
          </table:table-cell>
          <table:table-cell office:value-type="float" office:value="8.78578" calcext:value-type="float">
            <text:p>8.785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6066" calcext:value-type="float">
            <text:p>-9.6066</text:p>
          </table:table-cell>
          <table:table-cell office:value-type="float" office:value="-6.82848" calcext:value-type="float">
            <text:p>-6.82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4873" calcext:value-type="float">
            <text:p>-4.94873</text:p>
          </table:table-cell>
          <table:table-cell office:value-type="float" office:value="-0.812488" calcext:value-type="float">
            <text:p>-0.812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0966" calcext:value-type="float">
            <text:p>-2.30966</text:p>
          </table:table-cell>
          <table:table-cell office:value-type="float" office:value="-10.1162" calcext:value-type="float">
            <text:p>-10.1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8712" calcext:value-type="float">
            <text:p>1.68712</text:p>
          </table:table-cell>
          <table:table-cell office:value-type="float" office:value="6.24795" calcext:value-type="float">
            <text:p>6.247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5793" calcext:value-type="float">
            <text:p>-9.15793</text:p>
          </table:table-cell>
          <table:table-cell office:value-type="float" office:value="-7.3472" calcext:value-type="float">
            <text:p>-7.3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8891" calcext:value-type="float">
            <text:p>-4.8891</text:p>
          </table:table-cell>
          <table:table-cell office:value-type="float" office:value="-1.13065" calcext:value-type="float">
            <text:p>-1.13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152" calcext:value-type="float">
            <text:p>-1.9152</text:p>
          </table:table-cell>
          <table:table-cell office:value-type="float" office:value="-6.75522" calcext:value-type="float">
            <text:p>-6.755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4288" calcext:value-type="float">
            <text:p>0.424288</text:p>
          </table:table-cell>
          <table:table-cell office:value-type="float" office:value="7.66035" calcext:value-type="float">
            <text:p>7.660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581" calcext:value-type="float">
            <text:p>-9.2581</text:p>
          </table:table-cell>
          <table:table-cell office:value-type="float" office:value="-7.36403" calcext:value-type="float">
            <text:p>-7.36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71343" calcext:value-type="float">
            <text:p>-6.71343</text:p>
          </table:table-cell>
          <table:table-cell office:value-type="float" office:value="0.377816" calcext:value-type="float">
            <text:p>0.3778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643" calcext:value-type="float">
            <text:p>-2.7643</text:p>
          </table:table-cell>
          <table:table-cell office:value-type="float" office:value="-8.70338" calcext:value-type="float">
            <text:p>-8.70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877" calcext:value-type="float">
            <text:p>1.1877</text:p>
          </table:table-cell>
          <table:table-cell office:value-type="float" office:value="5.58091" calcext:value-type="float">
            <text:p>5.580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9397" calcext:value-type="float">
            <text:p>-9.49397</text:p>
          </table:table-cell>
          <table:table-cell office:value-type="float" office:value="-7.0513" calcext:value-type="float">
            <text:p>-7.0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7275" calcext:value-type="float">
            <text:p>-5.37275</text:p>
          </table:table-cell>
          <table:table-cell office:value-type="float" office:value="-1.94023" calcext:value-type="float">
            <text:p>-1.94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43185" calcext:value-type="float">
            <text:p>-2.43185</text:p>
          </table:table-cell>
          <table:table-cell office:value-type="float" office:value="-9.64442" calcext:value-type="float">
            <text:p>-9.644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4905" calcext:value-type="float">
            <text:p>-1.64905</text:p>
          </table:table-cell>
          <table:table-cell office:value-type="float" office:value="4.8612" calcext:value-type="float">
            <text:p>4.86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142" calcext:value-type="float">
            <text:p>-9.42142</text:p>
          </table:table-cell>
          <table:table-cell office:value-type="float" office:value="-7.13648" calcext:value-type="float">
            <text:p>-7.13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8186" calcext:value-type="float">
            <text:p>-7.88186</text:p>
          </table:table-cell>
          <table:table-cell office:value-type="float" office:value="-0.163382" calcext:value-type="float">
            <text:p>-0.1633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191" calcext:value-type="float">
            <text:p>-1.9191</text:p>
          </table:table-cell>
          <table:table-cell office:value-type="float" office:value="-8.05635" calcext:value-type="float">
            <text:p>-8.05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37136" calcext:value-type="float">
            <text:p>4.37136</text:p>
          </table:table-cell>
          <table:table-cell office:value-type="float" office:value="7.05142" calcext:value-type="float">
            <text:p>7.051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9501" calcext:value-type="float">
            <text:p>-9.29501</text:p>
          </table:table-cell>
          <table:table-cell office:value-type="float" office:value="-7.22693" calcext:value-type="float">
            <text:p>-7.22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6656" calcext:value-type="float">
            <text:p>-8.66656</text:p>
          </table:table-cell>
          <table:table-cell office:value-type="float" office:value="-1.5997" calcext:value-type="float">
            <text:p>-1.5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30545" calcext:value-type="float">
            <text:p>-1.30545</text:p>
          </table:table-cell>
          <table:table-cell office:value-type="float" office:value="-7.93263" calcext:value-type="float">
            <text:p>-7.93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5831" calcext:value-type="float">
            <text:p>3.45831</text:p>
          </table:table-cell>
          <table:table-cell office:value-type="float" office:value="6.95396" calcext:value-type="float">
            <text:p>6.953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7668" calcext:value-type="float">
            <text:p>-9.37668</text:p>
          </table:table-cell>
          <table:table-cell office:value-type="float" office:value="-7.02253" calcext:value-type="float">
            <text:p>-7.02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79496" calcext:value-type="float">
            <text:p>-4.79496</text:p>
          </table:table-cell>
          <table:table-cell office:value-type="float" office:value="2.43697" calcext:value-type="float">
            <text:p>2.436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8951" calcext:value-type="float">
            <text:p>-0.28951</text:p>
          </table:table-cell>
          <table:table-cell office:value-type="float" office:value="-9.20133" calcext:value-type="float">
            <text:p>-9.20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336" calcext:value-type="float">
            <text:p>1.1336</text:p>
          </table:table-cell>
          <table:table-cell office:value-type="float" office:value="8.30249" calcext:value-type="float">
            <text:p>8.302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2054" calcext:value-type="float">
            <text:p>-9.32054</text:p>
          </table:table-cell>
          <table:table-cell office:value-type="float" office:value="-7.24314" calcext:value-type="float">
            <text:p>-7.24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76288" calcext:value-type="float">
            <text:p>-9.76288</text:p>
          </table:table-cell>
          <table:table-cell office:value-type="float" office:value="0.765247" calcext:value-type="float">
            <text:p>0.765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9886" calcext:value-type="float">
            <text:p>-1.29886</text:p>
          </table:table-cell>
          <table:table-cell office:value-type="float" office:value="-8.94662" calcext:value-type="float">
            <text:p>-8.946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71182" calcext:value-type="float">
            <text:p>4.71182</text:p>
          </table:table-cell>
          <table:table-cell office:value-type="float" office:value="6.34425" calcext:value-type="float">
            <text:p>6.34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9543" calcext:value-type="float">
            <text:p>-9.39543</text:p>
          </table:table-cell>
          <table:table-cell office:value-type="float" office:value="-7.2932" calcext:value-type="float">
            <text:p>-7.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7581" calcext:value-type="float">
            <text:p>-1.27581</text:p>
          </table:table-cell>
          <table:table-cell office:value-type="float" office:value="-1.19404" calcext:value-type="float">
            <text:p>-1.194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0022" calcext:value-type="float">
            <text:p>-2.30022</text:p>
          </table:table-cell>
          <table:table-cell office:value-type="float" office:value="-9.94236" calcext:value-type="float">
            <text:p>-9.942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6022" calcext:value-type="float">
            <text:p>2.66022</text:p>
          </table:table-cell>
          <table:table-cell office:value-type="float" office:value="5.45243" calcext:value-type="float">
            <text:p>5.452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6249" calcext:value-type="float">
            <text:p>-9.56249</text:p>
          </table:table-cell>
          <table:table-cell office:value-type="float" office:value="-7.00853" calcext:value-type="float">
            <text:p>-7.00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27608" calcext:value-type="float">
            <text:p>-3.27608</text:p>
          </table:table-cell>
          <table:table-cell office:value-type="float" office:value="-1.44866" calcext:value-type="float">
            <text:p>-1.448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411" calcext:value-type="float">
            <text:p>4.7411</text:p>
          </table:table-cell>
          <table:table-cell office:value-type="float" office:value="-8.0649" calcext:value-type="float">
            <text:p>-8.0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8294" calcext:value-type="float">
            <text:p>-1.18294</text:p>
          </table:table-cell>
          <table:table-cell office:value-type="float" office:value="9.08208" calcext:value-type="float">
            <text:p>9.0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3481" calcext:value-type="float">
            <text:p>-9.43481</text:p>
          </table:table-cell>
          <table:table-cell office:value-type="float" office:value="-7.06642" calcext:value-type="float">
            <text:p>-7.06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4832" calcext:value-type="float">
            <text:p>-8.04832</text:p>
          </table:table-cell>
          <table:table-cell office:value-type="float" office:value="0.205099" calcext:value-type="float">
            <text:p>0.2050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9316" calcext:value-type="float">
            <text:p>1.69316</text:p>
          </table:table-cell>
          <table:table-cell office:value-type="float" office:value="-8.62909" calcext:value-type="float">
            <text:p>-8.62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275" calcext:value-type="float">
            <text:p>-1.75275</text:p>
          </table:table-cell>
          <table:table-cell office:value-type="float" office:value="7.1846" calcext:value-type="float">
            <text:p>7.18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86" calcext:value-type="float">
            <text:p>-9.286</text:p>
          </table:table-cell>
          <table:table-cell office:value-type="float" office:value="-7.56287" calcext:value-type="float">
            <text:p>-7.5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2069" calcext:value-type="float">
            <text:p>-6.92069</text:p>
          </table:table-cell>
          <table:table-cell office:value-type="float" office:value="-0.187921" calcext:value-type="float">
            <text:p>-0.187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0965" calcext:value-type="float">
            <text:p>-6.00965</text:p>
          </table:table-cell>
          <table:table-cell office:value-type="float" office:value="-9.19473" calcext:value-type="float">
            <text:p>-9.194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3548" calcext:value-type="float">
            <text:p>2.13548</text:p>
          </table:table-cell>
          <table:table-cell office:value-type="float" office:value="8.44349" calcext:value-type="float">
            <text:p>8.443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442" calcext:value-type="float">
            <text:p>-9.42442</text:p>
          </table:table-cell>
          <table:table-cell office:value-type="float" office:value="-7.20312" calcext:value-type="float">
            <text:p>-7.20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5098" calcext:value-type="float">
            <text:p>-6.25098</text:p>
          </table:table-cell>
          <table:table-cell office:value-type="float" office:value="-1.54952" calcext:value-type="float">
            <text:p>-1.549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8302" calcext:value-type="float">
            <text:p>-2.28302</text:p>
          </table:table-cell>
          <table:table-cell office:value-type="float" office:value="-10.7343" calcext:value-type="float">
            <text:p>-10.7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9514" calcext:value-type="float">
            <text:p>1.39514</text:p>
          </table:table-cell>
          <table:table-cell office:value-type="float" office:value="6.93034" calcext:value-type="float">
            <text:p>6.930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2318" calcext:value-type="float">
            <text:p>-9.42318</text:p>
          </table:table-cell>
          <table:table-cell office:value-type="float" office:value="-7.07451" calcext:value-type="float">
            <text:p>-7.07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6558" calcext:value-type="float">
            <text:p>-8.36558</text:p>
          </table:table-cell>
          <table:table-cell office:value-type="float" office:value="-0.221692" calcext:value-type="float">
            <text:p>-0.2216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7175" calcext:value-type="float">
            <text:p>-0.137175</text:p>
          </table:table-cell>
          <table:table-cell office:value-type="float" office:value="-7.45165" calcext:value-type="float">
            <text:p>-7.45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6389" calcext:value-type="float">
            <text:p>0.996389</text:p>
          </table:table-cell>
          <table:table-cell office:value-type="float" office:value="8.13014" calcext:value-type="float">
            <text:p>8.13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0615" calcext:value-type="float">
            <text:p>-9.20615</text:p>
          </table:table-cell>
          <table:table-cell office:value-type="float" office:value="-7.07531" calcext:value-type="float">
            <text:p>-7.07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06616" calcext:value-type="float">
            <text:p>-4.06616</text:p>
          </table:table-cell>
          <table:table-cell office:value-type="float" office:value="-1.22581" calcext:value-type="float">
            <text:p>-1.225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2547" calcext:value-type="float">
            <text:p>-5.2547</text:p>
          </table:table-cell>
          <table:table-cell office:value-type="float" office:value="-8.02938" calcext:value-type="float">
            <text:p>-8.029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41414" calcext:value-type="float">
            <text:p>-0.141414</text:p>
          </table:table-cell>
          <table:table-cell office:value-type="float" office:value="8.16495" calcext:value-type="float">
            <text:p>8.16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4046" calcext:value-type="float">
            <text:p>-9.44046</text:p>
          </table:table-cell>
          <table:table-cell office:value-type="float" office:value="-7.17782" calcext:value-type="float">
            <text:p>-7.17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74829" calcext:value-type="float">
            <text:p>-6.74829</text:p>
          </table:table-cell>
          <table:table-cell office:value-type="float" office:value="-0.775818" calcext:value-type="float">
            <text:p>-0.7758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91868" calcext:value-type="float">
            <text:p>-8.91868</text:p>
          </table:table-cell>
          <table:table-cell office:value-type="float" office:value="-8.27649" calcext:value-type="float">
            <text:p>-8.27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0134" calcext:value-type="float">
            <text:p>2.70134</text:p>
          </table:table-cell>
          <table:table-cell office:value-type="float" office:value="5.29679" calcext:value-type="float">
            <text:p>5.296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41189" calcext:value-type="float">
            <text:p>-9.41189</text:p>
          </table:table-cell>
          <table:table-cell office:value-type="float" office:value="-7.14223" calcext:value-type="float">
            <text:p>-7.14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3146" calcext:value-type="float">
            <text:p>-8.73146</text:p>
          </table:table-cell>
          <table:table-cell office:value-type="float" office:value="0.467313" calcext:value-type="float">
            <text:p>0.4673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7417" calcext:value-type="float">
            <text:p>3.67417</text:p>
          </table:table-cell>
          <table:table-cell office:value-type="float" office:value="-7.63222" calcext:value-type="float">
            <text:p>-7.63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1324" calcext:value-type="float">
            <text:p>3.81324</text:p>
          </table:table-cell>
          <table:table-cell office:value-type="float" office:value="9.5824" calcext:value-type="float">
            <text:p>9.5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162" calcext:value-type="float">
            <text:p>-9.2162</text:p>
          </table:table-cell>
          <table:table-cell office:value-type="float" office:value="-7.32599" calcext:value-type="float">
            <text:p>-7.32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1027" calcext:value-type="float">
            <text:p>-4.61027</text:p>
          </table:table-cell>
          <table:table-cell office:value-type="float" office:value="-1.24291" calcext:value-type="float">
            <text:p>-1.242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68827" calcext:value-type="float">
            <text:p>-4.68827</text:p>
          </table:table-cell>
          <table:table-cell office:value-type="float" office:value="-12.5131" calcext:value-type="float">
            <text:p>-12.5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5711" calcext:value-type="float">
            <text:p>1.65711</text:p>
          </table:table-cell>
          <table:table-cell office:value-type="float" office:value="4.2952" calcext:value-type="float">
            <text:p>4.29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2509" calcext:value-type="float">
            <text:p>-9.22509</text:p>
          </table:table-cell>
          <table:table-cell office:value-type="float" office:value="-7.47183" calcext:value-type="float">
            <text:p>-7.47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69489" calcext:value-type="float">
            <text:p>-6.69489</text:p>
          </table:table-cell>
          <table:table-cell office:value-type="float" office:value="-1.1099" calcext:value-type="float">
            <text:p>-1.10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30881" calcext:value-type="float">
            <text:p>-1.30881</text:p>
          </table:table-cell>
          <table:table-cell office:value-type="float" office:value="-9.27688" calcext:value-type="float">
            <text:p>-9.27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2804" calcext:value-type="float">
            <text:p>2.52804</text:p>
          </table:table-cell>
          <table:table-cell office:value-type="float" office:value="6.59925" calcext:value-type="float">
            <text:p>6.59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37243" calcext:value-type="float">
            <text:p>-9.37243</text:p>
          </table:table-cell>
          <table:table-cell office:value-type="float" office:value="-7.36297" calcext:value-type="float">
            <text:p>-7.36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5526" calcext:value-type="float">
            <text:p>-9.35526</text:p>
          </table:table-cell>
          <table:table-cell office:value-type="float" office:value="0.772229" calcext:value-type="float">
            <text:p>0.7722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66066" calcext:value-type="float">
            <text:p>-3.66066</text:p>
          </table:table-cell>
          <table:table-cell office:value-type="float" office:value="-11.8836" calcext:value-type="float">
            <text:p>-11.88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2472" calcext:value-type="float">
            <text:p>-2.72472</text:p>
          </table:table-cell>
          <table:table-cell office:value-type="float" office:value="8.8267" calcext:value-type="float">
            <text:p>8.82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17332" calcext:value-type="float">
            <text:p>-9.17332</text:p>
          </table:table-cell>
          <table:table-cell office:value-type="float" office:value="-7.15329" calcext:value-type="float">
            <text:p>-7.15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59904" calcext:value-type="float">
            <text:p>-3.59904</text:p>
          </table:table-cell>
          <table:table-cell office:value-type="float" office:value="-1.14501" calcext:value-type="float">
            <text:p>-1.14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55438" calcext:value-type="float">
            <text:p>-3.55438</text:p>
          </table:table-cell>
          <table:table-cell office:value-type="float" office:value="-8.92899" calcext:value-type="float">
            <text:p>-8.928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3367" calcext:value-type="float">
            <text:p>3.33367</text:p>
          </table:table-cell>
          <table:table-cell office:value-type="float" office:value="9.33061" calcext:value-type="float">
            <text:p>9.33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7678" calcext:value-type="float">
            <text:p>-2.87678</text:p>
          </table:table-cell>
          <table:table-cell office:value-type="float" office:value="0.385213" calcext:value-type="float">
            <text:p>0.3852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0014" calcext:value-type="float">
            <text:p>2.50014</text:p>
          </table:table-cell>
          <table:table-cell office:value-type="float" office:value="-9.42897" calcext:value-type="float">
            <text:p>-9.428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3088" calcext:value-type="float">
            <text:p>2.73088</text:p>
          </table:table-cell>
          <table:table-cell office:value-type="float" office:value="3.1439" calcext:value-type="float">
            <text:p>3.14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32882" calcext:value-type="float">
            <text:p>-7.32882</text:p>
          </table:table-cell>
          <table:table-cell office:value-type="float" office:value="0.298173" calcext:value-type="float">
            <text:p>0.2981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4993" calcext:value-type="float">
            <text:p>-6.64993</text:p>
          </table:table-cell>
          <table:table-cell office:value-type="float" office:value="-8.01807" calcext:value-type="float">
            <text:p>-8.018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0846892" calcext:value-type="float">
            <text:p>-0.00846892</text:p>
          </table:table-cell>
          <table:table-cell office:value-type="float" office:value="5.39138" calcext:value-type="float">
            <text:p>5.3913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7577" calcext:value-type="float">
            <text:p>-7.87577</text:p>
          </table:table-cell>
          <table:table-cell office:value-type="float" office:value="-0.832216" calcext:value-type="float">
            <text:p>-0.8322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5122" calcext:value-type="float">
            <text:p>2.15122</text:p>
          </table:table-cell>
          <table:table-cell office:value-type="float" office:value="-9.65451" calcext:value-type="float">
            <text:p>-9.654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37151" calcext:value-type="float">
            <text:p>-0.437151</text:p>
          </table:table-cell>
          <table:table-cell office:value-type="float" office:value="7.42205" calcext:value-type="float">
            <text:p>7.422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7201" calcext:value-type="float">
            <text:p>-9.37201</text:p>
          </table:table-cell>
          <table:table-cell office:value-type="float" office:value="-0.202127" calcext:value-type="float">
            <text:p>-0.202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00979" calcext:value-type="float">
            <text:p>-0.500979</text:p>
          </table:table-cell>
          <table:table-cell office:value-type="float" office:value="-9.39722" calcext:value-type="float">
            <text:p>-9.397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783" calcext:value-type="float">
            <text:p>0.957783</text:p>
          </table:table-cell>
          <table:table-cell office:value-type="float" office:value="6.91657" calcext:value-type="float">
            <text:p>6.916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50205" calcext:value-type="float">
            <text:p>-9.50205</text:p>
          </table:table-cell>
          <table:table-cell office:value-type="float" office:value="-1.86227" calcext:value-type="float">
            <text:p>-1.862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98674" calcext:value-type="float">
            <text:p>-4.98674</text:p>
          </table:table-cell>
          <table:table-cell office:value-type="float" office:value="-7.436" calcext:value-type="float">
            <text:p>-7.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9385" calcext:value-type="float">
            <text:p>1.79385</text:p>
          </table:table-cell>
          <table:table-cell office:value-type="float" office:value="6.75257" calcext:value-type="float">
            <text:p>6.752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545" calcext:value-type="float">
            <text:p>-5.545</text:p>
          </table:table-cell>
          <table:table-cell office:value-type="float" office:value="-0.263095" calcext:value-type="float">
            <text:p>-0.2630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326" calcext:value-type="float">
            <text:p>1.29326</text:p>
          </table:table-cell>
          <table:table-cell office:value-type="float" office:value="-7.03773" calcext:value-type="float">
            <text:p>-7.03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0832" calcext:value-type="float">
            <text:p>3.10832</text:p>
          </table:table-cell>
          <table:table-cell office:value-type="float" office:value="7.14207" calcext:value-type="float">
            <text:p>7.142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62747" calcext:value-type="float">
            <text:p>-6.62747</text:p>
          </table:table-cell>
          <table:table-cell office:value-type="float" office:value="-3.06944" calcext:value-type="float">
            <text:p>-3.06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58228" calcext:value-type="float">
            <text:p>-3.58228</text:p>
          </table:table-cell>
          <table:table-cell office:value-type="float" office:value="-10.4185" calcext:value-type="float">
            <text:p>-10.41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93081" calcext:value-type="float">
            <text:p>5.93081</text:p>
          </table:table-cell>
          <table:table-cell office:value-type="float" office:value="6.51186" calcext:value-type="float">
            <text:p>6.5118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36462" calcext:value-type="float">
            <text:p>-7.36462</text:p>
          </table:table-cell>
          <table:table-cell office:value-type="float" office:value="0.994425" calcext:value-type="float">
            <text:p>0.994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2812" calcext:value-type="float">
            <text:p>2.42812</text:p>
          </table:table-cell>
          <table:table-cell office:value-type="float" office:value="-11.5386" calcext:value-type="float">
            <text:p>-11.53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78379" calcext:value-type="float">
            <text:p>0.278379</text:p>
          </table:table-cell>
          <table:table-cell office:value-type="float" office:value="7.58154" calcext:value-type="float">
            <text:p>7.581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2852" calcext:value-type="float">
            <text:p>-2.12852</text:p>
          </table:table-cell>
          <table:table-cell office:value-type="float" office:value="0.614636" calcext:value-type="float">
            <text:p>0.6146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91056" calcext:value-type="float">
            <text:p>-2.91056</text:p>
          </table:table-cell>
          <table:table-cell office:value-type="float" office:value="-9.71288" calcext:value-type="float">
            <text:p>-9.712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1364" calcext:value-type="float">
            <text:p>0.991364</text:p>
          </table:table-cell>
          <table:table-cell office:value-type="float" office:value="7.10569" calcext:value-type="float">
            <text:p>7.105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79465" calcext:value-type="float">
            <text:p>-5.79465</text:p>
          </table:table-cell>
          <table:table-cell office:value-type="float" office:value="-1.89097" calcext:value-type="float">
            <text:p>-1.890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1261" calcext:value-type="float">
            <text:p>2.01261</text:p>
          </table:table-cell>
          <table:table-cell office:value-type="float" office:value="-10.1846" calcext:value-type="float">
            <text:p>-10.18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7308" calcext:value-type="float">
            <text:p>2.17308</text:p>
          </table:table-cell>
          <table:table-cell office:value-type="float" office:value="8.71169" calcext:value-type="float">
            <text:p>8.711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01737" calcext:value-type="float">
            <text:p>-5.01737</text:p>
          </table:table-cell>
          <table:table-cell office:value-type="float" office:value="-1.43128" calcext:value-type="float">
            <text:p>-1.43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907" calcext:value-type="float">
            <text:p>0.19907</text:p>
          </table:table-cell>
          <table:table-cell office:value-type="float" office:value="-8.1394" calcext:value-type="float">
            <text:p>-8.13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45" calcext:value-type="float">
            <text:p>1.045</text:p>
          </table:table-cell>
          <table:table-cell office:value-type="float" office:value="12.6746" calcext:value-type="float">
            <text:p>12.67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75625" calcext:value-type="float">
            <text:p>-4.75625</text:p>
          </table:table-cell>
          <table:table-cell office:value-type="float" office:value="0.284002" calcext:value-type="float">
            <text:p>0.284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07496" calcext:value-type="float">
            <text:p>-3.07496</text:p>
          </table:table-cell>
          <table:table-cell office:value-type="float" office:value="-9.67909" calcext:value-type="float">
            <text:p>-9.67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4108" calcext:value-type="float">
            <text:p>-0.74108</text:p>
          </table:table-cell>
          <table:table-cell office:value-type="float" office:value="3.6157" calcext:value-type="float">
            <text:p>3.61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8322" calcext:value-type="float">
            <text:p>-3.8322</text:p>
          </table:table-cell>
          <table:table-cell office:value-type="float" office:value="-1.17865" calcext:value-type="float">
            <text:p>-1.178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1.0708" calcext:value-type="float">
            <text:p>-11.0708</text:p>
          </table:table-cell>
          <table:table-cell office:value-type="float" office:value="-8.40431" calcext:value-type="float">
            <text:p>-8.404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84201" calcext:value-type="float">
            <text:p>-0.784201</text:p>
          </table:table-cell>
          <table:table-cell office:value-type="float" office:value="5.06834" calcext:value-type="float">
            <text:p>5.068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7572" calcext:value-type="float">
            <text:p>-5.37572</text:p>
          </table:table-cell>
          <table:table-cell office:value-type="float" office:value="-1.49445" calcext:value-type="float">
            <text:p>-1.494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2632" calcext:value-type="float">
            <text:p>2.32632</text:p>
          </table:table-cell>
          <table:table-cell office:value-type="float" office:value="-7.59968" calcext:value-type="float">
            <text:p>-7.59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8077" calcext:value-type="float">
            <text:p>2.28077</text:p>
          </table:table-cell>
          <table:table-cell office:value-type="float" office:value="5.78734" calcext:value-type="float">
            <text:p>5.787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71608" calcext:value-type="float">
            <text:p>-4.71608</text:p>
          </table:table-cell>
          <table:table-cell office:value-type="float" office:value="-0.894082" calcext:value-type="float">
            <text:p>-0.8940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67021" calcext:value-type="float">
            <text:p>-1.67021</text:p>
          </table:table-cell>
          <table:table-cell office:value-type="float" office:value="-8.30289" calcext:value-type="float">
            <text:p>-8.302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12" calcext:value-type="float">
            <text:p>1.5912</text:p>
          </table:table-cell>
          <table:table-cell office:value-type="float" office:value="8.72915" calcext:value-type="float">
            <text:p>8.72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91446" calcext:value-type="float">
            <text:p>-3.91446</text:p>
          </table:table-cell>
          <table:table-cell office:value-type="float" office:value="-1.44999" calcext:value-type="float">
            <text:p>-1.44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1361" calcext:value-type="float">
            <text:p>-5.81361</text:p>
          </table:table-cell>
          <table:table-cell office:value-type="float" office:value="-10.8799" calcext:value-type="float">
            <text:p>-10.87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9619" calcext:value-type="float">
            <text:p>2.49619</text:p>
          </table:table-cell>
          <table:table-cell office:value-type="float" office:value="6.75319" calcext:value-type="float">
            <text:p>6.753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92187" calcext:value-type="float">
            <text:p>-9.92187</text:p>
          </table:table-cell>
          <table:table-cell office:value-type="float" office:value="-1.73957" calcext:value-type="float">
            <text:p>-1.739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18497" calcext:value-type="float">
            <text:p>-5.18497</text:p>
          </table:table-cell>
          <table:table-cell office:value-type="float" office:value="-10.1689" calcext:value-type="float">
            <text:p>-10.1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87778" calcext:value-type="float">
            <text:p>0.787778</text:p>
          </table:table-cell>
          <table:table-cell office:value-type="float" office:value="6.82261" calcext:value-type="float">
            <text:p>6.822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35964" calcext:value-type="float">
            <text:p>-7.35964</text:p>
          </table:table-cell>
          <table:table-cell office:value-type="float" office:value="-1.55933" calcext:value-type="float">
            <text:p>-1.55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85162" calcext:value-type="float">
            <text:p>-2.85162</text:p>
          </table:table-cell>
          <table:table-cell office:value-type="float" office:value="-7.06185" calcext:value-type="float">
            <text:p>-7.061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9663" calcext:value-type="float">
            <text:p>3.39663</text:p>
          </table:table-cell>
          <table:table-cell office:value-type="float" office:value="7.67267" calcext:value-type="float">
            <text:p>7.672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6824" calcext:value-type="float">
            <text:p>-6.56824</text:p>
          </table:table-cell>
          <table:table-cell office:value-type="float" office:value="-2.00627" calcext:value-type="float">
            <text:p>-2.006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4182" calcext:value-type="float">
            <text:p>0.654182</text:p>
          </table:table-cell>
          <table:table-cell office:value-type="float" office:value="-7.5957" calcext:value-type="float">
            <text:p>-7.59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154" calcext:value-type="float">
            <text:p>1.52154</text:p>
          </table:table-cell>
          <table:table-cell office:value-type="float" office:value="7.20374" calcext:value-type="float">
            <text:p>7.203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387" calcext:value-type="float">
            <text:p>-7.5387</text:p>
          </table:table-cell>
          <table:table-cell office:value-type="float" office:value="-0.0170596" calcext:value-type="float">
            <text:p>-0.0170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42012" calcext:value-type="float">
            <text:p>-7.42012</text:p>
          </table:table-cell>
          <table:table-cell office:value-type="float" office:value="-9.26973" calcext:value-type="float">
            <text:p>-9.269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22087" calcext:value-type="float">
            <text:p>0.722087</text:p>
          </table:table-cell>
          <table:table-cell office:value-type="float" office:value="7.4071" calcext:value-type="float">
            <text:p>7.4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.7005" calcext:value-type="float">
            <text:p>-12.7005</text:p>
          </table:table-cell>
          <table:table-cell office:value-type="float" office:value="-0.553422" calcext:value-type="float">
            <text:p>-0.5534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6791" calcext:value-type="float">
            <text:p>1.76791</text:p>
          </table:table-cell>
          <table:table-cell office:value-type="float" office:value="-8.92436" calcext:value-type="float">
            <text:p>-8.92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6743" calcext:value-type="float">
            <text:p>3.06743</text:p>
          </table:table-cell>
          <table:table-cell office:value-type="float" office:value="4.87826" calcext:value-type="float">
            <text:p>4.878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5068" calcext:value-type="float">
            <text:p>-8.35068</text:p>
          </table:table-cell>
          <table:table-cell office:value-type="float" office:value="-0.528886" calcext:value-type="float">
            <text:p>-0.5288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14099" calcext:value-type="float">
            <text:p>-0.514099</text:p>
          </table:table-cell>
          <table:table-cell office:value-type="float" office:value="-8.31016" calcext:value-type="float">
            <text:p>-8.31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57063" calcext:value-type="float">
            <text:p>-0.257063</text:p>
          </table:table-cell>
          <table:table-cell office:value-type="float" office:value="12.09" calcext:value-type="float">
            <text:p>12.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3994" calcext:value-type="float">
            <text:p>-7.83994</text:p>
          </table:table-cell>
          <table:table-cell office:value-type="float" office:value="-0.606749" calcext:value-type="float">
            <text:p>-0.6067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977" calcext:value-type="float">
            <text:p>-6.0977</text:p>
          </table:table-cell>
          <table:table-cell office:value-type="float" office:value="-9.94566" calcext:value-type="float">
            <text:p>-9.945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21291" calcext:value-type="float">
            <text:p>0.221291</text:p>
          </table:table-cell>
          <table:table-cell office:value-type="float" office:value="6.66201" calcext:value-type="float">
            <text:p>6.662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9913" calcext:value-type="float">
            <text:p>-10.9913</text:p>
          </table:table-cell>
          <table:table-cell office:value-type="float" office:value="0.0069935" calcext:value-type="float">
            <text:p>0.00699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4223" calcext:value-type="float">
            <text:p>-1.94223</text:p>
          </table:table-cell>
          <table:table-cell office:value-type="float" office:value="-8.41032" calcext:value-type="float">
            <text:p>-8.410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3319" calcext:value-type="float">
            <text:p>1.23319</text:p>
          </table:table-cell>
          <table:table-cell office:value-type="float" office:value="6.43255" calcext:value-type="float">
            <text:p>6.432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2365" calcext:value-type="float">
            <text:p>-8.42365</text:p>
          </table:table-cell>
          <table:table-cell office:value-type="float" office:value="-0.321621" calcext:value-type="float">
            <text:p>-0.3216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0011" calcext:value-type="float">
            <text:p>-3.30011</text:p>
          </table:table-cell>
          <table:table-cell office:value-type="float" office:value="-8.05372" calcext:value-type="float">
            <text:p>-8.05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2433" calcext:value-type="float">
            <text:p>-3.2433</text:p>
          </table:table-cell>
          <table:table-cell office:value-type="float" office:value="6.04479" calcext:value-type="float">
            <text:p>6.044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13033" calcext:value-type="float">
            <text:p>-9.13033</text:p>
          </table:table-cell>
          <table:table-cell office:value-type="float" office:value="0.0981105" calcext:value-type="float">
            <text:p>0.0981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0298" calcext:value-type="float">
            <text:p>-6.60298</text:p>
          </table:table-cell>
          <table:table-cell office:value-type="float" office:value="-9.01283" calcext:value-type="float">
            <text:p>-9.012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8287" calcext:value-type="float">
            <text:p>1.58287</text:p>
          </table:table-cell>
          <table:table-cell office:value-type="float" office:value="8.32159" calcext:value-type="float">
            <text:p>8.321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7765" calcext:value-type="float">
            <text:p>-4.97765</text:p>
          </table:table-cell>
          <table:table-cell office:value-type="float" office:value="0.161811" calcext:value-type="float">
            <text:p>0.1618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4236" calcext:value-type="float">
            <text:p>1.24236</text:p>
          </table:table-cell>
          <table:table-cell office:value-type="float" office:value="-9.81155" calcext:value-type="float">
            <text:p>-9.81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19891" calcext:value-type="float">
            <text:p>-0.519891</text:p>
          </table:table-cell>
          <table:table-cell office:value-type="float" office:value="8.36634" calcext:value-type="float">
            <text:p>8.366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4468" calcext:value-type="float">
            <text:p>-6.24468</text:p>
          </table:table-cell>
          <table:table-cell office:value-type="float" office:value="-1.50784" calcext:value-type="float">
            <text:p>-1.507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39862" calcext:value-type="float">
            <text:p>-5.39862</text:p>
          </table:table-cell>
          <table:table-cell office:value-type="float" office:value="-8.10372" calcext:value-type="float">
            <text:p>-8.10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7763" calcext:value-type="float">
            <text:p>1.17763</text:p>
          </table:table-cell>
          <table:table-cell office:value-type="float" office:value="5.15033" calcext:value-type="float">
            <text:p>5.150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2928" calcext:value-type="float">
            <text:p>-7.62928</text:p>
          </table:table-cell>
          <table:table-cell office:value-type="float" office:value="0.252056" calcext:value-type="float">
            <text:p>0.2520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2982" calcext:value-type="float">
            <text:p>1.22982</text:p>
          </table:table-cell>
          <table:table-cell office:value-type="float" office:value="-8.48021" calcext:value-type="float">
            <text:p>-8.48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9603" calcext:value-type="float">
            <text:p>-1.19603</text:p>
          </table:table-cell>
          <table:table-cell office:value-type="float" office:value="8.15937" calcext:value-type="float">
            <text:p>8.159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53019" calcext:value-type="float">
            <text:p>-4.53019</text:p>
          </table:table-cell>
          <table:table-cell office:value-type="float" office:value="-0.585468" calcext:value-type="float">
            <text:p>-0.5854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92245" calcext:value-type="float">
            <text:p>-8.92245</text:p>
          </table:table-cell>
          <table:table-cell office:value-type="float" office:value="-8.16213" calcext:value-type="float">
            <text:p>-8.16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47912" calcext:value-type="float">
            <text:p>0.747912</text:p>
          </table:table-cell>
          <table:table-cell office:value-type="float" office:value="5.18171" calcext:value-type="float">
            <text:p>5.181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1806" calcext:value-type="float">
            <text:p>-11.1806</text:p>
          </table:table-cell>
          <table:table-cell office:value-type="float" office:value="-1.45925" calcext:value-type="float">
            <text:p>-1.45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8555" calcext:value-type="float">
            <text:p>1.48555</text:p>
          </table:table-cell>
          <table:table-cell office:value-type="float" office:value="-7.94856" calcext:value-type="float">
            <text:p>-7.948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273" calcext:value-type="float">
            <text:p>3.4273</text:p>
          </table:table-cell>
          <table:table-cell office:value-type="float" office:value="5.54196" calcext:value-type="float">
            <text:p>5.541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2916" calcext:value-type="float">
            <text:p>-11.2916</text:p>
          </table:table-cell>
          <table:table-cell office:value-type="float" office:value="-0.492912" calcext:value-type="float">
            <text:p>-0.492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6606" calcext:value-type="float">
            <text:p>-5.6606</text:p>
          </table:table-cell>
          <table:table-cell office:value-type="float" office:value="-8.51115" calcext:value-type="float">
            <text:p>-8.511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21264" calcext:value-type="float">
            <text:p>-0.721264</text:p>
          </table:table-cell>
          <table:table-cell office:value-type="float" office:value="7.49153" calcext:value-type="float">
            <text:p>7.4915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9634" calcext:value-type="float">
            <text:p>-7.79634</text:p>
          </table:table-cell>
          <table:table-cell office:value-type="float" office:value="-0.202119" calcext:value-type="float">
            <text:p>-0.202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7684" calcext:value-type="float">
            <text:p>3.47684</text:p>
          </table:table-cell>
          <table:table-cell office:value-type="float" office:value="-8.75946" calcext:value-type="float">
            <text:p>-8.75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601" calcext:value-type="float">
            <text:p>0.82601</text:p>
          </table:table-cell>
          <table:table-cell office:value-type="float" office:value="6.12871" calcext:value-type="float">
            <text:p>6.128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0134" calcext:value-type="float">
            <text:p>-7.70134</text:p>
          </table:table-cell>
          <table:table-cell office:value-type="float" office:value="-0.368916" calcext:value-type="float">
            <text:p>-0.3689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86804" calcext:value-type="float">
            <text:p>-2.86804</text:p>
          </table:table-cell>
          <table:table-cell office:value-type="float" office:value="-5.42933" calcext:value-type="float">
            <text:p>-5.429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267" calcext:value-type="float">
            <text:p>1.4267</text:p>
          </table:table-cell>
          <table:table-cell office:value-type="float" office:value="10.0708" calcext:value-type="float">
            <text:p>10.07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0184" calcext:value-type="float">
            <text:p>-2.80184</text:p>
          </table:table-cell>
          <table:table-cell office:value-type="float" office:value="-1.2621" calcext:value-type="float">
            <text:p>-1.26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29766" calcext:value-type="float">
            <text:p>-7.29766</text:p>
          </table:table-cell>
          <table:table-cell office:value-type="float" office:value="-11.2581" calcext:value-type="float">
            <text:p>-11.25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9792" calcext:value-type="float">
            <text:p>3.19792</text:p>
          </table:table-cell>
          <table:table-cell office:value-type="float" office:value="8.10179" calcext:value-type="float">
            <text:p>8.101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92633" calcext:value-type="float">
            <text:p>-5.92633</text:p>
          </table:table-cell>
          <table:table-cell office:value-type="float" office:value="-0.0570896" calcext:value-type="float">
            <text:p>-0.0570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84437" calcext:value-type="float">
            <text:p>-3.84437</text:p>
          </table:table-cell>
          <table:table-cell office:value-type="float" office:value="-7.70914" calcext:value-type="float">
            <text:p>-7.709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6899" calcext:value-type="float">
            <text:p>4.56899</text:p>
          </table:table-cell>
          <table:table-cell office:value-type="float" office:value="9.84085" calcext:value-type="float">
            <text:p>9.840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559" calcext:value-type="float">
            <text:p>-8.3559</text:p>
          </table:table-cell>
          <table:table-cell office:value-type="float" office:value="-1.45483" calcext:value-type="float">
            <text:p>-1.45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22023" calcext:value-type="float">
            <text:p>-7.22023</text:p>
          </table:table-cell>
          <table:table-cell office:value-type="float" office:value="-7.51118" calcext:value-type="float">
            <text:p>-7.511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7536" calcext:value-type="float">
            <text:p>1.37536</text:p>
          </table:table-cell>
          <table:table-cell office:value-type="float" office:value="4.8258" calcext:value-type="float">
            <text:p>4.825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4069" calcext:value-type="float">
            <text:p>-10.4069</text:p>
          </table:table-cell>
          <table:table-cell office:value-type="float" office:value="-0.159376" calcext:value-type="float">
            <text:p>-0.159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66769" calcext:value-type="float">
            <text:p>-2.66769</text:p>
          </table:table-cell>
          <table:table-cell office:value-type="float" office:value="-9.7867" calcext:value-type="float">
            <text:p>-9.78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6331" calcext:value-type="float">
            <text:p>1.26331</text:p>
          </table:table-cell>
          <table:table-cell office:value-type="float" office:value="8.42399" calcext:value-type="float">
            <text:p>8.423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7971" calcext:value-type="float">
            <text:p>-7.87971</text:p>
          </table:table-cell>
          <table:table-cell office:value-type="float" office:value="-2.26014" calcext:value-type="float">
            <text:p>-2.26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0646" calcext:value-type="float">
            <text:p>-2.00646</text:p>
          </table:table-cell>
          <table:table-cell office:value-type="float" office:value="-9.74231" calcext:value-type="float">
            <text:p>-9.742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8103" calcext:value-type="float">
            <text:p>2.58103</text:p>
          </table:table-cell>
          <table:table-cell office:value-type="float" office:value="9.01097" calcext:value-type="float">
            <text:p>9.010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8993" calcext:value-type="float">
            <text:p>-8.68993</text:p>
          </table:table-cell>
          <table:table-cell office:value-type="float" office:value="-0.65486" calcext:value-type="float">
            <text:p>-0.65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8662" calcext:value-type="float">
            <text:p>0.448662</text:p>
          </table:table-cell>
          <table:table-cell office:value-type="float" office:value="-10.3989" calcext:value-type="float">
            <text:p>-10.39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36619" calcext:value-type="float">
            <text:p>4.36619</text:p>
          </table:table-cell>
          <table:table-cell office:value-type="float" office:value="6.26609" calcext:value-type="float">
            <text:p>6.266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0954" calcext:value-type="float">
            <text:p>-5.30954</text:p>
          </table:table-cell>
          <table:table-cell office:value-type="float" office:value="-0.40074" calcext:value-type="float">
            <text:p>-0.400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58159" calcext:value-type="float">
            <text:p>-1.58159</text:p>
          </table:table-cell>
          <table:table-cell office:value-type="float" office:value="-8.51518" calcext:value-type="float">
            <text:p>-8.515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2172" calcext:value-type="float">
            <text:p>1.42172</text:p>
          </table:table-cell>
          <table:table-cell office:value-type="float" office:value="5.59763" calcext:value-type="float">
            <text:p>5.5976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5742" calcext:value-type="float">
            <text:p>-6.95742</text:p>
          </table:table-cell>
          <table:table-cell office:value-type="float" office:value="-1.90389" calcext:value-type="float">
            <text:p>-1.903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36824" calcext:value-type="float">
            <text:p>-4.36824</text:p>
          </table:table-cell>
          <table:table-cell office:value-type="float" office:value="-8.17317" calcext:value-type="float">
            <text:p>-8.173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8351" calcext:value-type="float">
            <text:p>2.18351</text:p>
          </table:table-cell>
          <table:table-cell office:value-type="float" office:value="8.64628" calcext:value-type="float">
            <text:p>8.646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721" calcext:value-type="float">
            <text:p>1.31721</text:p>
          </table:table-cell>
          <table:table-cell office:value-type="float" office:value="-0.772748" calcext:value-type="float">
            <text:p>-0.772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74198" calcext:value-type="float">
            <text:p>-0.374198</text:p>
          </table:table-cell>
          <table:table-cell office:value-type="float" office:value="-9.50443" calcext:value-type="float">
            <text:p>-9.504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7606" calcext:value-type="float">
            <text:p>3.17606</text:p>
          </table:table-cell>
          <table:table-cell office:value-type="float" office:value="3.59684" calcext:value-type="float">
            <text:p>3.596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8" calcext:value-type="float">
            <text:p>-10.08</text:p>
          </table:table-cell>
          <table:table-cell office:value-type="float" office:value="-2.04761" calcext:value-type="float">
            <text:p>-2.04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0418" calcext:value-type="float">
            <text:p>-2.70418</text:p>
          </table:table-cell>
          <table:table-cell office:value-type="float" office:value="-9.34014" calcext:value-type="float">
            <text:p>-9.340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15362" calcext:value-type="float">
            <text:p>-0.515362</text:p>
          </table:table-cell>
          <table:table-cell office:value-type="float" office:value="11.6113" calcext:value-type="float">
            <text:p>11.61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8403" calcext:value-type="float">
            <text:p>-8.08403</text:p>
          </table:table-cell>
          <table:table-cell office:value-type="float" office:value="-0.00176168" calcext:value-type="float">
            <text:p>-0.00176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989946" calcext:value-type="float">
            <text:p>-0.989946</text:p>
          </table:table-cell>
          <table:table-cell office:value-type="float" office:value="-6.98038" calcext:value-type="float">
            <text:p>-6.980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2587" calcext:value-type="float">
            <text:p>1.12587</text:p>
          </table:table-cell>
          <table:table-cell office:value-type="float" office:value="5.01259" calcext:value-type="float">
            <text:p>5.012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8666" calcext:value-type="float">
            <text:p>-9.88666</text:p>
          </table:table-cell>
          <table:table-cell office:value-type="float" office:value="-1.18475" calcext:value-type="float">
            <text:p>-1.184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72954" calcext:value-type="float">
            <text:p>-4.72954</text:p>
          </table:table-cell>
          <table:table-cell office:value-type="float" office:value="-9.04478" calcext:value-type="float">
            <text:p>-9.04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061" calcext:value-type="float">
            <text:p>1.72061</text:p>
          </table:table-cell>
          <table:table-cell office:value-type="float" office:value="8.49064" calcext:value-type="float">
            <text:p>8.49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6025" calcext:value-type="float">
            <text:p>-7.26025</text:p>
          </table:table-cell>
          <table:table-cell office:value-type="float" office:value="-1.4597" calcext:value-type="float">
            <text:p>-1.45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4083" calcext:value-type="float">
            <text:p>-6.74083</text:p>
          </table:table-cell>
          <table:table-cell office:value-type="float" office:value="-10.3983" calcext:value-type="float">
            <text:p>-10.39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92744" calcext:value-type="float">
            <text:p>0.592744</text:p>
          </table:table-cell>
          <table:table-cell office:value-type="float" office:value="10.4638" calcext:value-type="float">
            <text:p>10.463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15123" calcext:value-type="float">
            <text:p>-3.15123</text:p>
          </table:table-cell>
          <table:table-cell office:value-type="float" office:value="0.23275" calcext:value-type="float">
            <text:p>0.23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5048" calcext:value-type="float">
            <text:p>3.05048</text:p>
          </table:table-cell>
          <table:table-cell office:value-type="float" office:value="-5.72452" calcext:value-type="float">
            <text:p>-5.724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7988" calcext:value-type="float">
            <text:p>-2.17988</text:p>
          </table:table-cell>
          <table:table-cell office:value-type="float" office:value="9.31681" calcext:value-type="float">
            <text:p>9.316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9424" calcext:value-type="float">
            <text:p>-5.9424</text:p>
          </table:table-cell>
          <table:table-cell office:value-type="float" office:value="-0.234722" calcext:value-type="float">
            <text:p>-0.2347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24435" calcext:value-type="float">
            <text:p>-9.24435</text:p>
          </table:table-cell>
          <table:table-cell office:value-type="float" office:value="-7.97718" calcext:value-type="float">
            <text:p>-7.97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4081" calcext:value-type="float">
            <text:p>1.24081</text:p>
          </table:table-cell>
          <table:table-cell office:value-type="float" office:value="9.71523" calcext:value-type="float">
            <text:p>9.715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89099" calcext:value-type="float">
            <text:p>-5.89099</text:p>
          </table:table-cell>
          <table:table-cell office:value-type="float" office:value="-0.278193" calcext:value-type="float">
            <text:p>-0.2781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09653" calcext:value-type="float">
            <text:p>-0.809653</text:p>
          </table:table-cell>
          <table:table-cell office:value-type="float" office:value="-10.5173" calcext:value-type="float">
            <text:p>-10.51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6821" calcext:value-type="float">
            <text:p>3.56821</text:p>
          </table:table-cell>
          <table:table-cell office:value-type="float" office:value="7.20971" calcext:value-type="float">
            <text:p>7.209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2786" calcext:value-type="float">
            <text:p>-5.22786</text:p>
          </table:table-cell>
          <table:table-cell office:value-type="float" office:value="-0.0213228" calcext:value-type="float">
            <text:p>-0.0213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4466" calcext:value-type="float">
            <text:p>3.74466</text:p>
          </table:table-cell>
          <table:table-cell office:value-type="float" office:value="-7.77908" calcext:value-type="float">
            <text:p>-7.77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23146" calcext:value-type="float">
            <text:p>-0.323146</text:p>
          </table:table-cell>
          <table:table-cell office:value-type="float" office:value="5.91599" calcext:value-type="float">
            <text:p>5.915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898" calcext:value-type="float">
            <text:p>-0.53898</text:p>
          </table:table-cell>
          <table:table-cell office:value-type="float" office:value="-0.197628" calcext:value-type="float">
            <text:p>-0.197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2552" calcext:value-type="float">
            <text:p>-2.22552</text:p>
          </table:table-cell>
          <table:table-cell office:value-type="float" office:value="-10.2484" calcext:value-type="float">
            <text:p>-10.24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5144" calcext:value-type="float">
            <text:p>3.55144</text:p>
          </table:table-cell>
          <table:table-cell office:value-type="float" office:value="8.45139" calcext:value-type="float">
            <text:p>8.451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32044" calcext:value-type="float">
            <text:p>-6.32044</text:p>
          </table:table-cell>
          <table:table-cell office:value-type="float" office:value="0.527161" calcext:value-type="float">
            <text:p>0.5271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2613" calcext:value-type="float">
            <text:p>1.52613</text:p>
          </table:table-cell>
          <table:table-cell office:value-type="float" office:value="-11.7075" calcext:value-type="float">
            <text:p>-11.70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9888" calcext:value-type="float">
            <text:p>2.79888</text:p>
          </table:table-cell>
          <table:table-cell office:value-type="float" office:value="6.46826" calcext:value-type="float">
            <text:p>6.468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77579" calcext:value-type="float">
            <text:p>-5.77579</text:p>
          </table:table-cell>
          <table:table-cell office:value-type="float" office:value="0.359205" calcext:value-type="float">
            <text:p>0.359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1518" calcext:value-type="float">
            <text:p>0.851518</text:p>
          </table:table-cell>
          <table:table-cell office:value-type="float" office:value="-8.85135" calcext:value-type="float">
            <text:p>-8.85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228" calcext:value-type="float">
            <text:p>1.27228</text:p>
          </table:table-cell>
          <table:table-cell office:value-type="float" office:value="9.05798" calcext:value-type="float">
            <text:p>9.0579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52189" calcext:value-type="float">
            <text:p>-4.52189</text:p>
          </table:table-cell>
          <table:table-cell office:value-type="float" office:value="-2.00773" calcext:value-type="float">
            <text:p>-2.007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0051" calcext:value-type="float">
            <text:p>-2.70051</text:p>
          </table:table-cell>
          <table:table-cell office:value-type="float" office:value="-8.54862" calcext:value-type="float">
            <text:p>-8.548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9771" calcext:value-type="float">
            <text:p>0.629771</text:p>
          </table:table-cell>
          <table:table-cell office:value-type="float" office:value="8.28074" calcext:value-type="float">
            <text:p>8.280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9462" calcext:value-type="float">
            <text:p>-2.29462</text:p>
          </table:table-cell>
          <table:table-cell office:value-type="float" office:value="1.3101" calcext:value-type="float">
            <text:p>1.3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1093" calcext:value-type="float">
            <text:p>-6.71093</text:p>
          </table:table-cell>
          <table:table-cell office:value-type="float" office:value="-8.70603" calcext:value-type="float">
            <text:p>-8.706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36418" calcext:value-type="float">
            <text:p>-0.236418</text:p>
          </table:table-cell>
          <table:table-cell office:value-type="float" office:value="7.85143" calcext:value-type="float">
            <text:p>7.851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2618" calcext:value-type="float">
            <text:p>-5.22618</text:p>
          </table:table-cell>
          <table:table-cell office:value-type="float" office:value="-1.22465" calcext:value-type="float">
            <text:p>-1.224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2474" calcext:value-type="float">
            <text:p>2.52474</text:p>
          </table:table-cell>
          <table:table-cell office:value-type="float" office:value="-9.16914" calcext:value-type="float">
            <text:p>-9.169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6531" calcext:value-type="float">
            <text:p>2.86531</text:p>
          </table:table-cell>
          <table:table-cell office:value-type="float" office:value="7.86564" calcext:value-type="float">
            <text:p>7.865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0318" calcext:value-type="float">
            <text:p>-5.20318</text:p>
          </table:table-cell>
          <table:table-cell office:value-type="float" office:value="-0.75817" calcext:value-type="float">
            <text:p>-0.758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1394" calcext:value-type="float">
            <text:p>-1.71394</text:p>
          </table:table-cell>
          <table:table-cell office:value-type="float" office:value="-8.4019" calcext:value-type="float">
            <text:p>-8.40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4289" calcext:value-type="float">
            <text:p>2.24289</text:p>
          </table:table-cell>
          <table:table-cell office:value-type="float" office:value="7.37526" calcext:value-type="float">
            <text:p>7.375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3609" calcext:value-type="float">
            <text:p>-5.33609</text:p>
          </table:table-cell>
          <table:table-cell office:value-type="float" office:value="0.45696" calcext:value-type="float">
            <text:p>0.456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2197" calcext:value-type="float">
            <text:p>3.82197</text:p>
          </table:table-cell>
          <table:table-cell office:value-type="float" office:value="-10.1717" calcext:value-type="float">
            <text:p>-10.17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2158" calcext:value-type="float">
            <text:p>3.62158</text:p>
          </table:table-cell>
          <table:table-cell office:value-type="float" office:value="8.0497" calcext:value-type="float">
            <text:p>8.04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80502" calcext:value-type="float">
            <text:p>-4.80502</text:p>
          </table:table-cell>
          <table:table-cell office:value-type="float" office:value="-0.788754" calcext:value-type="float">
            <text:p>-0.7887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60181" calcext:value-type="float">
            <text:p>-4.60181</text:p>
          </table:table-cell>
          <table:table-cell office:value-type="float" office:value="-9.21797" calcext:value-type="float">
            <text:p>-9.217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01285" calcext:value-type="float">
            <text:p>0.0701285</text:p>
          </table:table-cell>
          <table:table-cell office:value-type="float" office:value="10.232" calcext:value-type="float">
            <text:p>10.2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5703" calcext:value-type="float">
            <text:p>-4.65703</text:p>
          </table:table-cell>
          <table:table-cell office:value-type="float" office:value="-0.642784" calcext:value-type="float">
            <text:p>-0.6427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67205" calcext:value-type="float">
            <text:p>-4.67205</text:p>
          </table:table-cell>
          <table:table-cell office:value-type="float" office:value="-9.29363" calcext:value-type="float">
            <text:p>-9.293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5247" calcext:value-type="float">
            <text:p>3.25247</text:p>
          </table:table-cell>
          <table:table-cell office:value-type="float" office:value="6.73958" calcext:value-type="float">
            <text:p>6.7395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295" calcext:value-type="float">
            <text:p>-7.6295</text:p>
          </table:table-cell>
          <table:table-cell office:value-type="float" office:value="0.101546" calcext:value-type="float">
            <text:p>0.1015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55858" calcext:value-type="float">
            <text:p>0.555858</text:p>
          </table:table-cell>
          <table:table-cell office:value-type="float" office:value="-8.68292" calcext:value-type="float">
            <text:p>-8.68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492" calcext:value-type="float">
            <text:p>1.27492</text:p>
          </table:table-cell>
          <table:table-cell office:value-type="float" office:value="9.77921" calcext:value-type="float">
            <text:p>9.779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65342" calcext:value-type="float">
            <text:p>-6.65342</text:p>
          </table:table-cell>
          <table:table-cell office:value-type="float" office:value="-1.08809" calcext:value-type="float">
            <text:p>-1.088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8046" calcext:value-type="float">
            <text:p>-2.78046</text:p>
          </table:table-cell>
          <table:table-cell office:value-type="float" office:value="-9.49494" calcext:value-type="float">
            <text:p>-9.494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1272" calcext:value-type="float">
            <text:p>-0.11272</text:p>
          </table:table-cell>
          <table:table-cell office:value-type="float" office:value="6.86484" calcext:value-type="float">
            <text:p>6.864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5335" calcext:value-type="float">
            <text:p>-7.15335</text:p>
          </table:table-cell>
          <table:table-cell office:value-type="float" office:value="1.86446" calcext:value-type="float">
            <text:p>1.86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4268" calcext:value-type="float">
            <text:p>-6.74268</text:p>
          </table:table-cell>
          <table:table-cell office:value-type="float" office:value="-9.45472" calcext:value-type="float">
            <text:p>-9.45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5393" calcext:value-type="float">
            <text:p>2.35393</text:p>
          </table:table-cell>
          <table:table-cell office:value-type="float" office:value="9.10392" calcext:value-type="float">
            <text:p>9.103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6327" calcext:value-type="float">
            <text:p>-2.06327</text:p>
          </table:table-cell>
          <table:table-cell office:value-type="float" office:value="-0.37365" calcext:value-type="float">
            <text:p>-0.37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5945" calcext:value-type="float">
            <text:p>-2.05945</text:p>
          </table:table-cell>
          <table:table-cell office:value-type="float" office:value="-9.35365" calcext:value-type="float">
            <text:p>-9.353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0685" calcext:value-type="float">
            <text:p>1.20685</text:p>
          </table:table-cell>
          <table:table-cell office:value-type="float" office:value="6.59043" calcext:value-type="float">
            <text:p>6.590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8505" calcext:value-type="float">
            <text:p>-9.88505</text:p>
          </table:table-cell>
          <table:table-cell office:value-type="float" office:value="0.246238" calcext:value-type="float">
            <text:p>0.246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43361" calcext:value-type="float">
            <text:p>-2.43361</text:p>
          </table:table-cell>
          <table:table-cell office:value-type="float" office:value="-7.12331" calcext:value-type="float">
            <text:p>-7.123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5171" calcext:value-type="float">
            <text:p>2.25171</text:p>
          </table:table-cell>
          <table:table-cell office:value-type="float" office:value="8.99613" calcext:value-type="float">
            <text:p>8.996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77669" calcext:value-type="float">
            <text:p>-2.77669</text:p>
          </table:table-cell>
          <table:table-cell office:value-type="float" office:value="0.188702" calcext:value-type="float">
            <text:p>0.1887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3496" calcext:value-type="float">
            <text:p>-1.93496</text:p>
          </table:table-cell>
          <table:table-cell office:value-type="float" office:value="-8.46969" calcext:value-type="float">
            <text:p>-8.469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0132" calcext:value-type="float">
            <text:p>1.80132</text:p>
          </table:table-cell>
          <table:table-cell office:value-type="float" office:value="7.8665" calcext:value-type="float">
            <text:p>7.86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9288" calcext:value-type="float">
            <text:p>-6.59288</text:p>
          </table:table-cell>
          <table:table-cell office:value-type="float" office:value="-0.706516" calcext:value-type="float">
            <text:p>-0.7065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5076" calcext:value-type="float">
            <text:p>-4.15076</text:p>
          </table:table-cell>
          <table:table-cell office:value-type="float" office:value="-6.63417" calcext:value-type="float">
            <text:p>-6.634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8866" calcext:value-type="float">
            <text:p>0.888866</text:p>
          </table:table-cell>
          <table:table-cell office:value-type="float" office:value="6.56906" calcext:value-type="float">
            <text:p>6.5690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656" calcext:value-type="float">
            <text:p>-2.63656</text:p>
          </table:table-cell>
          <table:table-cell office:value-type="float" office:value="-0.711943" calcext:value-type="float">
            <text:p>-0.711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55727" calcext:value-type="float">
            <text:p>-0.555727</text:p>
          </table:table-cell>
          <table:table-cell office:value-type="float" office:value="-7.62365" calcext:value-type="float">
            <text:p>-7.623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0186" calcext:value-type="float">
            <text:p>2.80186</text:p>
          </table:table-cell>
          <table:table-cell office:value-type="float" office:value="8.87711" calcext:value-type="float">
            <text:p>8.8771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853" calcext:value-type="float">
            <text:p>-6.1853</text:p>
          </table:table-cell>
          <table:table-cell office:value-type="float" office:value="-1.64703" calcext:value-type="float">
            <text:p>-1.647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1691" calcext:value-type="float">
            <text:p>-3.11691</text:p>
          </table:table-cell>
          <table:table-cell office:value-type="float" office:value="-9.30994" calcext:value-type="float">
            <text:p>-9.309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2589" calcext:value-type="float">
            <text:p>3.02589</text:p>
          </table:table-cell>
          <table:table-cell office:value-type="float" office:value="7.62461" calcext:value-type="float">
            <text:p>7.624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1405" calcext:value-type="float">
            <text:p>-8.91405</text:p>
          </table:table-cell>
          <table:table-cell office:value-type="float" office:value="-1.24578" calcext:value-type="float">
            <text:p>-1.245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00929" calcext:value-type="float">
            <text:p>-3.00929</text:p>
          </table:table-cell>
          <table:table-cell office:value-type="float" office:value="-8.20359" calcext:value-type="float">
            <text:p>-8.203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28612" calcext:value-type="float">
            <text:p>-1.28612</text:p>
          </table:table-cell>
          <table:table-cell office:value-type="float" office:value="8.11568" calcext:value-type="float">
            <text:p>8.11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88454" calcext:value-type="float">
            <text:p>-6.88454</text:p>
          </table:table-cell>
          <table:table-cell office:value-type="float" office:value="1.36884" calcext:value-type="float">
            <text:p>1.368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08316" calcext:value-type="float">
            <text:p>-9.08316</text:p>
          </table:table-cell>
          <table:table-cell office:value-type="float" office:value="-9.26879" calcext:value-type="float">
            <text:p>-9.26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441141" calcext:value-type="float">
            <text:p>0.00441141</text:p>
          </table:table-cell>
          <table:table-cell office:value-type="float" office:value="9.81116" calcext:value-type="float">
            <text:p>9.811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779" calcext:value-type="float">
            <text:p>-10.0779</text:p>
          </table:table-cell>
          <table:table-cell office:value-type="float" office:value="-0.271513" calcext:value-type="float">
            <text:p>-0.271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789115" calcext:value-type="float">
            <text:p>-0.789115</text:p>
          </table:table-cell>
          <table:table-cell office:value-type="float" office:value="-9.74975" calcext:value-type="float">
            <text:p>-9.749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5047" calcext:value-type="float">
            <text:p>2.15047</text:p>
          </table:table-cell>
          <table:table-cell office:value-type="float" office:value="4.97502" calcext:value-type="float">
            <text:p>4.9750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81706" calcext:value-type="float">
            <text:p>-5.81706</text:p>
          </table:table-cell>
          <table:table-cell office:value-type="float" office:value="-0.574461" calcext:value-type="float">
            <text:p>-0.574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634284" calcext:value-type="float">
            <text:p>-0.634284</text:p>
          </table:table-cell>
          <table:table-cell office:value-type="float" office:value="-12.1135" calcext:value-type="float">
            <text:p>-12.1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5056" calcext:value-type="float">
            <text:p>1.05056</text:p>
          </table:table-cell>
          <table:table-cell office:value-type="float" office:value="8.45544" calcext:value-type="float">
            <text:p>8.45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9018" calcext:value-type="float">
            <text:p>-9.89018</text:p>
          </table:table-cell>
          <table:table-cell office:value-type="float" office:value="1.50763" calcext:value-type="float">
            <text:p>1.507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913" calcext:value-type="float">
            <text:p>7.5913</text:p>
          </table:table-cell>
          <table:table-cell office:value-type="float" office:value="-8.9155" calcext:value-type="float">
            <text:p>-8.9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1227" calcext:value-type="float">
            <text:p>2.81227</text:p>
          </table:table-cell>
          <table:table-cell office:value-type="float" office:value="4.88385" calcext:value-type="float">
            <text:p>4.883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3691" calcext:value-type="float">
            <text:p>-8.33691</text:p>
          </table:table-cell>
          <table:table-cell office:value-type="float" office:value="-0.885947" calcext:value-type="float">
            <text:p>-0.8859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7222" calcext:value-type="float">
            <text:p>-1.27222</text:p>
          </table:table-cell>
          <table:table-cell office:value-type="float" office:value="-6.97874" calcext:value-type="float">
            <text:p>-6.978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42273" calcext:value-type="float">
            <text:p>-1.42273</text:p>
          </table:table-cell>
          <table:table-cell office:value-type="float" office:value="11.0423" calcext:value-type="float">
            <text:p>11.04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3924" calcext:value-type="float">
            <text:p>-10.3924</text:p>
          </table:table-cell>
          <table:table-cell office:value-type="float" office:value="0.639131" calcext:value-type="float">
            <text:p>0.639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4307" calcext:value-type="float">
            <text:p>-2.24307</text:p>
          </table:table-cell>
          <table:table-cell office:value-type="float" office:value="-12.4949" calcext:value-type="float">
            <text:p>-12.49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00882" calcext:value-type="float">
            <text:p>-0.100882</text:p>
          </table:table-cell>
          <table:table-cell office:value-type="float" office:value="4.8756" calcext:value-type="float">
            <text:p>4.87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4088" calcext:value-type="float">
            <text:p>-4.64088</text:p>
          </table:table-cell>
          <table:table-cell office:value-type="float" office:value="-0.860427" calcext:value-type="float">
            <text:p>-0.8604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78402" calcext:value-type="float">
            <text:p>-9.78402</text:p>
          </table:table-cell>
          <table:table-cell office:value-type="float" office:value="-10.3657" calcext:value-type="float">
            <text:p>-10.3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3858" calcext:value-type="float">
            <text:p>3.43858</text:p>
          </table:table-cell>
          <table:table-cell office:value-type="float" office:value="6.4559" calcext:value-type="float">
            <text:p>6.45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16935" calcext:value-type="float">
            <text:p>-6.16935</text:p>
          </table:table-cell>
          <table:table-cell office:value-type="float" office:value="-0.871135" calcext:value-type="float">
            <text:p>-0.8711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8661" calcext:value-type="float">
            <text:p>-2.28661</text:p>
          </table:table-cell>
          <table:table-cell office:value-type="float" office:value="-8.55163" calcext:value-type="float">
            <text:p>-8.551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0255" calcext:value-type="float">
            <text:p>2.30255</text:p>
          </table:table-cell>
          <table:table-cell office:value-type="float" office:value="8.02385" calcext:value-type="float">
            <text:p>8.023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7672" calcext:value-type="float">
            <text:p>-5.27672</text:p>
          </table:table-cell>
          <table:table-cell office:value-type="float" office:value="0.428136" calcext:value-type="float">
            <text:p>0.428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14228" calcext:value-type="float">
            <text:p>-5.14228</text:p>
          </table:table-cell>
          <table:table-cell office:value-type="float" office:value="-10.0141" calcext:value-type="float">
            <text:p>-10.01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3205" calcext:value-type="float">
            <text:p>1.13205</text:p>
          </table:table-cell>
          <table:table-cell office:value-type="float" office:value="4.92598" calcext:value-type="float">
            <text:p>4.9259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67914" calcext:value-type="float">
            <text:p>-4.67914</text:p>
          </table:table-cell>
          <table:table-cell office:value-type="float" office:value="-1.86106" calcext:value-type="float">
            <text:p>-1.86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1579" calcext:value-type="float">
            <text:p>2.31579</text:p>
          </table:table-cell>
          <table:table-cell office:value-type="float" office:value="-9.48339" calcext:value-type="float">
            <text:p>-9.48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539" calcext:value-type="float">
            <text:p>3.8539</text:p>
          </table:table-cell>
          <table:table-cell office:value-type="float" office:value="5.69143" calcext:value-type="float">
            <text:p>5.691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4376" calcext:value-type="float">
            <text:p>-11.4376</text:p>
          </table:table-cell>
          <table:table-cell office:value-type="float" office:value="-3.04339" calcext:value-type="float">
            <text:p>-3.043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343" calcext:value-type="float">
            <text:p>-6.6343</text:p>
          </table:table-cell>
          <table:table-cell office:value-type="float" office:value="-10.6932" calcext:value-type="float">
            <text:p>-10.69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2985" calcext:value-type="float">
            <text:p>-1.72985</text:p>
          </table:table-cell>
          <table:table-cell office:value-type="float" office:value="8.49472" calcext:value-type="float">
            <text:p>8.494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0204" calcext:value-type="float">
            <text:p>-6.50204</text:p>
          </table:table-cell>
          <table:table-cell office:value-type="float" office:value="2.08643" calcext:value-type="float">
            <text:p>2.08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99028" calcext:value-type="float">
            <text:p>-3.99028</text:p>
          </table:table-cell>
          <table:table-cell office:value-type="float" office:value="-9.62412" calcext:value-type="float">
            <text:p>-9.624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37818" calcext:value-type="float">
            <text:p>0.937818</text:p>
          </table:table-cell>
          <table:table-cell office:value-type="float" office:value="8.63844" calcext:value-type="float">
            <text:p>8.638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27498" calcext:value-type="float">
            <text:p>-8.27498</text:p>
          </table:table-cell>
          <table:table-cell office:value-type="float" office:value="-0.424813" calcext:value-type="float">
            <text:p>-0.4248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6654" calcext:value-type="float">
            <text:p>2.96654</text:p>
          </table:table-cell>
          <table:table-cell office:value-type="float" office:value="-7.65333" calcext:value-type="float">
            <text:p>-7.65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9123" calcext:value-type="float">
            <text:p>1.89123</text:p>
          </table:table-cell>
          <table:table-cell office:value-type="float" office:value="7.15307" calcext:value-type="float">
            <text:p>7.153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34557" calcext:value-type="float">
            <text:p>-4.34557</text:p>
          </table:table-cell>
          <table:table-cell office:value-type="float" office:value="-1.31765" calcext:value-type="float">
            <text:p>-1.317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6177" calcext:value-type="float">
            <text:p>-0.86177</text:p>
          </table:table-cell>
          <table:table-cell office:value-type="float" office:value="-9.8824" calcext:value-type="float">
            <text:p>-9.88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4054" calcext:value-type="float">
            <text:p>1.74054</text:p>
          </table:table-cell>
          <table:table-cell office:value-type="float" office:value="6.73973" calcext:value-type="float">
            <text:p>6.739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7717" calcext:value-type="float">
            <text:p>-2.47717</text:p>
          </table:table-cell>
          <table:table-cell office:value-type="float" office:value="-0.500809" calcext:value-type="float">
            <text:p>-0.5008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56693" calcext:value-type="float">
            <text:p>-2.56693</text:p>
          </table:table-cell>
          <table:table-cell office:value-type="float" office:value="-11.3461" calcext:value-type="float">
            <text:p>-11.3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66206" calcext:value-type="float">
            <text:p>-0.866206</text:p>
          </table:table-cell>
          <table:table-cell office:value-type="float" office:value="7.92403" calcext:value-type="float">
            <text:p>7.924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79071" calcext:value-type="float">
            <text:p>-5.79071</text:p>
          </table:table-cell>
          <table:table-cell office:value-type="float" office:value="0.951154" calcext:value-type="float">
            <text:p>0.951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0804" calcext:value-type="float">
            <text:p>-3.0804</text:p>
          </table:table-cell>
          <table:table-cell office:value-type="float" office:value="-9.52874" calcext:value-type="float">
            <text:p>-9.528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9385" calcext:value-type="float">
            <text:p>3.59385</text:p>
          </table:table-cell>
          <table:table-cell office:value-type="float" office:value="4.90233" calcext:value-type="float">
            <text:p>4.902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.712" calcext:value-type="float">
            <text:p>-12.712</text:p>
          </table:table-cell>
          <table:table-cell office:value-type="float" office:value="-2.51333" calcext:value-type="float">
            <text:p>-2.51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082" calcext:value-type="float">
            <text:p>2.95082</text:p>
          </table:table-cell>
          <table:table-cell office:value-type="float" office:value="-9.58532" calcext:value-type="float">
            <text:p>-9.585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4264" calcext:value-type="float">
            <text:p>3.34264</text:p>
          </table:table-cell>
          <table:table-cell office:value-type="float" office:value="7.83242" calcext:value-type="float">
            <text:p>7.8324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1842" calcext:value-type="float">
            <text:p>-8.91842</text:p>
          </table:table-cell>
          <table:table-cell office:value-type="float" office:value="-0.724682" calcext:value-type="float">
            <text:p>-0.724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154" calcext:value-type="float">
            <text:p>-6.0154</text:p>
          </table:table-cell>
          <table:table-cell office:value-type="float" office:value="-8.99343" calcext:value-type="float">
            <text:p>-8.99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80652" calcext:value-type="float">
            <text:p>0.680652</text:p>
          </table:table-cell>
          <table:table-cell office:value-type="float" office:value="7.28754" calcext:value-type="float">
            <text:p>7.287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09298" calcext:value-type="float">
            <text:p>-5.09298</text:p>
          </table:table-cell>
          <table:table-cell office:value-type="float" office:value="-0.483387" calcext:value-type="float">
            <text:p>-0.4833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3131" calcext:value-type="float">
            <text:p>-4.3131</text:p>
          </table:table-cell>
          <table:table-cell office:value-type="float" office:value="-9.74677" calcext:value-type="float">
            <text:p>-9.746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4442" calcext:value-type="float">
            <text:p>0.924442</text:p>
          </table:table-cell>
          <table:table-cell office:value-type="float" office:value="6.02213" calcext:value-type="float">
            <text:p>6.022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89828" calcext:value-type="float">
            <text:p>-4.89828</text:p>
          </table:table-cell>
          <table:table-cell office:value-type="float" office:value="-2.30137" calcext:value-type="float">
            <text:p>-2.301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5509" calcext:value-type="float">
            <text:p>-1.75509</text:p>
          </table:table-cell>
          <table:table-cell office:value-type="float" office:value="-8.66242" calcext:value-type="float">
            <text:p>-8.662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48867" calcext:value-type="float">
            <text:p>0.548867</text:p>
          </table:table-cell>
          <table:table-cell office:value-type="float" office:value="6.97365" calcext:value-type="float">
            <text:p>6.973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0128" calcext:value-type="float">
            <text:p>-6.20128</text:p>
          </table:table-cell>
          <table:table-cell office:value-type="float" office:value="0.874091" calcext:value-type="float">
            <text:p>0.8740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6201" calcext:value-type="float">
            <text:p>-3.36201</text:p>
          </table:table-cell>
          <table:table-cell office:value-type="float" office:value="-8.22984" calcext:value-type="float">
            <text:p>-8.229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743" calcext:value-type="float">
            <text:p>2.0743</text:p>
          </table:table-cell>
          <table:table-cell office:value-type="float" office:value="6.76251" calcext:value-type="float">
            <text:p>6.7625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44767" calcext:value-type="float">
            <text:p>-6.44767</text:p>
          </table:table-cell>
          <table:table-cell office:value-type="float" office:value="-0.450508" calcext:value-type="float">
            <text:p>-0.4505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663004" calcext:value-type="float">
            <text:p>-0.663004</text:p>
          </table:table-cell>
          <table:table-cell office:value-type="float" office:value="-8.28434" calcext:value-type="float">
            <text:p>-8.28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919" calcext:value-type="float">
            <text:p>0.2919</text:p>
          </table:table-cell>
          <table:table-cell office:value-type="float" office:value="6.38111" calcext:value-type="float">
            <text:p>6.3811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3099" calcext:value-type="float">
            <text:p>-6.3099</text:p>
          </table:table-cell>
          <table:table-cell office:value-type="float" office:value="0.237781" calcext:value-type="float">
            <text:p>0.2377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44579" calcext:value-type="float">
            <text:p>-3.44579</text:p>
          </table:table-cell>
          <table:table-cell office:value-type="float" office:value="-8.53241" calcext:value-type="float">
            <text:p>-8.53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40335" calcext:value-type="float">
            <text:p>0.740335</text:p>
          </table:table-cell>
          <table:table-cell office:value-type="float" office:value="5.77026" calcext:value-type="float">
            <text:p>5.770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26151" calcext:value-type="float">
            <text:p>-6.26151</text:p>
          </table:table-cell>
          <table:table-cell office:value-type="float" office:value="-1.13147" calcext:value-type="float">
            <text:p>-1.13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11552" calcext:value-type="float">
            <text:p>-2.11552</text:p>
          </table:table-cell>
          <table:table-cell office:value-type="float" office:value="-9.15744" calcext:value-type="float">
            <text:p>-9.157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465" calcext:value-type="float">
            <text:p>3.0465</text:p>
          </table:table-cell>
          <table:table-cell office:value-type="float" office:value="5.98273" calcext:value-type="float">
            <text:p>5.982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1041" calcext:value-type="float">
            <text:p>-8.71041</text:p>
          </table:table-cell>
          <table:table-cell office:value-type="float" office:value="3.03626" calcext:value-type="float">
            <text:p>3.036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51125" calcext:value-type="float">
            <text:p>-7.51125</text:p>
          </table:table-cell>
          <table:table-cell office:value-type="float" office:value="-8.30726" calcext:value-type="float">
            <text:p>-8.307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6411" calcext:value-type="float">
            <text:p>-1.16411</text:p>
          </table:table-cell>
          <table:table-cell office:value-type="float" office:value="6.9203" calcext:value-type="float">
            <text:p>6.92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1355" calcext:value-type="float">
            <text:p>-9.01355</text:p>
          </table:table-cell>
          <table:table-cell office:value-type="float" office:value="-0.219712" calcext:value-type="float">
            <text:p>-0.2197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4805" calcext:value-type="float">
            <text:p>2.64805</text:p>
          </table:table-cell>
          <table:table-cell office:value-type="float" office:value="-7.72486" calcext:value-type="float">
            <text:p>-7.72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7892" calcext:value-type="float">
            <text:p>0.887892</text:p>
          </table:table-cell>
          <table:table-cell office:value-type="float" office:value="6.26917" calcext:value-type="float">
            <text:p>6.2691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27999" calcext:value-type="float">
            <text:p>-5.27999</text:p>
          </table:table-cell>
          <table:table-cell office:value-type="float" office:value="-1.25054" calcext:value-type="float">
            <text:p>-1.25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87465" calcext:value-type="float">
            <text:p>-0.487465</text:p>
          </table:table-cell>
          <table:table-cell office:value-type="float" office:value="-7.85284" calcext:value-type="float">
            <text:p>-7.85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07725" calcext:value-type="float">
            <text:p>0.907725</text:p>
          </table:table-cell>
          <table:table-cell office:value-type="float" office:value="8.93901" calcext:value-type="float">
            <text:p>8.939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59618" calcext:value-type="float">
            <text:p>-6.59618</text:p>
          </table:table-cell>
          <table:table-cell office:value-type="float" office:value="1.51172" calcext:value-type="float">
            <text:p>1.511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5332" calcext:value-type="float">
            <text:p>0.665332</text:p>
          </table:table-cell>
          <table:table-cell office:value-type="float" office:value="-8.83609" calcext:value-type="float">
            <text:p>-8.836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4845" calcext:value-type="float">
            <text:p>3.44845</text:p>
          </table:table-cell>
          <table:table-cell office:value-type="float" office:value="6.89639" calcext:value-type="float">
            <text:p>6.896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41124" calcext:value-type="float">
            <text:p>-6.41124</text:p>
          </table:table-cell>
          <table:table-cell office:value-type="float" office:value="-0.425715" calcext:value-type="float">
            <text:p>-0.4257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27502" calcext:value-type="float">
            <text:p>-5.27502</text:p>
          </table:table-cell>
          <table:table-cell office:value-type="float" office:value="-7.54356" calcext:value-type="float">
            <text:p>-7.543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676" calcext:value-type="float">
            <text:p>1.8676</text:p>
          </table:table-cell>
          <table:table-cell office:value-type="float" office:value="7.02545" calcext:value-type="float">
            <text:p>7.0254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2325" calcext:value-type="float">
            <text:p>-4.92325</text:p>
          </table:table-cell>
          <table:table-cell office:value-type="float" office:value="-1.85915" calcext:value-type="float">
            <text:p>-1.859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2493" calcext:value-type="float">
            <text:p>4.32493</text:p>
          </table:table-cell>
          <table:table-cell office:value-type="float" office:value="-9.41954" calcext:value-type="float">
            <text:p>-9.419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47276" calcext:value-type="float">
            <text:p>-2.47276</text:p>
          </table:table-cell>
          <table:table-cell office:value-type="float" office:value="10.9318" calcext:value-type="float">
            <text:p>10.93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44" calcext:value-type="float">
            <text:p>-10.044</text:p>
          </table:table-cell>
          <table:table-cell office:value-type="float" office:value="0.123632" calcext:value-type="float">
            <text:p>0.123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9416" calcext:value-type="float">
            <text:p>1.39416</text:p>
          </table:table-cell>
          <table:table-cell office:value-type="float" office:value="-10.1426" calcext:value-type="float">
            <text:p>-10.14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8522" calcext:value-type="float">
            <text:p>-1.38522</text:p>
          </table:table-cell>
          <table:table-cell office:value-type="float" office:value="7.03881" calcext:value-type="float">
            <text:p>7.038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2247" calcext:value-type="float">
            <text:p>-7.12247</text:p>
          </table:table-cell>
          <table:table-cell office:value-type="float" office:value="-0.524036" calcext:value-type="float">
            <text:p>-0.5240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5859" calcext:value-type="float">
            <text:p>-5.85859</text:p>
          </table:table-cell>
          <table:table-cell office:value-type="float" office:value="-8.33478" calcext:value-type="float">
            <text:p>-8.33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2039" calcext:value-type="float">
            <text:p>2.32039</text:p>
          </table:table-cell>
          <table:table-cell office:value-type="float" office:value="7.20353" calcext:value-type="float">
            <text:p>7.2035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15138" calcext:value-type="float">
            <text:p>-5.15138</text:p>
          </table:table-cell>
          <table:table-cell office:value-type="float" office:value="-1.96514" calcext:value-type="float">
            <text:p>-1.96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0.8347" calcext:value-type="float">
            <text:p>-10.8347</text:p>
          </table:table-cell>
          <table:table-cell office:value-type="float" office:value="-9.39479" calcext:value-type="float">
            <text:p>-9.39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9925" calcext:value-type="float">
            <text:p>1.49925</text:p>
          </table:table-cell>
          <table:table-cell office:value-type="float" office:value="7.79864" calcext:value-type="float">
            <text:p>7.798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6795" calcext:value-type="float">
            <text:p>-8.86795</text:p>
          </table:table-cell>
          <table:table-cell office:value-type="float" office:value="0.046858" calcext:value-type="float">
            <text:p>0.0468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5474" calcext:value-type="float">
            <text:p>5.55474</text:p>
          </table:table-cell>
          <table:table-cell office:value-type="float" office:value="-8.1133" calcext:value-type="float">
            <text:p>-8.1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3963" calcext:value-type="float">
            <text:p>2.83963</text:p>
          </table:table-cell>
          <table:table-cell office:value-type="float" office:value="7.07416" calcext:value-type="float">
            <text:p>7.074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51441" calcext:value-type="float">
            <text:p>-4.51441</text:p>
          </table:table-cell>
          <table:table-cell office:value-type="float" office:value="-0.325687" calcext:value-type="float">
            <text:p>-0.325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22606" calcext:value-type="float">
            <text:p>-3.22606</text:p>
          </table:table-cell>
          <table:table-cell office:value-type="float" office:value="-10.0082" calcext:value-type="float">
            <text:p>-10.0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3342" calcext:value-type="float">
            <text:p>0.713342</text:p>
          </table:table-cell>
          <table:table-cell office:value-type="float" office:value="7.18126" calcext:value-type="float">
            <text:p>7.181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31721" calcext:value-type="float">
            <text:p>-3.31721</text:p>
          </table:table-cell>
          <table:table-cell office:value-type="float" office:value="-1.25753" calcext:value-type="float">
            <text:p>-1.257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0133" calcext:value-type="float">
            <text:p>3.20133</text:p>
          </table:table-cell>
          <table:table-cell office:value-type="float" office:value="-9.60485" calcext:value-type="float">
            <text:p>-9.604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4774" calcext:value-type="float">
            <text:p>2.34774</text:p>
          </table:table-cell>
          <table:table-cell office:value-type="float" office:value="8.31991" calcext:value-type="float">
            <text:p>8.3199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3246" calcext:value-type="float">
            <text:p>-5.3246</text:p>
          </table:table-cell>
          <table:table-cell office:value-type="float" office:value="-0.209876" calcext:value-type="float">
            <text:p>-0.2098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5386" calcext:value-type="float">
            <text:p>-1.25386</text:p>
          </table:table-cell>
          <table:table-cell office:value-type="float" office:value="-7.89004" calcext:value-type="float">
            <text:p>-7.89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98339" calcext:value-type="float">
            <text:p>0.298339</text:p>
          </table:table-cell>
          <table:table-cell office:value-type="float" office:value="6.96311" calcext:value-type="float">
            <text:p>6.9631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08976" calcext:value-type="float">
            <text:p>-5.08976</text:p>
          </table:table-cell>
          <table:table-cell office:value-type="float" office:value="-0.343611" calcext:value-type="float">
            <text:p>-0.3436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8102" calcext:value-type="float">
            <text:p>-4.18102</text:p>
          </table:table-cell>
          <table:table-cell office:value-type="float" office:value="-9.39535" calcext:value-type="float">
            <text:p>-9.395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59714" calcext:value-type="float">
            <text:p>0.659714</text:p>
          </table:table-cell>
          <table:table-cell office:value-type="float" office:value="6.75325" calcext:value-type="float">
            <text:p>6.753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43855" calcext:value-type="float">
            <text:p>-4.43855</text:p>
          </table:table-cell>
          <table:table-cell office:value-type="float" office:value="0.366771" calcext:value-type="float">
            <text:p>0.366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1899" calcext:value-type="float">
            <text:p>1.91899</text:p>
          </table:table-cell>
          <table:table-cell office:value-type="float" office:value="-5.94478" calcext:value-type="float">
            <text:p>-5.94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7044" calcext:value-type="float">
            <text:p>5.27044</text:p>
          </table:table-cell>
          <table:table-cell office:value-type="float" office:value="7.17416" calcext:value-type="float">
            <text:p>7.174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60535" calcext:value-type="float">
            <text:p>-9.60535</text:p>
          </table:table-cell>
          <table:table-cell office:value-type="float" office:value="-1.18411" calcext:value-type="float">
            <text:p>-1.184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87797" calcext:value-type="float">
            <text:p>-4.87797</text:p>
          </table:table-cell>
          <table:table-cell office:value-type="float" office:value="-11.8844" calcext:value-type="float">
            <text:p>-11.8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96392" calcext:value-type="float">
            <text:p>-0.596392</text:p>
          </table:table-cell>
          <table:table-cell office:value-type="float" office:value="7.87532" calcext:value-type="float">
            <text:p>7.875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45582" calcext:value-type="float">
            <text:p>-4.45582</text:p>
          </table:table-cell>
          <table:table-cell office:value-type="float" office:value="-1.07639" calcext:value-type="float">
            <text:p>-1.076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0358" calcext:value-type="float">
            <text:p>0.60358</text:p>
          </table:table-cell>
          <table:table-cell office:value-type="float" office:value="-8.68495" calcext:value-type="float">
            <text:p>-8.68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23257" calcext:value-type="float">
            <text:p>-0.223257</text:p>
          </table:table-cell>
          <table:table-cell office:value-type="float" office:value="7.77303" calcext:value-type="float">
            <text:p>7.773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82835" calcext:value-type="float">
            <text:p>-5.82835</text:p>
          </table:table-cell>
          <table:table-cell office:value-type="float" office:value="-1.60397" calcext:value-type="float">
            <text:p>-1.603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1.3417" calcext:value-type="float">
            <text:p>-11.3417</text:p>
          </table:table-cell>
          <table:table-cell office:value-type="float" office:value="-9.42372" calcext:value-type="float">
            <text:p>-9.423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873" calcext:value-type="float">
            <text:p>1.7873</text:p>
          </table:table-cell>
          <table:table-cell office:value-type="float" office:value="6.51866" calcext:value-type="float">
            <text:p>6.518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43479" calcext:value-type="float">
            <text:p>-4.43479</text:p>
          </table:table-cell>
          <table:table-cell office:value-type="float" office:value="-2.26439" calcext:value-type="float">
            <text:p>-2.26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61744" calcext:value-type="float">
            <text:p>-0.861744</text:p>
          </table:table-cell>
          <table:table-cell office:value-type="float" office:value="-6.72213" calcext:value-type="float">
            <text:p>-6.72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0098" calcext:value-type="float">
            <text:p>2.80098</text:p>
          </table:table-cell>
          <table:table-cell office:value-type="float" office:value="7.00633" calcext:value-type="float">
            <text:p>7.006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1305" calcext:value-type="float">
            <text:p>-4.91305</text:p>
          </table:table-cell>
          <table:table-cell office:value-type="float" office:value="-1.11124" calcext:value-type="float">
            <text:p>-1.11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3057" calcext:value-type="float">
            <text:p>1.33057</text:p>
          </table:table-cell>
          <table:table-cell office:value-type="float" office:value="-9.22981" calcext:value-type="float">
            <text:p>-9.22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6716" calcext:value-type="float">
            <text:p>1.16716</text:p>
          </table:table-cell>
          <table:table-cell office:value-type="float" office:value="7.12372" calcext:value-type="float">
            <text:p>7.123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71471" calcext:value-type="float">
            <text:p>-4.71471</text:p>
          </table:table-cell>
          <table:table-cell office:value-type="float" office:value="0.811606" calcext:value-type="float">
            <text:p>0.8116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95241" calcext:value-type="float">
            <text:p>-0.895241</text:p>
          </table:table-cell>
          <table:table-cell office:value-type="float" office:value="-9.02046" calcext:value-type="float">
            <text:p>-9.020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4375" calcext:value-type="float">
            <text:p>1.74375</text:p>
          </table:table-cell>
          <table:table-cell office:value-type="float" office:value="6.7843" calcext:value-type="float">
            <text:p>6.78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15338" calcext:value-type="float">
            <text:p>-9.15338</text:p>
          </table:table-cell>
          <table:table-cell office:value-type="float" office:value="-0.622933" calcext:value-type="float">
            <text:p>-0.622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8515" calcext:value-type="float">
            <text:p>3.68515</text:p>
          </table:table-cell>
          <table:table-cell office:value-type="float" office:value="-9.35193" calcext:value-type="float">
            <text:p>-9.351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1308" calcext:value-type="float">
            <text:p>3.31308</text:p>
          </table:table-cell>
          <table:table-cell office:value-type="float" office:value="7.70023" calcext:value-type="float">
            <text:p>7.700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3.52593" calcext:value-type="float">
            <text:p>-3.52593</text:p>
          </table:table-cell>
          <table:table-cell office:value-type="float" office:value="-10.9592" calcext:value-type="float">
            <text:p>-10.9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27889" calcext:value-type="float">
            <text:p>-0.727889</text:p>
          </table:table-cell>
          <table:table-cell office:value-type="float" office:value="9.01371" calcext:value-type="float">
            <text:p>9.01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.21559" calcext:value-type="float">
            <text:p>-1.21559</text:p>
          </table:table-cell>
          <table:table-cell office:value-type="float" office:value="-8.87497" calcext:value-type="float">
            <text:p>-8.874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3325" calcext:value-type="float">
            <text:p>0.153325</text:p>
          </table:table-cell>
          <table:table-cell office:value-type="float" office:value="4.65147" calcext:value-type="float">
            <text:p>4.651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.65641" calcext:value-type="float">
            <text:p>-1.65641</text:p>
          </table:table-cell>
          <table:table-cell office:value-type="float" office:value="-10.017" calcext:value-type="float">
            <text:p>-10.0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31363" calcext:value-type="float">
            <text:p>-0.631363</text:p>
          </table:table-cell>
          <table:table-cell office:value-type="float" office:value="8.23679" calcext:value-type="float">
            <text:p>8.236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5.38958" calcext:value-type="float">
            <text:p>-5.38958</text:p>
          </table:table-cell>
          <table:table-cell office:value-type="float" office:value="-7.54152" calcext:value-type="float">
            <text:p>-7.541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6762" calcext:value-type="float">
            <text:p>-1.16762</text:p>
          </table:table-cell>
          <table:table-cell office:value-type="float" office:value="11.1104" calcext:value-type="float">
            <text:p>11.11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5.33385" calcext:value-type="float">
            <text:p>-5.33385</text:p>
          </table:table-cell>
          <table:table-cell office:value-type="float" office:value="-9.55439" calcext:value-type="float">
            <text:p>-9.554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923" calcext:value-type="float">
            <text:p>4.9923</text:p>
          </table:table-cell>
          <table:table-cell office:value-type="float" office:value="4.46157" calcext:value-type="float">
            <text:p>4.461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09007" calcext:value-type="float">
            <text:p>-0.309007</text:p>
          </table:table-cell>
          <table:table-cell office:value-type="float" office:value="-11.4594" calcext:value-type="float">
            <text:p>-11.4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8707" calcext:value-type="float">
            <text:p>0.848707</text:p>
          </table:table-cell>
          <table:table-cell office:value-type="float" office:value="9.27955" calcext:value-type="float">
            <text:p>9.279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2.98721" calcext:value-type="float">
            <text:p>-2.98721</text:p>
          </table:table-cell>
          <table:table-cell office:value-type="float" office:value="-10.3566" calcext:value-type="float">
            <text:p>-10.35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57131" calcext:value-type="float">
            <text:p>0.257131</text:p>
          </table:table-cell>
          <table:table-cell office:value-type="float" office:value="5.7131" calcext:value-type="float">
            <text:p>5.71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794226" calcext:value-type="float">
            <text:p>0.00794226</text:p>
          </table:table-cell>
          <table:table-cell office:value-type="float" office:value="-7.7524" calcext:value-type="float">
            <text:p>-7.75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5294" calcext:value-type="float">
            <text:p>3.75294</text:p>
          </table:table-cell>
          <table:table-cell office:value-type="float" office:value="9.08674" calcext:value-type="float">
            <text:p>9.086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4.17076" calcext:value-type="float">
            <text:p>-4.17076</text:p>
          </table:table-cell>
          <table:table-cell office:value-type="float" office:value="-9.10218" calcext:value-type="float">
            <text:p>-9.10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2517" calcext:value-type="float">
            <text:p>2.42517</text:p>
          </table:table-cell>
          <table:table-cell office:value-type="float" office:value="4.47332" calcext:value-type="float">
            <text:p>4.47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973147" calcext:value-type="float">
            <text:p>0.973147</text:p>
          </table:table-cell>
          <table:table-cell office:value-type="float" office:value="-11.3892" calcext:value-type="float">
            <text:p>-11.38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18976" calcext:value-type="float">
            <text:p>0.0618976</text:p>
          </table:table-cell>
          <table:table-cell office:value-type="float" office:value="6.66184" calcext:value-type="float">
            <text:p>6.661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4007" calcext:value-type="float">
            <text:p>1.4007</text:p>
          </table:table-cell>
          <table:table-cell office:value-type="float" office:value="-9.65395" calcext:value-type="float">
            <text:p>-9.65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8985" calcext:value-type="float">
            <text:p>3.08985</text:p>
          </table:table-cell>
          <table:table-cell office:value-type="float" office:value="5.08749" calcext:value-type="float">
            <text:p>5.087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3.6069" calcext:value-type="float">
            <text:p>-3.6069</text:p>
          </table:table-cell>
          <table:table-cell office:value-type="float" office:value="-9.0483" calcext:value-type="float">
            <text:p>-9.04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54" calcext:value-type="float">
            <text:p>2.0054</text:p>
          </table:table-cell>
          <table:table-cell office:value-type="float" office:value="6.3081" calcext:value-type="float">
            <text:p>6.30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40438" calcext:value-type="float">
            <text:p>3.40438</text:p>
          </table:table-cell>
          <table:table-cell office:value-type="float" office:value="-8.01277" calcext:value-type="float">
            <text:p>-8.01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544" calcext:value-type="float">
            <text:p>1.31544</text:p>
          </table:table-cell>
          <table:table-cell office:value-type="float" office:value="6.13322" calcext:value-type="float">
            <text:p>6.13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6.56466" calcext:value-type="float">
            <text:p>-6.56466</text:p>
          </table:table-cell>
          <table:table-cell office:value-type="float" office:value="-10.0547" calcext:value-type="float">
            <text:p>-10.05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43663" calcext:value-type="float">
            <text:p>0.543663</text:p>
          </table:table-cell>
          <table:table-cell office:value-type="float" office:value="6.62967" calcext:value-type="float">
            <text:p>6.629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6.19077" calcext:value-type="float">
            <text:p>-6.19077</text:p>
          </table:table-cell>
          <table:table-cell office:value-type="float" office:value="-8.79375" calcext:value-type="float">
            <text:p>-8.79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9406" calcext:value-type="float">
            <text:p>2.59406</text:p>
          </table:table-cell>
          <table:table-cell office:value-type="float" office:value="9.21311" calcext:value-type="float">
            <text:p>9.213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6.59233" calcext:value-type="float">
            <text:p>-6.59233</text:p>
          </table:table-cell>
          <table:table-cell office:value-type="float" office:value="-10.7435" calcext:value-type="float">
            <text:p>-10.74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0384" calcext:value-type="float">
            <text:p>1.80384</text:p>
          </table:table-cell>
          <table:table-cell office:value-type="float" office:value="9.53158" calcext:value-type="float">
            <text:p>9.531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3.58433" calcext:value-type="float">
            <text:p>-3.58433</text:p>
          </table:table-cell>
          <table:table-cell office:value-type="float" office:value="-9.34615" calcext:value-type="float">
            <text:p>-9.34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0675" calcext:value-type="float">
            <text:p>3.80675</text:p>
          </table:table-cell>
          <table:table-cell office:value-type="float" office:value="6.4688" calcext:value-type="float">
            <text:p>6.46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.63689" calcext:value-type="float">
            <text:p>5.63689</text:p>
          </table:table-cell>
          <table:table-cell office:value-type="float" office:value="-9.89715" calcext:value-type="float">
            <text:p>-9.89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15898" calcext:value-type="float">
            <text:p>-0.115898</text:p>
          </table:table-cell>
          <table:table-cell office:value-type="float" office:value="8.74156" calcext:value-type="float">
            <text:p>8.741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.7385" calcext:value-type="float">
            <text:p>-1.7385</text:p>
          </table:table-cell>
          <table:table-cell office:value-type="float" office:value="-9.60943" calcext:value-type="float">
            <text:p>-9.60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35547" calcext:value-type="float">
            <text:p>-0.335547</text:p>
          </table:table-cell>
          <table:table-cell office:value-type="float" office:value="7.041" calcext:value-type="float">
            <text:p>7.0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4.16284" calcext:value-type="float">
            <text:p>-4.16284</text:p>
          </table:table-cell>
          <table:table-cell office:value-type="float" office:value="-10.1755" calcext:value-type="float">
            <text:p>-10.1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3703" calcext:value-type="float">
            <text:p>3.03703</text:p>
          </table:table-cell>
          <table:table-cell office:value-type="float" office:value="7.89455" calcext:value-type="float">
            <text:p>7.894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97218" calcext:value-type="float">
            <text:p>-0.97218</text:p>
          </table:table-cell>
          <table:table-cell office:value-type="float" office:value="-8.47376" calcext:value-type="float">
            <text:p>-8.473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5147" calcext:value-type="float">
            <text:p>2.75147</text:p>
          </table:table-cell>
          <table:table-cell office:value-type="float" office:value="6.22679" calcext:value-type="float">
            <text:p>6.226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5.93521" calcext:value-type="float">
            <text:p>-5.93521</text:p>
          </table:table-cell>
          <table:table-cell office:value-type="float" office:value="-6.72755" calcext:value-type="float">
            <text:p>-6.72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9876" calcext:value-type="float">
            <text:p>3.59876</text:p>
          </table:table-cell>
          <table:table-cell office:value-type="float" office:value="6.39026" calcext:value-type="float">
            <text:p>6.390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89496" calcext:value-type="float">
            <text:p>0.589496</text:p>
          </table:table-cell>
          <table:table-cell office:value-type="float" office:value="-8.7872" calcext:value-type="float">
            <text:p>-8.78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53002" calcext:value-type="float">
            <text:p>-0.453002</text:p>
          </table:table-cell>
          <table:table-cell office:value-type="float" office:value="10.0101" calcext:value-type="float">
            <text:p>10.01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.52163" calcext:value-type="float">
            <text:p>4.52163</text:p>
          </table:table-cell>
          <table:table-cell office:value-type="float" office:value="-6.16837" calcext:value-type="float">
            <text:p>-6.16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125" calcext:value-type="float">
            <text:p>1.2125</text:p>
          </table:table-cell>
          <table:table-cell office:value-type="float" office:value="4.70109" calcext:value-type="float">
            <text:p>4.701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55233" calcext:value-type="float">
            <text:p>1.55233</text:p>
          </table:table-cell>
          <table:table-cell office:value-type="float" office:value="-11.32" calcext:value-type="float">
            <text:p>-11.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5831" calcext:value-type="float">
            <text:p>4.95831</text:p>
          </table:table-cell>
          <table:table-cell office:value-type="float" office:value="6.38063" calcext:value-type="float">
            <text:p>6.3806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1817" calcext:value-type="float">
            <text:p>4.1817</text:p>
          </table:table-cell>
          <table:table-cell office:value-type="float" office:value="7.59396" calcext:value-type="float">
            <text:p>7.5939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3856" calcext:value-type="float">
            <text:p>1.3856</text:p>
          </table:table-cell>
          <table:table-cell office:value-type="float" office:value="8.90014" calcext:value-type="float">
            <text:p>8.900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532603" calcext:value-type="float">
            <text:p>0.532603</text:p>
          </table:table-cell>
          <table:table-cell office:value-type="float" office:value="6.92087" calcext:value-type="float">
            <text:p>6.9208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33839" calcext:value-type="float">
            <text:p>1.33839</text:p>
          </table:table-cell>
          <table:table-cell office:value-type="float" office:value="6.96774" calcext:value-type="float">
            <text:p>6.9677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889271" calcext:value-type="float">
            <text:p>0.0889271</text:p>
          </table:table-cell>
          <table:table-cell office:value-type="float" office:value="2.96824" calcext:value-type="float">
            <text:p>2.968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31312" calcext:value-type="float">
            <text:p>3.31312</text:p>
          </table:table-cell>
          <table:table-cell office:value-type="float" office:value="7.33012" calcext:value-type="float">
            <text:p>7.330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5402" calcext:value-type="float">
            <text:p>1.55402</text:p>
          </table:table-cell>
          <table:table-cell office:value-type="float" office:value="9.50518" calcext:value-type="float">
            <text:p>9.505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476118" calcext:value-type="float">
            <text:p>0.476118</text:p>
          </table:table-cell>
          <table:table-cell office:value-type="float" office:value="7.63187" calcext:value-type="float">
            <text:p>7.6318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19723" calcext:value-type="float">
            <text:p>1.19723</text:p>
          </table:table-cell>
          <table:table-cell office:value-type="float" office:value="5.80103" calcext:value-type="float">
            <text:p>5.8010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38378" calcext:value-type="float">
            <text:p>3.38378</text:p>
          </table:table-cell>
          <table:table-cell office:value-type="float" office:value="5.01754" calcext:value-type="float">
            <text:p>5.0175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45247" calcext:value-type="float">
            <text:p>-1.45247</text:p>
          </table:table-cell>
          <table:table-cell office:value-type="float" office:value="8.26498" calcext:value-type="float">
            <text:p>8.2649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335424" calcext:value-type="float">
            <text:p>-0.335424</text:p>
          </table:table-cell>
          <table:table-cell office:value-type="float" office:value="5.52077" calcext:value-type="float">
            <text:p>5.5207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234805" calcext:value-type="float">
            <text:p>0.234805</text:p>
          </table:table-cell>
          <table:table-cell office:value-type="float" office:value="9.34339" calcext:value-type="float">
            <text:p>9.3433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10246" calcext:value-type="float">
            <text:p>1.10246</text:p>
          </table:table-cell>
          <table:table-cell office:value-type="float" office:value="6.92106" calcext:value-type="float">
            <text:p>6.9210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98283" calcext:value-type="float">
            <text:p>1.98283</text:p>
          </table:table-cell>
          <table:table-cell office:value-type="float" office:value="10.1868" calcext:value-type="float">
            <text:p>10.186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2.23114" calcext:value-type="float">
            <text:p>-2.23114</text:p>
          </table:table-cell>
          <table:table-cell office:value-type="float" office:value="6.47931" calcext:value-type="float">
            <text:p>6.4793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275904" calcext:value-type="float">
            <text:p>-0.275904</text:p>
          </table:table-cell>
          <table:table-cell office:value-type="float" office:value="6.83132" calcext:value-type="float">
            <text:p>6.8313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82412" calcext:value-type="float">
            <text:p>2.82412</text:p>
          </table:table-cell>
          <table:table-cell office:value-type="float" office:value="10.7054" calcext:value-type="float">
            <text:p>10.705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602282" calcext:value-type="float">
            <text:p>0.602282</text:p>
          </table:table-cell>
          <table:table-cell office:value-type="float" office:value="8.77758" calcext:value-type="float">
            <text:p>8.7775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16639" calcext:value-type="float">
            <text:p>-1.16639</text:p>
          </table:table-cell>
          <table:table-cell office:value-type="float" office:value="9.55652" calcext:value-type="float">
            <text:p>9.5565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78084" calcext:value-type="float">
            <text:p>2.78084</text:p>
          </table:table-cell>
          <table:table-cell office:value-type="float" office:value="8.4028" calcext:value-type="float">
            <text:p>8.40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2604" calcext:value-type="float">
            <text:p>2.2604</text:p>
          </table:table-cell>
          <table:table-cell office:value-type="float" office:value="7.82254" calcext:value-type="float">
            <text:p>7.8225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0968979" calcext:value-type="float">
            <text:p>-0.0968979</text:p>
          </table:table-cell>
          <table:table-cell office:value-type="float" office:value="6.63451" calcext:value-type="float">
            <text:p>6.6345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892509" calcext:value-type="float">
            <text:p>0.892509</text:p>
          </table:table-cell>
          <table:table-cell office:value-type="float" office:value="9.51129" calcext:value-type="float">
            <text:p>9.5112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32534" calcext:value-type="float">
            <text:p>2.32534</text:p>
          </table:table-cell>
          <table:table-cell office:value-type="float" office:value="5.49208" calcext:value-type="float">
            <text:p>5.4920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82888" calcext:value-type="float">
            <text:p>1.82888</text:p>
          </table:table-cell>
          <table:table-cell office:value-type="float" office:value="8.11414" calcext:value-type="float">
            <text:p>8.114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48586" calcext:value-type="float">
            <text:p>-1.48586</text:p>
          </table:table-cell>
          <table:table-cell office:value-type="float" office:value="8.2656" calcext:value-type="float">
            <text:p>8.265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09316" calcext:value-type="float">
            <text:p>2.09316</text:p>
          </table:table-cell>
          <table:table-cell office:value-type="float" office:value="4.60408" calcext:value-type="float">
            <text:p>4.6040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15442" calcext:value-type="float">
            <text:p>0.15442</text:p>
          </table:table-cell>
          <table:table-cell office:value-type="float" office:value="3.16495" calcext:value-type="float">
            <text:p>3.1649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467491" calcext:value-type="float">
            <text:p>0.467491</text:p>
          </table:table-cell>
          <table:table-cell office:value-type="float" office:value="5.81208" calcext:value-type="float">
            <text:p>5.8120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11779" calcext:value-type="float">
            <text:p>-1.11779</text:p>
          </table:table-cell>
          <table:table-cell office:value-type="float" office:value="6.45487" calcext:value-type="float">
            <text:p>6.4548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354722" calcext:value-type="float">
            <text:p>-0.354722</text:p>
          </table:table-cell>
          <table:table-cell office:value-type="float" office:value="6.85482" calcext:value-type="float">
            <text:p>6.8548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06157" calcext:value-type="float">
            <text:p>1.06157</text:p>
          </table:table-cell>
          <table:table-cell office:value-type="float" office:value="8.9926" calcext:value-type="float">
            <text:p>8.992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28251" calcext:value-type="float">
            <text:p>1.28251</text:p>
          </table:table-cell>
          <table:table-cell office:value-type="float" office:value="5.64343" calcext:value-type="float">
            <text:p>5.6434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13032" calcext:value-type="float">
            <text:p>1.13032</text:p>
          </table:table-cell>
          <table:table-cell office:value-type="float" office:value="8.12401" calcext:value-type="float">
            <text:p>8.1240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18169" calcext:value-type="float">
            <text:p>4.18169</text:p>
          </table:table-cell>
          <table:table-cell office:value-type="float" office:value="7.64905" calcext:value-type="float">
            <text:p>7.649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13741" calcext:value-type="float">
            <text:p>1.13741</text:p>
          </table:table-cell>
          <table:table-cell office:value-type="float" office:value="8.79368" calcext:value-type="float">
            <text:p>8.7936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75273" calcext:value-type="float">
            <text:p>1.75273</text:p>
          </table:table-cell>
          <table:table-cell office:value-type="float" office:value="10.7228" calcext:value-type="float">
            <text:p>10.72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110929" calcext:value-type="float">
            <text:p>-0.110929</text:p>
          </table:table-cell>
          <table:table-cell office:value-type="float" office:value="6.98676" calcext:value-type="float">
            <text:p>6.9867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36906" calcext:value-type="float">
            <text:p>4.36906</text:p>
          </table:table-cell>
          <table:table-cell office:value-type="float" office:value="6.87202" calcext:value-type="float">
            <text:p>6.8720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524367" calcext:value-type="float">
            <text:p>-0.524367</text:p>
          </table:table-cell>
          <table:table-cell office:value-type="float" office:value="11.6388" calcext:value-type="float">
            <text:p>11.638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410988" calcext:value-type="float">
            <text:p>-0.410988</text:p>
          </table:table-cell>
          <table:table-cell office:value-type="float" office:value="6.71236" calcext:value-type="float">
            <text:p>6.7123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200517" calcext:value-type="float">
            <text:p>0.0200517</text:p>
          </table:table-cell>
          <table:table-cell office:value-type="float" office:value="11.2023" calcext:value-type="float">
            <text:p>11.202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94531" calcext:value-type="float">
            <text:p>0.94531</text:p>
          </table:table-cell>
          <table:table-cell office:value-type="float" office:value="7.47974" calcext:value-type="float">
            <text:p>7.4797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79341" calcext:value-type="float">
            <text:p>3.79341</text:p>
          </table:table-cell>
          <table:table-cell office:value-type="float" office:value="8.33141" calcext:value-type="float">
            <text:p>8.3314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30172" calcext:value-type="float">
            <text:p>2.30172</text:p>
          </table:table-cell>
          <table:table-cell office:value-type="float" office:value="6.14647" calcext:value-type="float">
            <text:p>6.1464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5255" calcext:value-type="float">
            <text:p>3.5255</text:p>
          </table:table-cell>
          <table:table-cell office:value-type="float" office:value="8.59357" calcext:value-type="float">
            <text:p>8.5935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91538" calcext:value-type="float">
            <text:p>2.91538</text:p>
          </table:table-cell>
          <table:table-cell office:value-type="float" office:value="6.79016" calcext:value-type="float">
            <text:p>6.7901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58037" calcext:value-type="float">
            <text:p>4.58037</text:p>
          </table:table-cell>
          <table:table-cell office:value-type="float" office:value="7.02327" calcext:value-type="float">
            <text:p>7.0232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6862" calcext:value-type="float">
            <text:p>1.56862</text:p>
          </table:table-cell>
          <table:table-cell office:value-type="float" office:value="5.37796" calcext:value-type="float">
            <text:p>5.3779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237563" calcext:value-type="float">
            <text:p>-0.237563</text:p>
          </table:table-cell>
          <table:table-cell office:value-type="float" office:value="2.43854" calcext:value-type="float">
            <text:p>2.4385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.07608" calcext:value-type="float">
            <text:p>3.07608</text:p>
          </table:table-cell>
          <table:table-cell office:value-type="float" office:value="8.5735" calcext:value-type="float">
            <text:p>8.573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71211" calcext:value-type="float">
            <text:p>1.71211</text:p>
          </table:table-cell>
          <table:table-cell office:value-type="float" office:value="8.56252" calcext:value-type="float">
            <text:p>8.5625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49902" calcext:value-type="float">
            <text:p>2.49902</text:p>
          </table:table-cell>
          <table:table-cell office:value-type="float" office:value="7.61016" calcext:value-type="float">
            <text:p>7.6101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.13747" calcext:value-type="float">
            <text:p>6.13747</text:p>
          </table:table-cell>
          <table:table-cell office:value-type="float" office:value="7.61141" calcext:value-type="float">
            <text:p>7.6114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606692" calcext:value-type="float">
            <text:p>-0.606692</text:p>
          </table:table-cell>
          <table:table-cell office:value-type="float" office:value="7.7468" calcext:value-type="float">
            <text:p>7.746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1.81123" calcext:value-type="float">
            <text:p>-1.81123</text:p>
          </table:table-cell>
          <table:table-cell office:value-type="float" office:value="6.67736" calcext:value-type="float">
            <text:p>6.6773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786998" calcext:value-type="float">
            <text:p>0.786998</text:p>
          </table:table-cell>
          <table:table-cell office:value-type="float" office:value="6.6435" calcext:value-type="float">
            <text:p>6.643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750157" calcext:value-type="float">
            <text:p>-0.750157</text:p>
          </table:table-cell>
          <table:table-cell office:value-type="float" office:value="7.13496" calcext:value-type="float">
            <text:p>7.1349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.24366" calcext:value-type="float">
            <text:p>6.24366</text:p>
          </table:table-cell>
          <table:table-cell office:value-type="float" office:value="5.6987" calcext:value-type="float">
            <text:p>5.698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41651" calcext:value-type="float">
            <text:p>-0.41651</text:p>
          </table:table-cell>
          <table:table-cell office:value-type="float" office:value="8.93321" calcext:value-type="float">
            <text:p>8.933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30189" calcext:value-type="float">
            <text:p>2.30189</text:p>
          </table:table-cell>
          <table:table-cell office:value-type="float" office:value="6.05284" calcext:value-type="float">
            <text:p>6.0528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79399" calcext:value-type="float">
            <text:p>1.79399</text:p>
          </table:table-cell>
          <table:table-cell office:value-type="float" office:value="5.98702" calcext:value-type="float">
            <text:p>5.9870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63245" calcext:value-type="float">
            <text:p>4.63245</text:p>
          </table:table-cell>
          <table:table-cell office:value-type="float" office:value="10.2009" calcext:value-type="float">
            <text:p>10.200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295379" calcext:value-type="float">
            <text:p>-0.295379</text:p>
          </table:table-cell>
          <table:table-cell office:value-type="float" office:value="10.1991" calcext:value-type="float">
            <text:p>10.199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54367" calcext:value-type="float">
            <text:p>1.54367</text:p>
          </table:table-cell>
          <table:table-cell office:value-type="float" office:value="6.83831" calcext:value-type="float">
            <text:p>6.8383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2429" calcext:value-type="float">
            <text:p>4.2429</text:p>
          </table:table-cell>
          <table:table-cell office:value-type="float" office:value="8.95898" calcext:value-type="float">
            <text:p>8.9589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.92071" calcext:value-type="float">
            <text:p>2.92071</text:p>
          </table:table-cell>
          <table:table-cell office:value-type="float" office:value="8.08126" calcext:value-type="float">
            <text:p>8.081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meta:editing-duration>PT3M27S</meta:editing-duration>
    <meta:editing-cycles>3</meta:editing-cycles>
    <meta:creation-date>2022-11-28T13:52:57.020178730</meta:creation-date>
    <dc:date>2022-11-28T15:32:13.959472130</dc:date>
    <meta:document-statistic meta:table-count="1" meta:cell-count="265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636cm" svg:y="4.215cm" style:legend-expansion="high" chart:style-name="ch2"/>
        <chart:plot-area chart:style-name="ch3" table:cell-range-address="data.A25:data.C530" chart:data-source-has-labels="column" svg:x="0.45cm" svg:y="0.246cm" svg:width="12.794cm" svg:height="8.208cm">
          <chart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53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C25:data.C530" chart:class="chart:scatter">
            <chart:domain table:cell-range-address="data.B25:data.B530"/>
            <chart:data-point chart:repeated="5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530</svg:desc>
                </draw:g>
              </table:table-cell>
              <table:table-cell office:value-type="float" office:value="-9.33717">
                <text:p>-9.33717</text:p>
                <draw:g>
                  <svg:desc>data.B25:data.B530</svg:desc>
                </draw:g>
              </table:table-cell>
              <table:table-cell office:value-type="float" office:value="-1.47976">
                <text:p>-1.47976</text:p>
                <draw:g>
                  <svg:desc>data.C25:data.C5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46281">
                <text:p>-4.46281</text:p>
              </table:table-cell>
              <table:table-cell office:value-type="float" office:value="-0.157614">
                <text:p>-0.15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48281">
                <text:p>-5.48281</text:p>
              </table:table-cell>
              <table:table-cell office:value-type="float" office:value="-1.33823">
                <text:p>-1.338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2805">
                <text:p>-9.82805</text:p>
              </table:table-cell>
              <table:table-cell office:value-type="float" office:value="-0.335942">
                <text:p>-0.3359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98464">
                <text:p>-3.98464</text:p>
              </table:table-cell>
              <table:table-cell office:value-type="float" office:value="0.756735">
                <text:p>0.7567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99783">
                <text:p>-9.99783</text:p>
              </table:table-cell>
              <table:table-cell office:value-type="float" office:value="0.806095">
                <text:p>0.8060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3309">
                <text:p>-10.3309</text:p>
              </table:table-cell>
              <table:table-cell office:value-type="float" office:value="0.528824">
                <text:p>0.5288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58873">
                <text:p>-5.58873</text:p>
              </table:table-cell>
              <table:table-cell office:value-type="float" office:value="-0.579749">
                <text:p>-0.5797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6338">
                <text:p>-11.6338</text:p>
              </table:table-cell>
              <table:table-cell office:value-type="float" office:value="-1.23736">
                <text:p>-1.237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5034">
                <text:p>-5.15034</text:p>
              </table:table-cell>
              <table:table-cell office:value-type="float" office:value="0.691411">
                <text:p>0.6914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96595">
                <text:p>-5.96595</text:p>
              </table:table-cell>
              <table:table-cell office:value-type="float" office:value="0.74648">
                <text:p>0.746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9879">
                <text:p>-6.99879</text:p>
              </table:table-cell>
              <table:table-cell office:value-type="float" office:value="0.674803">
                <text:p>0.6748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2.0809">
                <text:p>-12.0809</text:p>
              </table:table-cell>
              <table:table-cell office:value-type="float" office:value="-0.192616">
                <text:p>-0.1926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70154">
                <text:p>-3.70154</text:p>
              </table:table-cell>
              <table:table-cell office:value-type="float" office:value="0.829949">
                <text:p>0.8299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9983">
                <text:p>-8.39983</text:p>
              </table:table-cell>
              <table:table-cell office:value-type="float" office:value="0.460985">
                <text:p>0.4609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397">
                <text:p>-8.0397</text:p>
              </table:table-cell>
              <table:table-cell office:value-type="float" office:value="1.11431">
                <text:p>1.114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7442">
                <text:p>-2.27442</text:p>
              </table:table-cell>
              <table:table-cell office:value-type="float" office:value="0.747368">
                <text:p>0.7473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4743">
                <text:p>-11.4743</text:p>
              </table:table-cell>
              <table:table-cell office:value-type="float" office:value="-1.34989">
                <text:p>-1.349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8902">
                <text:p>-11.8902</text:p>
              </table:table-cell>
              <table:table-cell office:value-type="float" office:value="-1.25718">
                <text:p>-1.257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72325">
                <text:p>-3.72325</text:p>
              </table:table-cell>
              <table:table-cell office:value-type="float" office:value="-1.56156">
                <text:p>-1.561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1756">
                <text:p>-10.1756</text:p>
              </table:table-cell>
              <table:table-cell office:value-type="float" office:value="1.57619">
                <text:p>1.576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03203">
                <text:p>-6.03203</text:p>
              </table:table-cell>
              <table:table-cell office:value-type="float" office:value="-0.11842">
                <text:p>-0.118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85019">
                <text:p>-2.85019</text:p>
              </table:table-cell>
              <table:table-cell office:value-type="float" office:value="-1.3911">
                <text:p>-1.39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5693">
                <text:p>-0.55693</text:p>
              </table:table-cell>
              <table:table-cell office:value-type="float" office:value="-0.769474">
                <text:p>-0.7694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5374">
                <text:p>-7.85374</text:p>
              </table:table-cell>
              <table:table-cell office:value-type="float" office:value="-0.677771">
                <text:p>-0.6777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6068">
                <text:p>-7.56068</text:p>
              </table:table-cell>
              <table:table-cell office:value-type="float" office:value="-1.01453">
                <text:p>-1.014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2701">
                <text:p>-8.02701</text:p>
              </table:table-cell>
              <table:table-cell office:value-type="float" office:value="-2.72431">
                <text:p>-2.724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5269">
                <text:p>-4.95269</text:p>
              </table:table-cell>
              <table:table-cell office:value-type="float" office:value="-0.905943">
                <text:p>-0.9059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5.5304">
                <text:p>-15.5304</text:p>
              </table:table-cell>
              <table:table-cell office:value-type="float" office:value="-0.892675">
                <text:p>-0.8926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09205">
                <text:p>-4.09205</text:p>
              </table:table-cell>
              <table:table-cell office:value-type="float" office:value="-0.967917">
                <text:p>-0.9679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7113">
                <text:p>-5.17113</text:p>
              </table:table-cell>
              <table:table-cell office:value-type="float" office:value="0.326012">
                <text:p>0.3260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62024">
                <text:p>-9.62024</text:p>
              </table:table-cell>
              <table:table-cell office:value-type="float" office:value="0.0751524">
                <text:p>0.07515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40419">
                <text:p>-0.740419</text:p>
              </table:table-cell>
              <table:table-cell office:value-type="float" office:value="-1.86362">
                <text:p>-1.863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7926">
                <text:p>-8.47926</text:p>
              </table:table-cell>
              <table:table-cell office:value-type="float" office:value="-2.21862">
                <text:p>-2.218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37991">
                <text:p>-6.37991</text:p>
              </table:table-cell>
              <table:table-cell office:value-type="float" office:value="-1.04761">
                <text:p>-1.047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2.7962">
                <text:p>-12.7962</text:p>
              </table:table-cell>
              <table:table-cell office:value-type="float" office:value="-1.01293">
                <text:p>-1.012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48629">
                <text:p>-7.48629</text:p>
              </table:table-cell>
              <table:table-cell office:value-type="float" office:value="-0.167766">
                <text:p>-0.1677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5817">
                <text:p>-5.5817</text:p>
              </table:table-cell>
              <table:table-cell office:value-type="float" office:value="-0.488916">
                <text:p>-0.4889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2077">
                <text:p>-8.32077</text:p>
              </table:table-cell>
              <table:table-cell office:value-type="float" office:value="-0.19477">
                <text:p>-0.194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66454">
                <text:p>-3.66454</text:p>
              </table:table-cell>
              <table:table-cell office:value-type="float" office:value="-1.61521">
                <text:p>-1.615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8874">
                <text:p>-10.8874</text:p>
              </table:table-cell>
              <table:table-cell office:value-type="float" office:value="0.64967">
                <text:p>0.649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7185">
                <text:p>-5.27185</text:p>
              </table:table-cell>
              <table:table-cell office:value-type="float" office:value="-2.31187">
                <text:p>-2.311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1248">
                <text:p>-7.21248</text:p>
              </table:table-cell>
              <table:table-cell office:value-type="float" office:value="-0.732954">
                <text:p>-0.7329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3236">
                <text:p>-5.13236</text:p>
              </table:table-cell>
              <table:table-cell office:value-type="float" office:value="-0.785634">
                <text:p>-0.7856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8507">
                <text:p>-6.18507</text:p>
              </table:table-cell>
              <table:table-cell office:value-type="float" office:value="-0.627664">
                <text:p>-0.6276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5874">
                <text:p>-7.75874</text:p>
              </table:table-cell>
              <table:table-cell office:value-type="float" office:value="0.241957">
                <text:p>0.2419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8545">
                <text:p>-4.68545</text:p>
              </table:table-cell>
              <table:table-cell office:value-type="float" office:value="0.629869">
                <text:p>0.6298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3527">
                <text:p>-10.3527</text:p>
              </table:table-cell>
              <table:table-cell office:value-type="float" office:value="-2.11139">
                <text:p>-2.111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56472">
                <text:p>-4.56472</text:p>
              </table:table-cell>
              <table:table-cell office:value-type="float" office:value="-1.07274">
                <text:p>-1.072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0942">
                <text:p>-8.50942</text:p>
              </table:table-cell>
              <table:table-cell office:value-type="float" office:value="1.89247">
                <text:p>1.892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79158">
                <text:p>-6.79158</text:p>
              </table:table-cell>
              <table:table-cell office:value-type="float" office:value="-0.160768">
                <text:p>-0.1607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2832">
                <text:p>-7.22832</text:p>
              </table:table-cell>
              <table:table-cell office:value-type="float" office:value="-0.0721055">
                <text:p>-0.07210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5083">
                <text:p>-6.15083</text:p>
              </table:table-cell>
              <table:table-cell office:value-type="float" office:value="-1.18643">
                <text:p>-1.186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1747">
                <text:p>-8.01747</text:p>
              </table:table-cell>
              <table:table-cell office:value-type="float" office:value="-0.977148">
                <text:p>-0.9771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98416">
                <text:p>-3.98416</text:p>
              </table:table-cell>
              <table:table-cell office:value-type="float" office:value="-1.05669">
                <text:p>-1.056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6995">
                <text:p>-8.56995</text:p>
              </table:table-cell>
              <table:table-cell office:value-type="float" office:value="-0.189708">
                <text:p>-0.1897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2198">
                <text:p>-9.02198</text:p>
              </table:table-cell>
              <table:table-cell office:value-type="float" office:value="0.413663">
                <text:p>0.4136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44746">
                <text:p>-5.44746</text:p>
              </table:table-cell>
              <table:table-cell office:value-type="float" office:value="-1.47304">
                <text:p>-1.473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03913">
                <text:p>-5.03913</text:p>
              </table:table-cell>
              <table:table-cell office:value-type="float" office:value="-0.652624">
                <text:p>-0.652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55371">
                <text:p>-0.855371</text:p>
              </table:table-cell>
              <table:table-cell office:value-type="float" office:value="-0.976072">
                <text:p>-0.9760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75298">
                <text:p>-5.75298</text:p>
              </table:table-cell>
              <table:table-cell office:value-type="float" office:value="-0.92226">
                <text:p>-0.922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3383">
                <text:p>-7.13383</text:p>
              </table:table-cell>
              <table:table-cell office:value-type="float" office:value="0.121307">
                <text:p>0.1213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72824">
                <text:p>-6.72824</text:p>
              </table:table-cell>
              <table:table-cell office:value-type="float" office:value="-0.628739">
                <text:p>-0.6287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731">
                <text:p>-6.5731</text:p>
              </table:table-cell>
              <table:table-cell office:value-type="float" office:value="-0.967647">
                <text:p>-0.9676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40253">
                <text:p>-6.40253</text:p>
              </table:table-cell>
              <table:table-cell office:value-type="float" office:value="0.579542">
                <text:p>0.5795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7727">
                <text:p>-8.77727</text:p>
              </table:table-cell>
              <table:table-cell office:value-type="float" office:value="-0.198901">
                <text:p>-0.198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2766">
                <text:p>-7.82766</text:p>
              </table:table-cell>
              <table:table-cell office:value-type="float" office:value="-0.0531264">
                <text:p>-0.05312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57511">
                <text:p>-5.57511</text:p>
              </table:table-cell>
              <table:table-cell office:value-type="float" office:value="-1.27065">
                <text:p>-1.270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5915">
                <text:p>-10.5915</text:p>
              </table:table-cell>
              <table:table-cell office:value-type="float" office:value="0.531997">
                <text:p>0.5319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3421">
                <text:p>-7.53421</text:p>
              </table:table-cell>
              <table:table-cell office:value-type="float" office:value="1.46597">
                <text:p>1.465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7788">
                <text:p>-7.57788</text:p>
              </table:table-cell>
              <table:table-cell office:value-type="float" office:value="-0.350398">
                <text:p>-0.3503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64498">
                <text:p>-3.64498</text:p>
              </table:table-cell>
              <table:table-cell office:value-type="float" office:value="-1.01936">
                <text:p>-1.019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4316">
                <text:p>-6.14316</text:p>
              </table:table-cell>
              <table:table-cell office:value-type="float" office:value="-1.22087">
                <text:p>-1.220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38">
                <text:p>-7.138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7948">
                <text:p>-9.07948</text:p>
              </table:table-cell>
              <table:table-cell office:value-type="float" office:value="-0.526767">
                <text:p>-0.5267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45">
                <text:p>-6.245</text:p>
              </table:table-cell>
              <table:table-cell office:value-type="float" office:value="0.799464">
                <text:p>0.7994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94396">
                <text:p>-9.94396</text:p>
              </table:table-cell>
              <table:table-cell office:value-type="float" office:value="-0.305495">
                <text:p>-0.3054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2942">
                <text:p>-8.82942</text:p>
              </table:table-cell>
              <table:table-cell office:value-type="float" office:value="-0.139461">
                <text:p>-0.1394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9826">
                <text:p>-6.99826</text:p>
              </table:table-cell>
              <table:table-cell office:value-type="float" office:value="-2.31374">
                <text:p>-2.313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56">
                <text:p>-5.156</text:p>
              </table:table-cell>
              <table:table-cell office:value-type="float" office:value="-0.759205">
                <text:p>-0.7592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4279">
                <text:p>-9.34279</text:p>
              </table:table-cell>
              <table:table-cell office:value-type="float" office:value="-0.904955">
                <text:p>-0.9049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4873">
                <text:p>-4.94873</text:p>
              </table:table-cell>
              <table:table-cell office:value-type="float" office:value="-0.812488">
                <text:p>-0.8124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8891">
                <text:p>-4.8891</text:p>
              </table:table-cell>
              <table:table-cell office:value-type="float" office:value="-1.13065">
                <text:p>-1.130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71343">
                <text:p>-6.71343</text:p>
              </table:table-cell>
              <table:table-cell office:value-type="float" office:value="0.377816">
                <text:p>0.3778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7275">
                <text:p>-5.37275</text:p>
              </table:table-cell>
              <table:table-cell office:value-type="float" office:value="-1.94023">
                <text:p>-1.940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8186">
                <text:p>-7.88186</text:p>
              </table:table-cell>
              <table:table-cell office:value-type="float" office:value="-0.163382">
                <text:p>-0.1633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6656">
                <text:p>-8.66656</text:p>
              </table:table-cell>
              <table:table-cell office:value-type="float" office:value="-1.5997">
                <text:p>-1.59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79496">
                <text:p>-4.79496</text:p>
              </table:table-cell>
              <table:table-cell office:value-type="float" office:value="2.43697">
                <text:p>2.436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76288">
                <text:p>-9.76288</text:p>
              </table:table-cell>
              <table:table-cell office:value-type="float" office:value="0.765247">
                <text:p>0.7652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7581">
                <text:p>-1.27581</text:p>
              </table:table-cell>
              <table:table-cell office:value-type="float" office:value="-1.19404">
                <text:p>-1.194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27608">
                <text:p>-3.27608</text:p>
              </table:table-cell>
              <table:table-cell office:value-type="float" office:value="-1.44866">
                <text:p>-1.448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4832">
                <text:p>-8.04832</text:p>
              </table:table-cell>
              <table:table-cell office:value-type="float" office:value="0.205099">
                <text:p>0.2050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2069">
                <text:p>-6.92069</text:p>
              </table:table-cell>
              <table:table-cell office:value-type="float" office:value="-0.187921">
                <text:p>-0.1879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5098">
                <text:p>-6.25098</text:p>
              </table:table-cell>
              <table:table-cell office:value-type="float" office:value="-1.54952">
                <text:p>-1.549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6558">
                <text:p>-8.36558</text:p>
              </table:table-cell>
              <table:table-cell office:value-type="float" office:value="-0.221692">
                <text:p>-0.2216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06616">
                <text:p>-4.06616</text:p>
              </table:table-cell>
              <table:table-cell office:value-type="float" office:value="-1.22581">
                <text:p>-1.225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74829">
                <text:p>-6.74829</text:p>
              </table:table-cell>
              <table:table-cell office:value-type="float" office:value="-0.775818">
                <text:p>-0.7758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3146">
                <text:p>-8.73146</text:p>
              </table:table-cell>
              <table:table-cell office:value-type="float" office:value="0.467313">
                <text:p>0.467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1027">
                <text:p>-4.61027</text:p>
              </table:table-cell>
              <table:table-cell office:value-type="float" office:value="-1.24291">
                <text:p>-1.242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69489">
                <text:p>-6.69489</text:p>
              </table:table-cell>
              <table:table-cell office:value-type="float" office:value="-1.1099">
                <text:p>-1.10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5526">
                <text:p>-9.35526</text:p>
              </table:table-cell>
              <table:table-cell office:value-type="float" office:value="0.772229">
                <text:p>0.7722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59904">
                <text:p>-3.59904</text:p>
              </table:table-cell>
              <table:table-cell office:value-type="float" office:value="-1.14501">
                <text:p>-1.145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87678">
                <text:p>-2.87678</text:p>
              </table:table-cell>
              <table:table-cell office:value-type="float" office:value="0.385213">
                <text:p>0.3852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32882">
                <text:p>-7.32882</text:p>
              </table:table-cell>
              <table:table-cell office:value-type="float" office:value="0.298173">
                <text:p>0.2981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7577">
                <text:p>-7.87577</text:p>
              </table:table-cell>
              <table:table-cell office:value-type="float" office:value="-0.832216">
                <text:p>-0.8322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7201">
                <text:p>-9.37201</text:p>
              </table:table-cell>
              <table:table-cell office:value-type="float" office:value="-0.202127">
                <text:p>-0.2021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50205">
                <text:p>-9.50205</text:p>
              </table:table-cell>
              <table:table-cell office:value-type="float" office:value="-1.86227">
                <text:p>-1.862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545">
                <text:p>-5.545</text:p>
              </table:table-cell>
              <table:table-cell office:value-type="float" office:value="-0.263095">
                <text:p>-0.2630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62747">
                <text:p>-6.62747</text:p>
              </table:table-cell>
              <table:table-cell office:value-type="float" office:value="-3.06944">
                <text:p>-3.069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36462">
                <text:p>-7.36462</text:p>
              </table:table-cell>
              <table:table-cell office:value-type="float" office:value="0.994425">
                <text:p>0.9944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2852">
                <text:p>-2.12852</text:p>
              </table:table-cell>
              <table:table-cell office:value-type="float" office:value="0.614636">
                <text:p>0.6146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79465">
                <text:p>-5.79465</text:p>
              </table:table-cell>
              <table:table-cell office:value-type="float" office:value="-1.89097">
                <text:p>-1.890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01737">
                <text:p>-5.01737</text:p>
              </table:table-cell>
              <table:table-cell office:value-type="float" office:value="-1.43128">
                <text:p>-1.431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75625">
                <text:p>-4.75625</text:p>
              </table:table-cell>
              <table:table-cell office:value-type="float" office:value="0.284002">
                <text:p>0.2840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8322">
                <text:p>-3.8322</text:p>
              </table:table-cell>
              <table:table-cell office:value-type="float" office:value="-1.17865">
                <text:p>-1.178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7572">
                <text:p>-5.37572</text:p>
              </table:table-cell>
              <table:table-cell office:value-type="float" office:value="-1.49445">
                <text:p>-1.494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71608">
                <text:p>-4.71608</text:p>
              </table:table-cell>
              <table:table-cell office:value-type="float" office:value="-0.894082">
                <text:p>-0.8940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91446">
                <text:p>-3.91446</text:p>
              </table:table-cell>
              <table:table-cell office:value-type="float" office:value="-1.44999">
                <text:p>-1.449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92187">
                <text:p>-9.92187</text:p>
              </table:table-cell>
              <table:table-cell office:value-type="float" office:value="-1.73957">
                <text:p>-1.739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35964">
                <text:p>-7.35964</text:p>
              </table:table-cell>
              <table:table-cell office:value-type="float" office:value="-1.55933">
                <text:p>-1.559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6824">
                <text:p>-6.56824</text:p>
              </table:table-cell>
              <table:table-cell office:value-type="float" office:value="-2.00627">
                <text:p>-2.006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387">
                <text:p>-7.5387</text:p>
              </table:table-cell>
              <table:table-cell office:value-type="float" office:value="-0.0170596">
                <text:p>-0.01705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2.7005">
                <text:p>-12.7005</text:p>
              </table:table-cell>
              <table:table-cell office:value-type="float" office:value="-0.553422">
                <text:p>-0.5534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5068">
                <text:p>-8.35068</text:p>
              </table:table-cell>
              <table:table-cell office:value-type="float" office:value="-0.528886">
                <text:p>-0.5288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3994">
                <text:p>-7.83994</text:p>
              </table:table-cell>
              <table:table-cell office:value-type="float" office:value="-0.606749">
                <text:p>-0.6067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9913">
                <text:p>-10.9913</text:p>
              </table:table-cell>
              <table:table-cell office:value-type="float" office:value="0.0069935">
                <text:p>0.00699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2365">
                <text:p>-8.42365</text:p>
              </table:table-cell>
              <table:table-cell office:value-type="float" office:value="-0.321621">
                <text:p>-0.321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13033">
                <text:p>-9.13033</text:p>
              </table:table-cell>
              <table:table-cell office:value-type="float" office:value="0.0981105">
                <text:p>0.09811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7765">
                <text:p>-4.97765</text:p>
              </table:table-cell>
              <table:table-cell office:value-type="float" office:value="0.161811">
                <text:p>0.1618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4468">
                <text:p>-6.24468</text:p>
              </table:table-cell>
              <table:table-cell office:value-type="float" office:value="-1.50784">
                <text:p>-1.507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2928">
                <text:p>-7.62928</text:p>
              </table:table-cell>
              <table:table-cell office:value-type="float" office:value="0.252056">
                <text:p>0.2520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53019">
                <text:p>-4.53019</text:p>
              </table:table-cell>
              <table:table-cell office:value-type="float" office:value="-0.585468">
                <text:p>-0.5854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1806">
                <text:p>-11.1806</text:p>
              </table:table-cell>
              <table:table-cell office:value-type="float" office:value="-1.45925">
                <text:p>-1.459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2916">
                <text:p>-11.2916</text:p>
              </table:table-cell>
              <table:table-cell office:value-type="float" office:value="-0.492912">
                <text:p>-0.4929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9634">
                <text:p>-7.79634</text:p>
              </table:table-cell>
              <table:table-cell office:value-type="float" office:value="-0.202119">
                <text:p>-0.2021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0134">
                <text:p>-7.70134</text:p>
              </table:table-cell>
              <table:table-cell office:value-type="float" office:value="-0.368916">
                <text:p>-0.3689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80184">
                <text:p>-2.80184</text:p>
              </table:table-cell>
              <table:table-cell office:value-type="float" office:value="-1.2621">
                <text:p>-1.2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92633">
                <text:p>-5.92633</text:p>
              </table:table-cell>
              <table:table-cell office:value-type="float" office:value="-0.0570896">
                <text:p>-0.05708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559">
                <text:p>-8.3559</text:p>
              </table:table-cell>
              <table:table-cell office:value-type="float" office:value="-1.45483">
                <text:p>-1.454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4069">
                <text:p>-10.4069</text:p>
              </table:table-cell>
              <table:table-cell office:value-type="float" office:value="-0.159376">
                <text:p>-0.1593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7971">
                <text:p>-7.87971</text:p>
              </table:table-cell>
              <table:table-cell office:value-type="float" office:value="-2.26014">
                <text:p>-2.260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8993">
                <text:p>-8.68993</text:p>
              </table:table-cell>
              <table:table-cell office:value-type="float" office:value="-0.65486">
                <text:p>-0.654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0954">
                <text:p>-5.30954</text:p>
              </table:table-cell>
              <table:table-cell office:value-type="float" office:value="-0.40074">
                <text:p>-0.400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5742">
                <text:p>-6.95742</text:p>
              </table:table-cell>
              <table:table-cell office:value-type="float" office:value="-1.90389">
                <text:p>-1.903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1721">
                <text:p>1.31721</text:p>
              </table:table-cell>
              <table:table-cell office:value-type="float" office:value="-0.772748">
                <text:p>-0.7727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8">
                <text:p>-10.08</text:p>
              </table:table-cell>
              <table:table-cell office:value-type="float" office:value="-2.04761">
                <text:p>-2.047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8403">
                <text:p>-8.08403</text:p>
              </table:table-cell>
              <table:table-cell office:value-type="float" office:value="-0.00176168">
                <text:p>-0.001761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8666">
                <text:p>-9.88666</text:p>
              </table:table-cell>
              <table:table-cell office:value-type="float" office:value="-1.18475">
                <text:p>-1.184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6025">
                <text:p>-7.26025</text:p>
              </table:table-cell>
              <table:table-cell office:value-type="float" office:value="-1.4597">
                <text:p>-1.45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15123">
                <text:p>-3.15123</text:p>
              </table:table-cell>
              <table:table-cell office:value-type="float" office:value="0.23275">
                <text:p>0.232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9424">
                <text:p>-5.9424</text:p>
              </table:table-cell>
              <table:table-cell office:value-type="float" office:value="-0.234722">
                <text:p>-0.2347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89099">
                <text:p>-5.89099</text:p>
              </table:table-cell>
              <table:table-cell office:value-type="float" office:value="-0.278193">
                <text:p>-0.2781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2786">
                <text:p>-5.22786</text:p>
              </table:table-cell>
              <table:table-cell office:value-type="float" office:value="-0.0213228">
                <text:p>-0.0213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3898">
                <text:p>-0.53898</text:p>
              </table:table-cell>
              <table:table-cell office:value-type="float" office:value="-0.197628">
                <text:p>-0.1976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32044">
                <text:p>-6.32044</text:p>
              </table:table-cell>
              <table:table-cell office:value-type="float" office:value="0.527161">
                <text:p>0.5271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77579">
                <text:p>-5.77579</text:p>
              </table:table-cell>
              <table:table-cell office:value-type="float" office:value="0.359205">
                <text:p>0.3592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52189">
                <text:p>-4.52189</text:p>
              </table:table-cell>
              <table:table-cell office:value-type="float" office:value="-2.00773">
                <text:p>-2.007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9462">
                <text:p>-2.29462</text:p>
              </table:table-cell>
              <table:table-cell office:value-type="float" office:value="1.3101">
                <text:p>1.31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2618">
                <text:p>-5.22618</text:p>
              </table:table-cell>
              <table:table-cell office:value-type="float" office:value="-1.22465">
                <text:p>-1.224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0318">
                <text:p>-5.20318</text:p>
              </table:table-cell>
              <table:table-cell office:value-type="float" office:value="-0.75817">
                <text:p>-0.758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3609">
                <text:p>-5.33609</text:p>
              </table:table-cell>
              <table:table-cell office:value-type="float" office:value="0.45696">
                <text:p>0.456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80502">
                <text:p>-4.80502</text:p>
              </table:table-cell>
              <table:table-cell office:value-type="float" office:value="-0.788754">
                <text:p>-0.7887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5703">
                <text:p>-4.65703</text:p>
              </table:table-cell>
              <table:table-cell office:value-type="float" office:value="-0.642784">
                <text:p>-0.6427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295">
                <text:p>-7.6295</text:p>
              </table:table-cell>
              <table:table-cell office:value-type="float" office:value="0.101546">
                <text:p>0.1015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65342">
                <text:p>-6.65342</text:p>
              </table:table-cell>
              <table:table-cell office:value-type="float" office:value="-1.08809">
                <text:p>-1.088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5335">
                <text:p>-7.15335</text:p>
              </table:table-cell>
              <table:table-cell office:value-type="float" office:value="1.86446">
                <text:p>1.864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6327">
                <text:p>-2.06327</text:p>
              </table:table-cell>
              <table:table-cell office:value-type="float" office:value="-0.37365">
                <text:p>-0.373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8505">
                <text:p>-9.88505</text:p>
              </table:table-cell>
              <table:table-cell office:value-type="float" office:value="0.246238">
                <text:p>0.2462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77669">
                <text:p>-2.77669</text:p>
              </table:table-cell>
              <table:table-cell office:value-type="float" office:value="0.188702">
                <text:p>0.1887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9288">
                <text:p>-6.59288</text:p>
              </table:table-cell>
              <table:table-cell office:value-type="float" office:value="-0.706516">
                <text:p>-0.7065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3656">
                <text:p>-2.63656</text:p>
              </table:table-cell>
              <table:table-cell office:value-type="float" office:value="-0.711943">
                <text:p>-0.7119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853">
                <text:p>-6.1853</text:p>
              </table:table-cell>
              <table:table-cell office:value-type="float" office:value="-1.64703">
                <text:p>-1.647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1405">
                <text:p>-8.91405</text:p>
              </table:table-cell>
              <table:table-cell office:value-type="float" office:value="-1.24578">
                <text:p>-1.245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88454">
                <text:p>-6.88454</text:p>
              </table:table-cell>
              <table:table-cell office:value-type="float" office:value="1.36884">
                <text:p>1.368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779">
                <text:p>-10.0779</text:p>
              </table:table-cell>
              <table:table-cell office:value-type="float" office:value="-0.271513">
                <text:p>-0.2715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81706">
                <text:p>-5.81706</text:p>
              </table:table-cell>
              <table:table-cell office:value-type="float" office:value="-0.574461">
                <text:p>-0.5744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9018">
                <text:p>-9.89018</text:p>
              </table:table-cell>
              <table:table-cell office:value-type="float" office:value="1.50763">
                <text:p>1.507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3691">
                <text:p>-8.33691</text:p>
              </table:table-cell>
              <table:table-cell office:value-type="float" office:value="-0.885947">
                <text:p>-0.8859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3924">
                <text:p>-10.3924</text:p>
              </table:table-cell>
              <table:table-cell office:value-type="float" office:value="0.639131">
                <text:p>0.639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4088">
                <text:p>-4.64088</text:p>
              </table:table-cell>
              <table:table-cell office:value-type="float" office:value="-0.860427">
                <text:p>-0.8604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6935">
                <text:p>-6.16935</text:p>
              </table:table-cell>
              <table:table-cell office:value-type="float" office:value="-0.871135">
                <text:p>-0.8711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7672">
                <text:p>-5.27672</text:p>
              </table:table-cell>
              <table:table-cell office:value-type="float" office:value="0.428136">
                <text:p>0.428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67914">
                <text:p>-4.67914</text:p>
              </table:table-cell>
              <table:table-cell office:value-type="float" office:value="-1.86106">
                <text:p>-1.861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1.4376">
                <text:p>-11.4376</text:p>
              </table:table-cell>
              <table:table-cell office:value-type="float" office:value="-3.04339">
                <text:p>-3.043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0204">
                <text:p>-6.50204</text:p>
              </table:table-cell>
              <table:table-cell office:value-type="float" office:value="2.08643">
                <text:p>2.086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27498">
                <text:p>-8.27498</text:p>
              </table:table-cell>
              <table:table-cell office:value-type="float" office:value="-0.424813">
                <text:p>-0.4248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34557">
                <text:p>-4.34557</text:p>
              </table:table-cell>
              <table:table-cell office:value-type="float" office:value="-1.31765">
                <text:p>-1.317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7717">
                <text:p>-2.47717</text:p>
              </table:table-cell>
              <table:table-cell office:value-type="float" office:value="-0.500809">
                <text:p>-0.5008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79071">
                <text:p>-5.79071</text:p>
              </table:table-cell>
              <table:table-cell office:value-type="float" office:value="0.951154">
                <text:p>0.9511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2.712">
                <text:p>-12.712</text:p>
              </table:table-cell>
              <table:table-cell office:value-type="float" office:value="-2.51333">
                <text:p>-2.51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1842">
                <text:p>-8.91842</text:p>
              </table:table-cell>
              <table:table-cell office:value-type="float" office:value="-0.724682">
                <text:p>-0.7246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09298">
                <text:p>-5.09298</text:p>
              </table:table-cell>
              <table:table-cell office:value-type="float" office:value="-0.483387">
                <text:p>-0.4833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89828">
                <text:p>-4.89828</text:p>
              </table:table-cell>
              <table:table-cell office:value-type="float" office:value="-2.30137">
                <text:p>-2.301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0128">
                <text:p>-6.20128</text:p>
              </table:table-cell>
              <table:table-cell office:value-type="float" office:value="0.874091">
                <text:p>0.8740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44767">
                <text:p>-6.44767</text:p>
              </table:table-cell>
              <table:table-cell office:value-type="float" office:value="-0.450508">
                <text:p>-0.4505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3099">
                <text:p>-6.3099</text:p>
              </table:table-cell>
              <table:table-cell office:value-type="float" office:value="0.237781">
                <text:p>0.2377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26151">
                <text:p>-6.26151</text:p>
              </table:table-cell>
              <table:table-cell office:value-type="float" office:value="-1.13147">
                <text:p>-1.131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1041">
                <text:p>-8.71041</text:p>
              </table:table-cell>
              <table:table-cell office:value-type="float" office:value="3.03626">
                <text:p>3.036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1355">
                <text:p>-9.01355</text:p>
              </table:table-cell>
              <table:table-cell office:value-type="float" office:value="-0.219712">
                <text:p>-0.2197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7999">
                <text:p>-5.27999</text:p>
              </table:table-cell>
              <table:table-cell office:value-type="float" office:value="-1.25054">
                <text:p>-1.250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59618">
                <text:p>-6.59618</text:p>
              </table:table-cell>
              <table:table-cell office:value-type="float" office:value="1.51172">
                <text:p>1.511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41124">
                <text:p>-6.41124</text:p>
              </table:table-cell>
              <table:table-cell office:value-type="float" office:value="-0.425715">
                <text:p>-0.4257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2325">
                <text:p>-4.92325</text:p>
              </table:table-cell>
              <table:table-cell office:value-type="float" office:value="-1.85915">
                <text:p>-1.859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44">
                <text:p>-10.044</text:p>
              </table:table-cell>
              <table:table-cell office:value-type="float" office:value="0.123632">
                <text:p>0.1236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2247">
                <text:p>-7.12247</text:p>
              </table:table-cell>
              <table:table-cell office:value-type="float" office:value="-0.524036">
                <text:p>-0.5240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15138">
                <text:p>-5.15138</text:p>
              </table:table-cell>
              <table:table-cell office:value-type="float" office:value="-1.96514">
                <text:p>-1.965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6795">
                <text:p>-8.86795</text:p>
              </table:table-cell>
              <table:table-cell office:value-type="float" office:value="0.046858">
                <text:p>0.0468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51441">
                <text:p>-4.51441</text:p>
              </table:table-cell>
              <table:table-cell office:value-type="float" office:value="-0.325687">
                <text:p>-0.3256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31721">
                <text:p>-3.31721</text:p>
              </table:table-cell>
              <table:table-cell office:value-type="float" office:value="-1.25753">
                <text:p>-1.257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3246">
                <text:p>-5.3246</text:p>
              </table:table-cell>
              <table:table-cell office:value-type="float" office:value="-0.209876">
                <text:p>-0.2098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08976">
                <text:p>-5.08976</text:p>
              </table:table-cell>
              <table:table-cell office:value-type="float" office:value="-0.343611">
                <text:p>-0.3436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43855">
                <text:p>-4.43855</text:p>
              </table:table-cell>
              <table:table-cell office:value-type="float" office:value="0.366771">
                <text:p>0.3667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60535">
                <text:p>-9.60535</text:p>
              </table:table-cell>
              <table:table-cell office:value-type="float" office:value="-1.18411">
                <text:p>-1.184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45582">
                <text:p>-4.45582</text:p>
              </table:table-cell>
              <table:table-cell office:value-type="float" office:value="-1.07639">
                <text:p>-1.076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82835">
                <text:p>-5.82835</text:p>
              </table:table-cell>
              <table:table-cell office:value-type="float" office:value="-1.60397">
                <text:p>-1.603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43479">
                <text:p>-4.43479</text:p>
              </table:table-cell>
              <table:table-cell office:value-type="float" office:value="-2.26439">
                <text:p>-2.264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91305">
                <text:p>-4.91305</text:p>
              </table:table-cell>
              <table:table-cell office:value-type="float" office:value="-1.11124">
                <text:p>-1.111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4.71471">
                <text:p>-4.71471</text:p>
              </table:table-cell>
              <table:table-cell office:value-type="float" office:value="0.811606">
                <text:p>0.8116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15338">
                <text:p>-9.15338</text:p>
              </table:table-cell>
              <table:table-cell office:value-type="float" office:value="-0.622933">
                <text:p>-0.622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